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36" style:family="table-column">
      <style:table-column-properties fo:break-before="auto" style:column-width="2.933cm"/>
    </style:style>
    <style:style style:name="co37" style:family="table-column">
      <style:table-column-properties fo:break-before="auto" style:column-width="2.612cm"/>
    </style:style>
    <style:style style:name="co4" style:family="table-column">
      <style:table-column-properties fo:break-before="auto" style:column-width="1.191cm"/>
    </style:style>
    <style:style style:name="co5" style:family="table-column">
      <style:table-column-properties fo:break-before="auto" style:column-width="2.164cm"/>
    </style:style>
    <style:style style:name="co6" style:family="table-column">
      <style:table-column-properties fo:break-before="auto" style:column-width="5.452cm"/>
    </style:style>
    <style:style style:name="co8" style:family="table-column">
      <style:table-column-properties fo:break-before="auto" style:column-width="0.561cm"/>
    </style:style>
    <style:style style:name="co9" style:family="table-column">
      <style:table-column-properties fo:break-before="auto" style:column-width="2.058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0.915cm"/>
    </style:style>
    <style:style style:name="co12" style:family="table-column">
      <style:table-column-properties fo:break-before="auto" style:column-width="6.454cm"/>
    </style:style>
    <style:style style:name="co13" style:family="table-column">
      <style:table-column-properties fo:break-before="auto" style:column-width="21.31cm"/>
    </style:style>
    <style:style style:name="co14" style:family="table-column">
      <style:table-column-properties fo:break-before="auto" style:column-width="2.254cm"/>
    </style:style>
    <style:style style:name="co15" style:family="table-column">
      <style:table-column-properties fo:break-before="auto" style:column-width="0.91cm"/>
    </style:style>
    <style:style style:name="co16" style:family="table-column">
      <style:table-column-properties fo:break-before="auto" style:column-width="2.272cm"/>
    </style:style>
    <style:style style:name="co17" style:family="table-column">
      <style:table-column-properties fo:break-before="auto" style:column-width="3.886cm"/>
    </style:style>
    <style:style style:name="co18" style:family="table-column">
      <style:table-column-properties fo:break-before="auto" style:column-width="3.3cm"/>
    </style:style>
    <style:style style:name="co19" style:family="table-column">
      <style:table-column-properties fo:break-before="auto" style:column-width="3.431cm"/>
    </style:style>
    <style:style style:name="co20" style:family="table-column">
      <style:table-column-properties fo:break-before="auto" style:column-width="5.11cm"/>
    </style:style>
    <style:style style:name="co21" style:family="table-column">
      <style:table-column-properties fo:break-before="auto" style:column-width="4.277cm"/>
    </style:style>
    <style:style style:name="co22" style:family="table-column">
      <style:table-column-properties fo:break-before="auto" style:column-width="5.345cm"/>
    </style:style>
    <style:style style:name="co23" style:family="table-column">
      <style:table-column-properties fo:break-before="auto" style:column-width="2.863cm"/>
    </style:style>
    <style:style style:name="co24" style:family="table-column">
      <style:table-column-properties fo:break-before="auto" style:column-width="0.422cm"/>
    </style:style>
    <style:style style:name="co25" style:family="table-column">
      <style:table-column-properties fo:break-before="auto" style:column-width="0.982cm"/>
    </style:style>
    <style:style style:name="co26" style:family="table-column">
      <style:table-column-properties fo:break-before="auto" style:column-width="0.39cm"/>
    </style:style>
    <style:style style:name="co27" style:family="table-column">
      <style:table-column-properties fo:break-before="auto" style:column-width="5.115cm"/>
    </style:style>
    <style:style style:name="co28" style:family="table-column">
      <style:table-column-properties fo:break-before="auto" style:column-width="5.265cm"/>
    </style:style>
    <style:style style:name="co29" style:family="table-column">
      <style:table-column-properties fo:break-before="auto" style:column-width="1.199cm"/>
    </style:style>
    <style:style style:name="co30" style:family="table-column">
      <style:table-column-properties fo:break-before="auto" style:column-width="6.682cm"/>
    </style:style>
    <style:style style:name="co31" style:family="table-column">
      <style:table-column-properties fo:break-before="auto" style:column-width="1.494cm"/>
    </style:style>
    <style:style style:name="co32" style:family="table-column">
      <style:table-column-properties fo:break-before="auto" style:column-width="4.872cm"/>
    </style:style>
    <style:style style:name="co33" style:family="table-column">
      <style:table-column-properties fo:break-before="auto" style:column-width="6.369cm"/>
    </style:style>
    <style:style style:name="co34" style:family="table-column">
      <style:table-column-properties fo:break-before="auto" style:column-width="2.672cm"/>
    </style:style>
    <style:style style:name="co35" style:family="table-column">
      <style:table-column-properties fo:break-before="auto" style:column-width="1.813cm"/>
    </style:style>
    <style:style style:name="co38" style:family="table-column">
      <style:table-column-properties fo:break-before="auto" style:column-width="1.766cm"/>
    </style:style>
    <style:style style:name="co39" style:family="table-column">
      <style:table-column-properties fo:break-before="auto" style:column-width="0.706cm"/>
    </style:style>
    <style:style style:name="co40" style:family="table-column">
      <style:table-column-properties fo:break-before="auto" style:column-width="7.036cm"/>
    </style:style>
    <style:style style:name="ro8" style:family="table-row">
      <style:table-row-properties style:row-height="0.487cm" fo:break-before="auto" style:use-optimal-row-height="true"/>
    </style:style>
    <style:style style:name="ro1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91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84cm" fo:break-before="auto" style:use-optimal-row-height="false"/>
    </style:style>
    <style:style style:name="ro7" style:family="table-row">
      <style:table-row-properties style:row-height="0.778cm" fo:break-before="auto" style:use-optimal-row-height="tru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Sheet4">
      <style:table-properties table:display="true" style:writing-mode="lr-tb"/>
    </style:style>
    <style:style style:name="ta3" style:family="table" style:master-page-name="PageStyle_5f_Senet_20_Borçlu_20_Alacaklı_20_Giriş">
      <style:table-properties table:display="true" style:writing-mode="lr-tb"/>
    </style:style>
    <style:style style:name="ta4" style:family="table" style:master-page-name="PageStyle_5f_Senet_20_Taksit_20_Giriş">
      <style:table-properties table:display="true" style:writing-mode="lr-tb"/>
    </style:style>
    <style:style style:name="ta6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rotation-align="none"/>
    </style:style>
    <style:style style:name="ce139" style:family="table-cell" style:parent-style-name="Default" style:data-style-name="N36">
      <style:table-cell-properties fo:border-bottom="0.06pt solid #000000" fo:border-left="none" fo:border-right="none" style:rotation-align="none" fo:border-top="none"/>
    </style:style>
    <style:style style:name="ce140" style:family="table-cell" style:parent-style-name="Default" style:data-style-name="N36"/>
    <style:style style:name="ce141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4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36">
      <style:table-cell-properties style:rotation-align="none"/>
    </style:style>
    <style:style style:name="ce56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 style:data-style-name="N36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rotation-align="none"/>
    </style:style>
    <style:style style:name="ce53" style:family="table-cell" style:parent-style-name="Default" style:data-style-name="N11">
      <style:table-cell-properties style:rotation-align="none"/>
    </style:style>
    <style:style style:name="ce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1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7" style:family="table-cell" style:parent-style-name="Excel_20_Built-in_20_Currency" style:data-style-name="N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8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3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5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8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1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3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5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48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0" style:family="table-cell" style:parent-style-name="Excel_20_Built-in_20_Comma" style:data-style-name="N124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0" style:family="table-cell" style:parent-style-name="Default" style:data-style-name="N4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2" style:family="table-cell" style:parent-style-name="Default" style:data-style-name="N36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2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12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25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90" style:rotation-align="bottom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type="double" style:text-underline-width="auto" style:text-underline-color="font-color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8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8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29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0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1" style:family="table-cell" style:parent-style-name="Default" style:data-style-name="N0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32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4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5" style:family="table-cell" style:parent-style-name="Excel_20_Built-in_20_Comma" style:data-style-name="N124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6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13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0" style:family="table-cell" style:parent-style-name="Default" style:data-style-name="N36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1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5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149" style:family="table-cell" style:parent-style-name="Default" style:data-style-name="N36">
      <style:table-cell-properties fo:border-bottom="0.06pt solid #000000" fo:border-left="none" fo:border-right="none" style:rotation-align="none" fo:border-top="none"/>
    </style:style>
    <style:style style:name="ce150" style:family="table-cell" style:parent-style-name="Default" style:data-style-name="N36"/>
    <style:style style:name="ce151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52" style:family="table-cell" style:parent-style-name="Default">
      <style:table-cell-properties fo:border-bottom="0.06pt solid #000000" fo:border-left="none" fo:border-right="none" fo:border-top="none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3.959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2" style:family="graphic">
      <style:graphic-properties draw:stroke="solid" svg:stroke-width="0cm" svg:stroke-color="#4a7ebb" draw:fill="none" draw:textarea-vertical-align="top" draw:auto-grow-height="false" fo:min-height="14.1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3" style:family="graphic">
      <style:graphic-properties draw:stroke="solid" svg:stroke-width="0cm" svg:stroke-color="#4a7ebb" draw:fill="none" draw:textarea-vertical-align="top" draw:auto-grow-height="false" fo:min-height="13.788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4" style:family="graphic">
      <style:graphic-properties draw:stroke="solid" svg:stroke-width="0cm" svg:stroke-color="#4a7ebb" draw:fill="none" draw:textarea-vertical-align="top" draw:auto-grow-height="false" fo:min-height="13.786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5" style:family="graphic">
      <style:graphic-properties draw:stroke="solid" svg:stroke-width="0cm" svg:stroke-color="#4a7ebb" draw:fill="none" draw:textarea-vertical-align="top" draw:auto-grow-height="false" fo:min-height="13.726cm" fo:min-width="4.86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6" style:family="graphic">
      <style:graphic-properties draw:stroke="solid" svg:stroke-width="0cm" svg:stroke-color="#4a7ebb" draw:fill="none" draw:textarea-vertical-align="top" draw:auto-grow-height="false" fo:min-height="13.785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7" style:family="graphic">
      <style:graphic-properties draw:stroke="solid" svg:stroke-width="0cm" svg:stroke-color="#4a7ebb" draw:fill="none" draw:textarea-vertical-align="top" draw:auto-grow-height="false" fo:min-height="13.788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8" style:family="graphic">
      <style:graphic-properties draw:stroke="solid" svg:stroke-width="0cm" svg:stroke-color="#4a7ebb" draw:fill="none" draw:textarea-vertical-align="top" draw:auto-grow-height="false" fo:min-height="13.726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9" style:family="graphic">
      <style:graphic-properties draw:stroke="solid" svg:stroke-width="0cm" svg:stroke-color="#4a7ebb" draw:fill="none" draw:textarea-vertical-align="top" draw:auto-grow-height="false" fo:min-height="13.664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0" style:family="graphic">
      <style:graphic-properties draw:stroke="solid" svg:stroke-width="0cm" svg:stroke-color="#4a7ebb" draw:fill="none" draw:textarea-vertical-align="top" draw:auto-grow-height="false" fo:min-height="13.662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1" style:family="graphic">
      <style:graphic-properties draw:stroke="solid" svg:stroke-width="0cm" svg:stroke-color="#4a7ebb" draw:fill="none" draw:textarea-vertical-align="top" draw:auto-grow-height="false" fo:min-height="13.6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gr12" style:family="graphic">
      <style:graphic-properties draw:stroke="solid" svg:stroke-width="0cm" svg:stroke-color="#4a7ebb" draw:fill="none" draw:textarea-vertical-align="top" draw:auto-grow-height="false" fo:min-height="13.537cm" fo:min-width="4.859cm" fo:padding-top="0.125cm" fo:padding-bottom="0.125cm" fo:padding-left="0.25cm" fo:padding-right="0.25cm" fo:wrap-option="wrap" draw:shadow="visible" draw:shadow-offset-x="0.074cm" draw:shadow-offset-y="0.074cm" draw:shadow-color="#000000" draw:shadow-opacity="40%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'Senet Önizleme'.G3">
          <table:help-message table:display="true"/>
          <table:error-message table:message-type="stop" table:display="true"/>
        </table:content-validation>
      </table:content-validations>
      <table:table table:name="Sheet4" table:style-name="ta2">
        <office:forms form:automatic-focus="false" form:apply-design-mode="false"/>
        <table:table-column table:style-name="co4" table:default-cell-style-name="ce56"/>
        <table:table-column table:style-name="co5" table:default-cell-style-name="Default"/>
        <table:table-column table:style-name="co6" table:default-cell-style-name="ce56"/>
        <table:table-column table:style-name="co8" table:default-cell-style-name="ce56"/>
        <table:table-column table:style-name="co9" table:default-cell-style-name="ce56"/>
        <table:table-column table:style-name="co9" table:default-cell-style-name="ce5"/>
        <table:table-column table:style-name="co10" table:number-columns-repeated="58" table:default-cell-style-name="Default"/>
        <table:table-row table:style-name="ro8">
          <table:table-cell table:number-columns-repeated="64"/>
        </table:table-row>
        <table:table-row table:style-name="ro8">
          <table:table-cell/>
          <table:table-cell table:style-name="ce56" office:value-type="string" calcext:value-type="string">
            <text:p>ADEM DUMAN </text:p>
          </table:table-cell>
          <table:table-cell table:number-columns-repeated="62"/>
        </table:table-row>
        <table:table-row table:style-name="ro8">
          <table:table-cell/>
          <table:table-cell table:style-name="ce2"/>
          <table:table-cell table:number-columns-repeated="62"/>
        </table:table-row>
        <table:table-row table:style-name="ro8">
          <table:table-cell table:number-columns-repeated="2"/>
          <table:table-cell office:value-type="string" calcext:value-type="string">
            <text:p>KİRA HESAP ÖZETİ</text:p>
          </table:table-cell>
          <table:table-cell table:number-columns-repeated="61"/>
        </table:table-row>
        <table:table-row table:style-name="ro8" table:number-rows-repeated="2">
          <table:table-cell table:number-columns-repeated="64"/>
        </table:table-row>
        <table:table-row table:style-name="ro8">
          <table:table-cell table:number-columns-repeated="4"/>
          <table:table-cell table:style-name="ce4" office:value-type="string" calcext:value-type="string">
            <text:p>tutar</text:p>
          </table:table-cell>
          <table:table-cell table:style-name="ce6" office:value-type="string" calcext:value-type="string">
            <text:p>bakiye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28-02-2021 27-02-2022</text:p>
          </table:table-cell>
          <table:table-cell/>
          <table:table-cell table:style-name="ce4"/>
          <table:table-cell table:style-name="ce6"/>
          <table:table-cell table:number-columns-repeated="58"/>
        </table:table-row>
        <table:table-row table:style-name="ro8">
          <table:table-cell/>
          <table:table-cell table:style-name="ce60"/>
          <table:table-cell office:value-type="string" calcext:value-type="string">
            <text:p>2021-22 kira bedeli</text:p>
          </table:table-cell>
          <table:table-cell/>
          <table:table-cell office:value-type="float" office:value="24000" calcext:value-type="float">
            <text:p>24000</text:p>
          </table:table-cell>
          <table:table-cell table:formula="of:=[.E9]" office:value-type="float" office:value="24000" calcext:value-type="float">
            <text:p>24.000,00</text:p>
          </table:table-cell>
          <table:table-cell table:number-columns-repeated="58"/>
        </table:table-row>
        <table:table-row table:style-name="ro8">
          <table:table-cell/>
          <table:table-cell table:style-name="ce60" office:value-type="date" office:date-value="2021-02-23" calcext:value-type="date">
            <text:p>23.02.2021</text:p>
          </table:table-cell>
          <table:table-cell office:value-type="string" calcext:value-type="string">
            <text:p>nakit ödeme <text:s/>ödendi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9]+[.E10]" office:value-type="float" office:value="22000" calcext:value-type="float">
            <text:p>22.000,00</text:p>
          </table:table-cell>
          <table:table-cell table:number-columns-repeated="58"/>
        </table:table-row>
        <table:table-row table:style-name="ro8">
          <table:table-cell office:value-type="float" office:value="1" calcext:value-type="float">
            <text:p>1</text:p>
          </table:table-cell>
          <table:table-cell table:style-name="ce60" office:value-type="date" office:date-value="2021-03-30" calcext:value-type="date">
            <text:p>30.03.2021</text:p>
          </table:table-cell>
          <table:table-cell office:value-type="string" calcext:value-type="string">
            <text:p>Senet 2000 TL ödendi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10]+[.E11]" office:value-type="float" office:value="20000" calcext:value-type="float">
            <text:p>20.000,00</text:p>
          </table:table-cell>
          <table:table-cell table:number-columns-repeated="58"/>
        </table:table-row>
        <table:table-row table:style-name="ro8">
          <table:table-cell office:value-type="float" office:value="2" calcext:value-type="float">
            <text:p>2</text:p>
          </table:table-cell>
          <table:table-cell table:style-name="ce60" office:value-type="date" office:date-value="2021-04-30" calcext:value-type="date">
            <text:p>30.04.2021</text:p>
          </table:table-cell>
          <table:table-cell office:value-type="string" calcext:value-type="string">
            <text:p>Senet 2000 TL ödendi</text:p>
          </table:table-cell>
          <table:table-cell/>
          <table:table-cell office:value-type="float" office:value="-2000" calcext:value-type="float">
            <text:p>-2000</text:p>
          </table:table-cell>
          <table:table-cell table:formula="of:=[.F11]+[.E12]" office:value-type="float" office:value="18000" calcext:value-type="float">
            <text:p>18.000,00</text:p>
          </table:table-cell>
          <table:table-cell table:number-columns-repeated="58"/>
        </table:table-row>
        <table:table-row table:style-name="ro8">
          <table:table-cell office:value-type="float" office:value="3" calcext:value-type="float">
            <text:p>3</text:p>
          </table:table-cell>
          <table:table-cell table:style-name="ce60" office:value-type="date" office:date-value="2021-05-30" calcext:value-type="date">
            <text:p>30.05.2021</text:p>
          </table:table-cell>
          <table:table-cell office:value-type="string" calcext:value-type="string">
            <text:p>Senet 2000 TL ödendi</text:p>
          </table:table-cell>
          <table:table-cell/>
          <table:table-cell office:value-type="float" office:value="-1000" calcext:value-type="float">
            <text:p>-1000</text:p>
          </table:table-cell>
          <table:table-cell table:formula="of:=[.F12]+[.E13]" office:value-type="float" office:value="17000" calcext:value-type="float">
            <text:p>17.000,00</text:p>
          </table:table-cell>
          <table:table-cell table:number-columns-repeated="58"/>
        </table:table-row>
        <table:table-row table:style-name="ro8">
          <table:table-cell office:value-type="float" office:value="4" calcext:value-type="float">
            <text:p>4</text:p>
          </table:table-cell>
          <table:table-cell table:style-name="ce60" office:value-type="date" office:date-value="2021-06-30" calcext:value-type="date">
            <text:p>30.06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13]+[.E14]" office:value-type="float" office:value="14000" calcext:value-type="float">
            <text:p>14.000,00</text:p>
          </table:table-cell>
          <table:table-cell table:number-columns-repeated="58"/>
        </table:table-row>
        <table:table-row table:style-name="ro8">
          <table:table-cell office:value-type="float" office:value="5" calcext:value-type="float">
            <text:p>5</text:p>
          </table:table-cell>
          <table:table-cell table:style-name="ce60" office:value-type="date" office:date-value="2021-07-30" calcext:value-type="date">
            <text:p>30.07.2021</text:p>
          </table:table-cell>
          <table:table-cell office:value-type="string" calcext:value-type="string">
            <text:p>Senet 14000 TL ödendi</text:p>
          </table:table-cell>
          <table:table-cell/>
          <table:table-cell table:style-name="ce5" office:value-type="float" office:value="-4000" calcext:value-type="float">
            <text:p>-4.000,00</text:p>
          </table:table-cell>
          <table:table-cell table:formula="of:=[.F14]+[.E15]" office:value-type="float" office:value="10000" calcext:value-type="float">
            <text:p>10.000,00</text:p>
          </table:table-cell>
          <table:table-cell table:number-columns-repeated="58"/>
        </table:table-row>
        <table:table-row table:style-name="ro8">
          <table:table-cell/>
          <table:table-cell table:style-name="ce60" office:value-type="date" office:date-value="2022-08-15" calcext:value-type="date">
            <text:p>15.08.2022</text:p>
          </table:table-cell>
          <table:table-cell table:number-columns-repeated="2"/>
          <table:table-cell table:style-name="ce5" office:value-type="float" office:value="-10000" calcext:value-type="float">
            <text:p>-10.000,00</text:p>
          </table:table-cell>
          <table:table-cell table:formula="of:=[.F15]+[.E16]" office:value-type="float" office:value="0" calcext:value-type="float">
            <text:p>0,00</text:p>
          </table:table-cell>
          <table:table-cell table:number-columns-repeated="58"/>
        </table:table-row>
        <table:table-row table:style-name="ro8">
          <table:table-cell/>
          <table:table-cell table:style-name="ce60"/>
          <table:table-cell table:number-columns-repeated="2"/>
          <table:table-cell table:style-name="ce5"/>
          <table:table-cell table:formula="of:=[.F16]+[.E17]" office:value-type="float" office:value="0" calcext:value-type="float">
            <text:p>0,00</text:p>
          </table:table-cell>
          <table:table-cell table:number-columns-repeated="58"/>
        </table:table-row>
        <table:table-row table:style-name="ro8">
          <table:table-cell/>
          <table:table-cell table:style-name="ce60"/>
          <table:table-cell table:number-columns-repeated="2"/>
          <table:table-cell table:style-name="ce5"/>
          <table:table-cell table:formula="of:=[.F17]+[.E18]" office:value-type="float" office:value="0" calcext:value-type="float">
            <text:p>0,00</text:p>
          </table:table-cell>
          <table:table-cell table:number-columns-repeated="58"/>
        </table:table-row>
        <table:table-row table:style-name="ro8">
          <table:table-cell/>
          <table:table-cell table:style-name="ce60"/>
          <table:table-cell table:number-columns-repeated="2"/>
          <table:table-cell table:style-name="ce5"/>
          <table:table-cell table:formula="of:=[.F18]+[.E19]" office:value-type="float" office:value="0" calcext:value-type="float">
            <text:p>0,00</text:p>
          </table:table-cell>
          <table:table-cell table:number-columns-repeated="58"/>
        </table:table-row>
        <table:table-row table:style-name="ro8">
          <table:table-cell/>
          <table:table-cell table:style-name="ce60"/>
          <table:table-cell office:value-type="string" calcext:value-type="string">
            <text:p>2022-2023 ödemeleri</text:p>
          </table:table-cell>
          <table:table-cell/>
          <table:table-cell table:style-name="ce5"/>
          <table:table-cell table:formula="of:=[.F19]+[.E20]" office:value-type="float" office:value="0" calcext:value-type="float">
            <text:p>0,00</text:p>
          </table:table-cell>
          <table:table-cell table:number-columns-repeated="58"/>
        </table:table-row>
        <table:table-row table:style-name="ro8">
          <table:table-cell office:value-type="float" office:value="6" calcext:value-type="float">
            <text:p>6</text:p>
          </table:table-cell>
          <table:table-cell table:style-name="ce60" office:value-type="date" office:date-value="2021-08-30" calcext:value-type="date">
            <text:p>30.08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0]+[.E21]" office:value-type="float" office:value="-2000" calcext:value-type="float">
            <text:p>-2.000,00</text:p>
          </table:table-cell>
          <table:table-cell table:number-columns-repeated="58"/>
        </table:table-row>
        <table:table-row table:style-name="ro8">
          <table:table-cell office:value-type="float" office:value="7" calcext:value-type="float">
            <text:p>7</text:p>
          </table:table-cell>
          <table:table-cell table:style-name="ce60" office:value-type="date" office:date-value="2021-09-30" calcext:value-type="date">
            <text:p>30.09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1]+[.E22]" office:value-type="float" office:value="-4000" calcext:value-type="float">
            <text:p>-4.000,00</text:p>
          </table:table-cell>
          <table:table-cell table:number-columns-repeated="58"/>
        </table:table-row>
        <table:table-row table:style-name="ro8">
          <table:table-cell office:value-type="float" office:value="8" calcext:value-type="float">
            <text:p>8</text:p>
          </table:table-cell>
          <table:table-cell table:style-name="ce60" office:value-type="date" office:date-value="2021-10-30" calcext:value-type="date">
            <text:p>30.10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2]+[.E23]" office:value-type="float" office:value="-6000" calcext:value-type="float">
            <text:p>-6.000,00</text:p>
          </table:table-cell>
          <table:table-cell table:number-columns-repeated="58"/>
        </table:table-row>
        <table:table-row table:style-name="ro8">
          <table:table-cell office:value-type="float" office:value="9" calcext:value-type="float">
            <text:p>9</text:p>
          </table:table-cell>
          <table:table-cell table:style-name="ce60" office:value-type="date" office:date-value="2021-11-30" calcext:value-type="date">
            <text:p>30.11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3]+[.E24]" office:value-type="float" office:value="-8000" calcext:value-type="float">
            <text:p>-8.000,00</text:p>
          </table:table-cell>
          <table:table-cell table:number-columns-repeated="58"/>
        </table:table-row>
        <table:table-row table:style-name="ro8">
          <table:table-cell office:value-type="float" office:value="10" calcext:value-type="float">
            <text:p>10</text:p>
          </table:table-cell>
          <table:table-cell table:style-name="ce60" office:value-type="date" office:date-value="2021-12-30" calcext:value-type="date">
            <text:p>30.12.2021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4]+[.E25]" office:value-type="float" office:value="-10000" calcext:value-type="float">
            <text:p>-10.000,00</text:p>
          </table:table-cell>
          <table:table-cell table:number-columns-repeated="58"/>
        </table:table-row>
        <table:table-row table:style-name="ro8">
          <table:table-cell office:value-type="float" office:value="11" calcext:value-type="float">
            <text:p>11</text:p>
          </table:table-cell>
          <table:table-cell table:style-name="ce60" office:value-type="date" office:date-value="2022-01-30" calcext:value-type="date">
            <text:p>30.01.2022</text:p>
          </table:table-cell>
          <table:table-cell office:value-type="string" calcext:value-type="string">
            <text:p>Senet 2000 TL ödendi</text:p>
          </table:table-cell>
          <table:table-cell/>
          <table:table-cell table:style-name="ce5" office:value-type="float" office:value="-2000" calcext:value-type="float">
            <text:p>-2.000,00</text:p>
          </table:table-cell>
          <table:table-cell table:formula="of:=[.F25]+[.E26]" office:value-type="float" office:value="-12000" calcext:value-type="float">
            <text:p>-12.000,00</text:p>
          </table:table-cell>
          <table:table-cell table:number-columns-repeated="58"/>
        </table:table-row>
        <table:table-row table:style-name="ro8">
          <table:table-cell table:number-columns-repeated="4"/>
          <table:table-cell table:style-name="ce5"/>
          <table:table-cell table:number-columns-repeated="59"/>
        </table:table-row>
        <table:table-row table:style-name="ro8">
          <table:table-cell/>
          <table:table-cell table:style-name="ce56" office:value-type="string" calcext:value-type="string">
            <text:p>tüfe oranında artış önceki 7 senete eklenir.</text:p>
          </table:table-cell>
          <table:table-cell/>
          <table:table-cell table:style-name="Default"/>
          <table:table-cell table:number-columns-repeated="60"/>
        </table:table-row>
        <table:table-row table:style-name="ro8">
          <table:table-cell table:number-columns-repeated="2"/>
          <table:table-cell office:value-type="string" calcext:value-type="string">
            <text:p>28-02-2022 27-02-2023</text:p>
          </table:table-cell>
          <table:table-cell/>
          <table:table-cell table:style-name="ce4"/>
          <table:table-cell table:number-columns-repeated="59"/>
        </table:table-row>
        <table:table-row table:style-name="ro8">
          <table:table-cell table:number-columns-repeated="2"/>
          <table:table-cell office:value-type="string" calcext:value-type="string">
            <text:p>2021-22 kira bedeli <text:s text:c="5"/>24000</text:p>
          </table:table-cell>
          <table:table-cell/>
          <table:table-cell table:style-name="ce5"/>
          <table:table-cell table:number-columns-repeated="59"/>
        </table:table-row>
        <table:table-row table:style-name="ro8">
          <table:table-cell table:number-columns-repeated="2"/>
          <table:table-cell office:value-type="string" calcext:value-type="string">
            <text:p>2022 şubat tüfe artışı %54,44</text:p>
          </table:table-cell>
          <table:table-cell/>
          <table:table-cell table:style-name="ce53"/>
          <table:table-cell table:number-columns-repeated="59"/>
        </table:table-row>
        <table:table-row table:style-name="ro8">
          <table:table-cell table:number-columns-repeated="2"/>
          <table:table-cell office:value-type="string" calcext:value-type="string">
            <text:p>2022-23 kira artış <text:s text:c="8"/>13065</text:p>
          </table:table-cell>
          <table:table-cell/>
          <table:table-cell table:style-name="ce5"/>
          <table:table-cell table:number-columns-repeated="59"/>
        </table:table-row>
        <table:table-row table:style-name="ro8">
          <table:table-cell table:number-columns-repeated="2"/>
          <table:table-cell office:value-type="string" calcext:value-type="string">
            <text:p>2022-23 kira bedeli <text:s text:c="5"/>37065,60</text:p>
          </table:table-cell>
          <table:table-cell/>
          <table:table-cell table:style-name="ce5" office:value-type="float" office:value="37065.6" calcext:value-type="float">
            <text:p>37.065,60</text:p>
          </table:table-cell>
          <table:table-cell table:formula="of:=[.F26]+[.E33]" office:value-type="float" office:value="25065.6" calcext:value-type="float">
            <text:p>25.065,60</text:p>
          </table:table-cell>
          <table:table-cell table:number-columns-repeated="58"/>
        </table:table-row>
        <table:table-row table:style-name="ro8">
          <table:table-cell table:number-columns-repeated="2"/>
          <table:table-cell office:value-type="string" calcext:value-type="string">
            <text:p>kira indirim</text:p>
          </table:table-cell>
          <table:table-cell/>
          <table:table-cell table:style-name="ce5" office:value-type="float" office:value="-1065.6" calcext:value-type="float">
            <text:p>-1.065,60</text:p>
          </table:table-cell>
          <table:table-cell table:formula="of:=[.F33]+[.E34]" office:value-type="float" office:value="24000" calcext:value-type="float">
            <text:p>24.000,00</text:p>
          </table:table-cell>
          <table:table-cell table:number-columns-repeated="58"/>
        </table:table-row>
        <table:table-row table:style-name="ro8">
          <table:table-cell table:number-columns-repeated="4"/>
          <table:table-cell table:style-name="ce5"/>
          <table:table-cell table:number-columns-repeated="59"/>
        </table:table-row>
        <table:table-row table:style-name="ro8">
          <table:table-cell/>
          <table:table-cell table:style-name="ce60" office:value-type="date" office:date-value="2022-02-28" calcext:value-type="date">
            <text:p>28.02.2022</text:p>
          </table:table-cell>
          <table:table-cell office:value-type="string" calcext:value-type="string">
            <text:p>Nakit <text:s/>3000 TL ödendi</text:p>
          </table:table-cell>
          <table:table-cell/>
          <table:table-cell table:style-name="ce5" office:value-type="float" office:value="-3000" calcext:value-type="float">
            <text:p>-3.000,00</text:p>
          </table:table-cell>
          <table:table-cell table:formula="of:=[.F34]+[.E36]" office:value-type="float" office:value="21000" calcext:value-type="float">
            <text:p>21.000,00</text:p>
          </table:table-cell>
          <table:table-cell table:number-columns-repeated="58"/>
        </table:table-row>
        <table:table-row table:style-name="ro8">
          <table:table-cell/>
          <table:table-cell table:style-name="ce60" office:value-type="date" office:date-value="2022-03-30" calcext:value-type="date">
            <text:p>30.03.2022</text:p>
          </table:table-cell>
          <table:table-cell office:value-type="string" calcext:value-type="string">
            <text:p>Nakit <text:s/>3000 TL</text:p>
          </table:table-cell>
          <table:table-cell/>
          <table:table-cell office:value-type="float" office:value="-3000" calcext:value-type="float">
            <text:p>-3000</text:p>
          </table:table-cell>
          <table:table-cell table:formula="of:=[.F36]+[.E37]" office:value-type="float" office:value="18000" calcext:value-type="float">
            <text:p>18.000,00</text:p>
          </table:table-cell>
          <table:table-cell table:number-columns-repeated="58"/>
        </table:table-row>
        <table:table-row table:style-name="ro8">
          <table:table-cell/>
          <table:table-cell table:style-name="ce60" office:value-type="date" office:date-value="2022-04-30" calcext:value-type="date">
            <text:p>30.04.2022</text:p>
          </table:table-cell>
          <table:table-cell office:value-type="string" calcext:value-type="string">
            <text:p>Nakit <text:s/>3000 TL</text:p>
          </table:table-cell>
          <table:table-cell/>
          <table:table-cell office:value-type="float" office:value="-5000" calcext:value-type="float">
            <text:p>-5000</text:p>
          </table:table-cell>
          <table:table-cell table:formula="of:=[.F37]+[.E38]" office:value-type="float" office:value="13000" calcext:value-type="float">
            <text:p>13.000,00</text:p>
          </table:table-cell>
          <table:table-cell table:number-columns-repeated="58"/>
        </table:table-row>
        <table:table-row table:style-name="ro8">
          <table:table-cell/>
          <table:table-cell table:style-name="ce60" office:value-type="date" office:date-value="2022-05-30" calcext:value-type="date">
            <text:p>30.05.2022</text:p>
          </table:table-cell>
          <table:table-cell office:value-type="string" calcext:value-type="string">
            <text:p>Nakit <text:s/>5000 TL</text:p>
          </table:table-cell>
          <table:table-cell/>
          <table:table-cell office:value-type="float" office:value="-3000" calcext:value-type="float">
            <text:p>-3000</text:p>
          </table:table-cell>
          <table:table-cell table:formula="of:=[.F38]+[.E39]" office:value-type="float" office:value="10000" calcext:value-type="float">
            <text:p>10.000,00</text:p>
          </table:table-cell>
          <table:table-cell table:number-columns-repeated="58"/>
        </table:table-row>
        <table:table-row table:style-name="ro8">
          <table:table-cell/>
          <table:table-cell table:style-name="ce60" office:value-type="date" office:date-value="2022-06-30" calcext:value-type="date">
            <text:p>30.06.2022</text:p>
          </table:table-cell>
          <table:table-cell office:value-type="string" calcext:value-type="string">
            <text:p>Nakit <text:s/>5000 TL</text:p>
          </table:table-cell>
          <table:table-cell/>
          <table:table-cell office:value-type="float" office:value="-4000" calcext:value-type="float">
            <text:p>-4000</text:p>
          </table:table-cell>
          <table:table-cell table:formula="of:=[.F39]+[.E40]" office:value-type="float" office:value="6000" calcext:value-type="float">
            <text:p>6.000,00</text:p>
          </table:table-cell>
          <table:table-cell table:number-columns-repeated="58"/>
        </table:table-row>
        <table:table-row table:style-name="ro8">
          <table:table-cell/>
          <table:table-cell table:style-name="ce60" office:value-type="date" office:date-value="2022-07-30" calcext:value-type="date">
            <text:p>30.07.2022</text:p>
          </table:table-cell>
          <table:table-cell office:value-type="string" calcext:value-type="string">
            <text:p>Nakit <text:s/>5000 TL</text:p>
          </table:table-cell>
          <table:table-cell table:number-columns-repeated="2"/>
          <table:table-cell table:formula="of:=[.F40]+[.E41]" office:value-type="float" office:value="6000" calcext:value-type="float">
            <text:p>6.000,00</text:p>
          </table:table-cell>
          <table:table-cell table:number-columns-repeated="58"/>
        </table:table-row>
        <table:table-row table:style-name="ro8">
          <table:table-cell table:number-columns-repeated="64"/>
        </table:table-row>
        <table:table-row table:style-name="ro8">
          <table:table-cell/>
          <table:table-cell office:value-type="string" calcext:value-type="string">
            <text:p>2023-2024 ödeme başlangıcı</text:p>
          </table:table-cell>
          <table:table-cell table:number-columns-repeated="62"/>
        </table:table-row>
        <table:table-row table:style-name="ro8">
          <table:table-cell/>
          <table:table-cell table:style-name="ce60" office:value-type="date" office:date-value="2022-08-30" calcext:value-type="date">
            <text:p>30.08.2022</text:p>
          </table:table-cell>
          <table:table-cell table:number-columns-repeated="62"/>
        </table:table-row>
        <table:table-row table:style-name="ro8">
          <table:table-cell/>
          <table:table-cell table:style-name="ce60" office:value-type="date" office:date-value="2022-09-30" calcext:value-type="date">
            <text:p>30.09.2022</text:p>
          </table:table-cell>
          <table:table-cell table:number-columns-repeated="62"/>
        </table:table-row>
        <table:table-row table:style-name="ro8">
          <table:table-cell/>
          <table:table-cell table:style-name="ce60" office:value-type="date" office:date-value="2022-10-30" calcext:value-type="date">
            <text:p>30.10.2022</text:p>
          </table:table-cell>
          <table:table-cell table:number-columns-repeated="62"/>
        </table:table-row>
        <table:table-row table:style-name="ro8">
          <table:table-cell/>
          <table:table-cell table:style-name="ce60" office:value-type="date" office:date-value="2022-11-30" calcext:value-type="date">
            <text:p>30.11.2022</text:p>
          </table:table-cell>
          <table:table-cell table:number-columns-repeated="62"/>
        </table:table-row>
        <table:table-row table:style-name="ro8">
          <table:table-cell/>
          <table:table-cell table:style-name="ce60" office:value-type="date" office:date-value="2022-12-30" calcext:value-type="date">
            <text:p>30.12.2022</text:p>
          </table:table-cell>
          <table:table-cell table:number-columns-repeated="62"/>
        </table:table-row>
        <table:table-row table:style-name="ro8">
          <table:table-cell/>
          <table:table-cell table:style-name="ce60" office:value-type="date" office:date-value="2023-01-30" calcext:value-type="date">
            <text:p>30.01.2023</text:p>
          </table:table-cell>
          <table:table-cell table:number-columns-repeated="62"/>
        </table:table-row>
        <table:table-row table:style-name="ro8">
          <table:table-cell/>
          <table:table-cell table:style-name="ce60" office:value-type="date" office:date-value="2023-02-28" calcext:value-type="date">
            <text:p>28.02.2023</text:p>
          </table:table-cell>
          <table:table-cell table:number-columns-repeated="62"/>
        </table:table-row>
        <table:table-row table:style-name="ro8" table:number-rows-repeated="1048525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enet Borçlu Alacaklı Giriş" table:style-name="ta3">
        <table:table-column table:style-name="co11" table:default-cell-style-name="ce8"/>
        <table:table-column table:style-name="co12" table:default-cell-style-name="ce12"/>
        <table:table-column table:style-name="co13" table:default-cell-style-name="ce8"/>
        <table:table-column table:style-name="co14" table:number-columns-repeated="1021" table:default-cell-style-name="ce8"/>
        <table:table-row table:style-name="ro3">
          <table:table-cell table:style-name="ce76" table:number-columns-spanned="1" table:number-rows-spanned="2"/>
          <table:table-cell table:style-name="ce10" office:value-type="string" calcext:value-type="string">
            <text:p>Alacaklı Adı Soyadı / Unvanı</text:p>
          </table:table-cell>
          <table:table-cell table:style-name="ce13" office:value-type="string" calcext:value-type="string">
            <text:p>HACI MURAT BALCI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6"/>
          <table:table-cell table:style-name="ce10" office:value-type="string" calcext:value-type="string">
            <text:p>İl</text:p>
          </table:table-cell>
          <table:table-cell table:style-name="ce13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3">
          <table:table-cell table:style-name="ce78" office:value-type="string" calcext:value-type="string" table:number-columns-spanned="1" table:number-rows-spanned="5">
            <text:p>BORÇLU</text:p>
          </table:table-cell>
          <table:table-cell table:style-name="ce10" office:value-type="string" calcext:value-type="string">
            <text:p>Kişilik</text:p>
          </table:table-cell>
          <table:table-cell table:style-name="ce84" table:content-validation-name="val1" office:value-type="string" calcext:value-type="string">
            <text:p>Tüzel Kişi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Adı Soyadı / Unvanı</text:p>
          </table:table-cell>
          <table:table-cell table:style-name="ce84" office:value-type="string" calcext:value-type="string">
            <text:p>Bursa Fabrika Satış Mağazası – Adem Duman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Adresi</text:p>
          </table:table-cell>
          <table:table-cell table:style-name="ce84" office:value-type="string" calcext:value-type="string">
            <text:p>Hızarhane Cad. No:5 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Vergi Dairesi</text:p>
          </table:table-cell>
          <table:table-cell table:style-name="ce84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Vergi No/TC Kimlik No</text:p>
          </table:table-cell>
          <table:table-cell table:style-name="ce84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table-cell table:style-name="ce78" office:value-type="string" calcext:value-type="string" table:number-columns-spanned="1" table:number-rows-spanned="4">
            <text:p>KEFİL</text:p>
          </table:table-cell>
          <table:table-cell table:style-name="ce10" office:value-type="string" calcext:value-type="string">
            <text:p>Adı Soyadı / Unvanı</text:p>
          </table:table-cell>
          <table:table-cell table:style-name="ce84" office:value-type="string" calcext:value-type="string">
            <text:p>Adem Duman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Adresi</text:p>
          </table:table-cell>
          <table:table-cell table:style-name="ce16" office:value-type="string" calcext:value-type="string">
            <text:p>Esentepe Mah. Şehit Ulaşar Cad. Belde Sitesi B Blk. K1: D:3 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Vergi Dairesi</text:p>
          </table:table-cell>
          <table:table-cell table:style-name="ce84" office:value-type="string" calcext:value-type="string">
            <text:p>Tokat</text:p>
          </table:table-cell>
          <table:table-cell table:style-name="ce14" table:number-columns-repeated="2"/>
          <table:table-cell table:number-columns-repeated="1019"/>
        </table:table-row>
        <table:table-row table:style-name="ro3">
          <table:covered-table-cell table:style-name="ce78"/>
          <table:table-cell table:style-name="ce10" office:value-type="string" calcext:value-type="string">
            <text:p>Vergi No/TC Kimlik No</text:p>
          </table:table-cell>
          <table:table-cell table:style-name="ce17" office:value-type="string" calcext:value-type="string">
            <text:p>341 3267 6260</text:p>
          </table:table-cell>
          <table:table-cell table:style-name="ce14" table:number-columns-repeated="2"/>
          <table:table-cell table:number-columns-repeated="1019"/>
        </table:table-row>
        <table:table-row table:style-name="ro3" table:number-rows-repeated="4">
          <table:table-cell/>
          <table:table-cell table:style-name="ce11"/>
          <table:table-cell table:style-name="ce14" table:number-columns-repeated="3"/>
          <table:table-cell table:number-columns-repeated="1019"/>
        </table:table-row>
        <table:table-row table:style-name="ro4" table:number-rows-repeated="4">
          <table:table-cell table:number-columns-repeated="102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enet Taksit Giriş" table:style-name="ta4">
        <table:table-column table:style-name="co15" table:default-cell-style-name="ce56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56"/>
        <table:table-column table:style-name="co20" table:default-cell-style-name="ce32"/>
        <table:table-column table:style-name="co21" table:default-cell-style-name="ce24"/>
        <table:table-column table:style-name="co22" table:default-cell-style-name="ce24"/>
        <table:table-column table:style-name="co23" table:number-columns-repeated="56" table:default-cell-style-name="Default"/>
        <table:table-row table:style-name="ro5">
          <table:table-cell table:style-name="ce87" table:number-columns-spanned="1" table:number-rows-spanned="2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covered-table-cell table:style-name="ce87"/>
          <table:table-cell table:style-name="ce20" office:value-type="string" calcext:value-type="string">
            <text:p>Senet No</text:p>
          </table:table-cell>
          <table:table-cell table:style-name="ce20" office:value-type="string" calcext:value-type="string">
            <text:p>Düzenleme Tarihi</text:p>
          </table:table-cell>
          <table:table-cell table:style-name="ce20" office:value-type="string" calcext:value-type="string">
            <text:p>Vade Tarihi</text:p>
          </table:table-cell>
          <table:table-cell table:style-name="ce11" office:value-type="string" calcext:value-type="string">
            <text:p>Tutarı Rakamla</text:p>
          </table:table-cell>
          <table:table-cell table:style-name="ce30" office:value-type="string" calcext:value-type="string">
            <text:p>Tutarı Yazıyla</text:p>
          </table:table-cell>
          <table:table-cell table:style-name="ce20" office:value-type="string" calcext:value-type="string">
            <text:p>Borcun Nedeni</text:p>
          </table:table-cell>
          <table:table-cell table:style-name="ce20" office:value-type="string" calcext:value-type="string">
            <text:p>Senet <text:s/>Mühteviyatı</text:p>
          </table:table-cell>
          <table:table-cell table:number-columns-repeated="56"/>
        </table:table-row>
        <table:table-row table:style-name="ro5">
          <table:table-cell table:style-name="ce19" office:value-type="float" office:value="3" calcext:value-type="float" table:number-columns-spanned="1" table:number-rows-spanned="7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3-30" calcext:value-type="date">
            <text:p>30.03.2021</text:p>
          </table:table-cell>
          <table:table-cell table:style-name="ce27" office:value-type="float" office:value="2000" calcext:value-type="float">
            <text:p>2.000,00</text:p>
          </table:table-cell>
          <table:table-cell table:style-name="ce31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1" table:content-validation-name="val2" office:value-type="string" calcext:value-type="string">
            <text:p>NAKDEN</text:p>
          </table:table-cell>
          <table:table-cell table:style-name="ce21" office:value-type="string" calcext:value-type="string">
            <text:p>1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2" calcext:value-type="float">
            <text:p>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4-30" calcext:value-type="date">
            <text:p>30.04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2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3" calcext:value-type="float">
            <text:p>3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5-30" calcext:value-type="date">
            <text:p>30.05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5];2); &quot;,&quot;; &quot;&quot;))=LEN(ROUND([.E5];2));ROUND([.E5];2);TRIM(LEFT(ROUND([.E5];2);FIND(&quot;,&quot;;ROUND([.E5];2))-1)))*1&gt;=10^6;CHOOSE(LEFT(RIGHT(IF(LEN(SUBSTITUTE(ROUND([.E5];2); &quot;,&quot;; &quot;&quot;))=LEN(ROUND([.E5];2));ROUND([.E5];2);TRIM(LEFT(ROUND([.E5];2);FIND(&quot;,&quot;;ROUND([.E5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5];2); &quot;,&quot;; &quot;&quot;))=LEN(ROUND([.E5];2));ROUND([.E5];2);TRIM(LEFT(ROUND([.E5];2);FIND(&quot;,&quot;;ROUND([.E5];2))-1)))*1&gt;=10^5;CHOOSE(LEFT(RIGHT(IF(LEN(SUBSTITUTE(ROUND([.E5];2); &quot;,&quot;; &quot;&quot;))=LEN(ROUND([.E5];2));ROUND([.E5];2);TRIM(LEFT(ROUND([.E5];2);FIND(&quot;,&quot;;ROUND([.E5];2))-1)))*1;6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^4;CHOOSE(LEFT(RIGHT(IF(LEN(SUBSTITUTE(ROUND([.E5];2); &quot;,&quot;; &quot;&quot;))=LEN(ROUND([.E5];2));ROUND([.E5];2);TRIM(LEFT(ROUND([.E5];2);FIND(&quot;,&quot;;ROUND([.E5];2))-1)))*1;5);1)+1;&quot;&quot;;&quot;on&quot;;&quot;yirmi&quot;;&quot;otuz&quot;;&quot;kırk&quot;;&quot;elli&quot;;&quot;altmış&quot;;&quot;yetmiş&quot;;&quot;seksen&quot;;&quot;doksan&quot;);&quot;&quot;)&amp;IF(IF(LEN(SUBSTITUTE(ROUND([.E5];2); &quot;,&quot;; &quot;&quot;))=LEN(ROUND([.E5];2));ROUND([.E5];2);TRIM(LEFT(ROUND([.E5];2);FIND(&quot;,&quot;;ROUND([.E5];2))-1)))*1&gt;=10^3;CHOOSE(LEFT(RIGHT(IF(LEN(SUBSTITUTE(ROUND([.E5];2); &quot;,&quot;; &quot;&quot;))=LEN(ROUND([.E5];2));ROUND([.E5];2);TRIM(LEFT(ROUND([.E5];2);FIND(&quot;,&quot;;ROUND([.E5];2))-1)))*1;4);1)+1;&quot;&quot;;&quot;&quot;;&quot;iki&quot;;&quot;üç&quot;;&quot;dört&quot;;&quot;beş&quot;;&quot;altı&quot;;&quot;yedi&quot;;&quot;sekiz&quot;;&quot;dokuz&quot;);&quot;&quot;)&amp;IF(AND(IF(LEN(SUBSTITUTE(ROUND([.E5];2); &quot;,&quot;; &quot;&quot;))=LEN(ROUND([.E5];2));ROUND([.E5];2);TRIM(LEFT(ROUND([.E5];2);FIND(&quot;,&quot;;ROUND([.E5];2))-1)))*1&gt;=10^3;VALUE(LEFT(RIGHT(IF(LEN(SUBSTITUTE(ROUND([.E5];2); &quot;,&quot;; &quot;&quot;))=LEN(ROUND([.E5];2));ROUND([.E5];2);TRIM(LEFT(ROUND([.E5];2);FIND(&quot;,&quot;;ROUND([.E5];2))-1)))*1;6);3))&gt;0);IF(AND(IF(LEN(SUBSTITUTE(ROUND([.E5];2); &quot;,&quot;; &quot;&quot;))=LEN(ROUND([.E5];2));ROUND([.E5];2);TRIM(LEFT(ROUND([.E5];2);FIND(&quot;,&quot;;ROUND([.E5];2))-1)))*1&gt;1999;LEFT(RIGHT(IF(LEN(SUBSTITUTE(ROUND([.E5];2); &quot;,&quot;; &quot;&quot;))=LEN(ROUND([.E5];2));ROUND([.E5];2);TRIM(LEFT(ROUND([.E5];2);FIND(&quot;,&quot;;ROUND([.E5];2))-1)))*1;4);1)=&quot;1&quot;;LEFT(RIGHT(IF(LEN(SUBSTITUTE(ROUND([.E5];2); &quot;,&quot;; &quot;&quot;))=LEN(ROUND([.E5];2));ROUND([.E5];2);TRIM(LEFT(ROUND([.E5];2);FIND(&quot;,&quot;;ROUND([.E5];2))-1)))*1;6);2)&lt;&gt;&quot;00&quot;);&quot;birbin&quot;;&quot;bin&quot;);&quot;&quot;)&amp;IF(IF(LEN(SUBSTITUTE(ROUND([.E5];2); &quot;,&quot;; &quot;&quot;))=LEN(ROUND([.E5];2));ROUND([.E5];2);TRIM(LEFT(ROUND([.E5];2);FIND(&quot;,&quot;;ROUND([.E5];2))-1)))*1&gt;=100;CHOOSE(LEFT(RIGHT(IF(LEN(SUBSTITUTE(ROUND([.E5];2); &quot;,&quot;; &quot;&quot;))=LEN(ROUND([.E5];2));ROUND([.E5];2);TRIM(LEFT(ROUND([.E5];2);FIND(&quot;,&quot;;ROUND([.E5];2))-1)))*1;3);1)+1;&quot;&quot;;&quot;yüz&quot;;&quot;ikiyüz&quot;;&quot;üçyüz&quot;;&quot;dörtyüz&quot;;&quot;beşyüz&quot;;&quot;altıyüz&quot;;&quot;yediyüz&quot;;&quot;sekizyüz&quot;;&quot;dokuzyüz&quot;);&quot;&quot;)&amp;IF(IF(LEN(SUBSTITUTE(ROUND([.E5];2); &quot;,&quot;; &quot;&quot;))=LEN(ROUND([.E5];2));ROUND([.E5];2);TRIM(LEFT(ROUND([.E5];2);FIND(&quot;,&quot;;ROUND([.E5];2))-1)))*1&gt;=10;CHOOSE(LEFT(RIGHT(IF(LEN(SUBSTITUTE(ROUND([.E5];2); &quot;,&quot;; &quot;&quot;))=LEN(ROUND([.E5];2));ROUND([.E5];2);TRIM(LEFT(ROUND([.E5];2);FIND(&quot;,&quot;;ROUND([.E5];2))-1)))*1;2);1)+1;&quot;&quot;;&quot;on&quot;;&quot;yirmi&quot;;&quot;otuz&quot;;&quot;kırk&quot;;&quot;elli&quot;;&quot;altmış&quot;;&quot;yetmiş&quot;;&quot;seksen&quot;;&quot;doksan&quot;);&quot;&quot;)&amp;CHOOSE(MOD(IF(LEN(SUBSTITUTE(ROUND([.E5];2); &quot;,&quot;; &quot;&quot;))=LEN(ROUND([.E5];2));ROUND([.E5];2);TRIM(LEFT(ROUND([.E5];2);FIND(&quot;,&quot;;ROUND([.E5];2))-1)))*1;10)+1;&quot;&quot;;&quot;bir&quot;;&quot;iki&quot;;&quot;üç&quot;;&quot;dört&quot;;&quot;beş&quot;;&quot;altı&quot;;&quot;yedi&quot;;&quot;sekiz&quot;;&quot;dokuz&quot;)) &amp; &quot; TL &quot; &amp; IF(OR(LEN(SUBSTITUTE([.E5]; &quot;,&quot;; &quot;&quot;))=LEN([.E5]);LEN(SUBSTITUTE(ROUND([.E5];2); &quot;,&quot;; &quot;&quot;))=LEN(ROUND([.E5];2)));&quot;&quot;; PROPER(IF(IF(LEN(TRIM(RIGHT(ROUND([.E5];2);LEN(ROUND([.E5];2))-FIND(&quot;,&quot;;ROUND([.E5];2)))))&lt;2;TRIM(RIGHT(ROUND([.E5];2);LEN(ROUND([.E5];2))-FIND(&quot;,&quot;;ROUND([.E5];2))))*10;TRIM(RIGHT(ROUND([.E5];2);LEN(ROUND([.E5];2))-FIND(&quot;,&quot;;ROUND([.E5];2))))*1)&gt;=10^5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6);1)+1;&quot;&quot;;&quot;yüz&quot;;&quot;ikiyüz&quot;;&quot;üçyüz&quot;;&quot;dörtyüz&quot;;&quot;beşyüz&quot;;&quot;altıyüz&quot;;&quot;yediyüz&quot;;&quot;sekizyüz&quot;;&quot;dokuzyü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4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5);1)+1;&quot;&quot;;&quot;on&quot;;&quot;yirmi&quot;;&quot;otuz&quot;;&quot;kırk&quot;;&quot;elli&quot;;&quot;altmış&quot;;&quot;yetmiş&quot;;&quot;seksen&quot;;&quot;doksan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^3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4);1)+1;&quot;&quot;;&quot;&quot;;&quot;iki&quot;;&quot;üç&quot;;&quot;dört&quot;;&quot;beş&quot;;&quot;altı&quot;;&quot;yedi&quot;;&quot;sekiz&quot;;&quot;dokuz&quot;);&quot;&quot;)&amp;IF(IF(LEN(TRIM(RIGHT(ROUND([.E5];2);LEN(ROUND([.E5];2))-FIND(&quot;,&quot;;ROUND([.E5];2)))))&lt;2;TRIM(RIGHT(ROUND([.E5];2);LEN(ROUND([.E5];2))-FIND(&quot;,&quot;;ROUND([.E5];2))))*10;TRIM(RIGHT(ROUND([.E5];2);LEN(ROUND([.E5];2))-FIND(&quot;,&quot;;ROUND([.E5];2))))*1)&gt;=10;CHOOSE(LEFT(RIGHT(IF(LEN(TRIM(RIGHT(ROUND([.E5];2);LEN(ROUND([.E5];2))-FIND(&quot;,&quot;;ROUND([.E5];2)))))&lt;2;TRIM(RIGHT(ROUND([.E5];2);LEN(ROUND([.E5];2))-FIND(&quot;,&quot;;ROUND([.E5];2))))*10;TRIM(RIGHT(ROUND([.E5];2);LEN(ROUND([.E5];2))-FIND(&quot;,&quot;;ROUND([.E5];2))))*1);2);1)+1;&quot;&quot;;&quot;on&quot;;&quot;yirmi&quot;;&quot;otuz&quot;;&quot;kırk&quot;;&quot;elli&quot;;&quot;altmış&quot;;&quot;yetmiş&quot;;&quot;seksen&quot;;&quot;doksan&quot;);&quot;&quot;)&amp;CHOOSE(MOD(IF(LEN(TRIM(RIGHT(ROUND([.E5];2);LEN(ROUND([.E5];2))-FIND(&quot;,&quot;;ROUND([.E5];2)))))&lt;2;TRIM(RIGHT(ROUND([.E5];2);LEN(ROUND([.E5];2))-FIND(&quot;,&quot;;ROUND([.E5];2))))*10;TRIM(RIGHT(ROUND([.E5];2);LEN(ROUND([.E5];2))-FIND(&quot;,&quot;;ROUND([.E5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4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3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4" calcext:value-type="float">
            <text:p>4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6-30" calcext:value-type="date">
            <text:p>30.06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6];2); &quot;,&quot;; &quot;&quot;))=LEN(ROUND([.E6];2));ROUND([.E6];2);TRIM(LEFT(ROUND([.E6];2);FIND(&quot;,&quot;;ROUND([.E6];2))-1)))*1&gt;=10^6;CHOOSE(LEFT(RIGHT(IF(LEN(SUBSTITUTE(ROUND([.E6];2); &quot;,&quot;; &quot;&quot;))=LEN(ROUND([.E6];2));ROUND([.E6];2);TRIM(LEFT(ROUND([.E6];2);FIND(&quot;,&quot;;ROUND([.E6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6];2); &quot;,&quot;; &quot;&quot;))=LEN(ROUND([.E6];2));ROUND([.E6];2);TRIM(LEFT(ROUND([.E6];2);FIND(&quot;,&quot;;ROUND([.E6];2))-1)))*1&gt;=10^5;CHOOSE(LEFT(RIGHT(IF(LEN(SUBSTITUTE(ROUND([.E6];2); &quot;,&quot;; &quot;&quot;))=LEN(ROUND([.E6];2));ROUND([.E6];2);TRIM(LEFT(ROUND([.E6];2);FIND(&quot;,&quot;;ROUND([.E6];2))-1)))*1;6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^4;CHOOSE(LEFT(RIGHT(IF(LEN(SUBSTITUTE(ROUND([.E6];2); &quot;,&quot;; &quot;&quot;))=LEN(ROUND([.E6];2));ROUND([.E6];2);TRIM(LEFT(ROUND([.E6];2);FIND(&quot;,&quot;;ROUND([.E6];2))-1)))*1;5);1)+1;&quot;&quot;;&quot;on&quot;;&quot;yirmi&quot;;&quot;otuz&quot;;&quot;kırk&quot;;&quot;elli&quot;;&quot;altmış&quot;;&quot;yetmiş&quot;;&quot;seksen&quot;;&quot;doksan&quot;);&quot;&quot;)&amp;IF(IF(LEN(SUBSTITUTE(ROUND([.E6];2); &quot;,&quot;; &quot;&quot;))=LEN(ROUND([.E6];2));ROUND([.E6];2);TRIM(LEFT(ROUND([.E6];2);FIND(&quot;,&quot;;ROUND([.E6];2))-1)))*1&gt;=10^3;CHOOSE(LEFT(RIGHT(IF(LEN(SUBSTITUTE(ROUND([.E6];2); &quot;,&quot;; &quot;&quot;))=LEN(ROUND([.E6];2));ROUND([.E6];2);TRIM(LEFT(ROUND([.E6];2);FIND(&quot;,&quot;;ROUND([.E6];2))-1)))*1;4);1)+1;&quot;&quot;;&quot;&quot;;&quot;iki&quot;;&quot;üç&quot;;&quot;dört&quot;;&quot;beş&quot;;&quot;altı&quot;;&quot;yedi&quot;;&quot;sekiz&quot;;&quot;dokuz&quot;);&quot;&quot;)&amp;IF(AND(IF(LEN(SUBSTITUTE(ROUND([.E6];2); &quot;,&quot;; &quot;&quot;))=LEN(ROUND([.E6];2));ROUND([.E6];2);TRIM(LEFT(ROUND([.E6];2);FIND(&quot;,&quot;;ROUND([.E6];2))-1)))*1&gt;=10^3;VALUE(LEFT(RIGHT(IF(LEN(SUBSTITUTE(ROUND([.E6];2); &quot;,&quot;; &quot;&quot;))=LEN(ROUND([.E6];2));ROUND([.E6];2);TRIM(LEFT(ROUND([.E6];2);FIND(&quot;,&quot;;ROUND([.E6];2))-1)))*1;6);3))&gt;0);IF(AND(IF(LEN(SUBSTITUTE(ROUND([.E6];2); &quot;,&quot;; &quot;&quot;))=LEN(ROUND([.E6];2));ROUND([.E6];2);TRIM(LEFT(ROUND([.E6];2);FIND(&quot;,&quot;;ROUND([.E6];2))-1)))*1&gt;1999;LEFT(RIGHT(IF(LEN(SUBSTITUTE(ROUND([.E6];2); &quot;,&quot;; &quot;&quot;))=LEN(ROUND([.E6];2));ROUND([.E6];2);TRIM(LEFT(ROUND([.E6];2);FIND(&quot;,&quot;;ROUND([.E6];2))-1)))*1;4);1)=&quot;1&quot;;LEFT(RIGHT(IF(LEN(SUBSTITUTE(ROUND([.E6];2); &quot;,&quot;; &quot;&quot;))=LEN(ROUND([.E6];2));ROUND([.E6];2);TRIM(LEFT(ROUND([.E6];2);FIND(&quot;,&quot;;ROUND([.E6];2))-1)))*1;6);2)&lt;&gt;&quot;00&quot;);&quot;birbin&quot;;&quot;bin&quot;);&quot;&quot;)&amp;IF(IF(LEN(SUBSTITUTE(ROUND([.E6];2); &quot;,&quot;; &quot;&quot;))=LEN(ROUND([.E6];2));ROUND([.E6];2);TRIM(LEFT(ROUND([.E6];2);FIND(&quot;,&quot;;ROUND([.E6];2))-1)))*1&gt;=100;CHOOSE(LEFT(RIGHT(IF(LEN(SUBSTITUTE(ROUND([.E6];2); &quot;,&quot;; &quot;&quot;))=LEN(ROUND([.E6];2));ROUND([.E6];2);TRIM(LEFT(ROUND([.E6];2);FIND(&quot;,&quot;;ROUND([.E6];2))-1)))*1;3);1)+1;&quot;&quot;;&quot;yüz&quot;;&quot;ikiyüz&quot;;&quot;üçyüz&quot;;&quot;dörtyüz&quot;;&quot;beşyüz&quot;;&quot;altıyüz&quot;;&quot;yediyüz&quot;;&quot;sekizyüz&quot;;&quot;dokuzyüz&quot;);&quot;&quot;)&amp;IF(IF(LEN(SUBSTITUTE(ROUND([.E6];2); &quot;,&quot;; &quot;&quot;))=LEN(ROUND([.E6];2));ROUND([.E6];2);TRIM(LEFT(ROUND([.E6];2);FIND(&quot;,&quot;;ROUND([.E6];2))-1)))*1&gt;=10;CHOOSE(LEFT(RIGHT(IF(LEN(SUBSTITUTE(ROUND([.E6];2); &quot;,&quot;; &quot;&quot;))=LEN(ROUND([.E6];2));ROUND([.E6];2);TRIM(LEFT(ROUND([.E6];2);FIND(&quot;,&quot;;ROUND([.E6];2))-1)))*1;2);1)+1;&quot;&quot;;&quot;on&quot;;&quot;yirmi&quot;;&quot;otuz&quot;;&quot;kırk&quot;;&quot;elli&quot;;&quot;altmış&quot;;&quot;yetmiş&quot;;&quot;seksen&quot;;&quot;doksan&quot;);&quot;&quot;)&amp;CHOOSE(MOD(IF(LEN(SUBSTITUTE(ROUND([.E6];2); &quot;,&quot;; &quot;&quot;))=LEN(ROUND([.E6];2));ROUND([.E6];2);TRIM(LEFT(ROUND([.E6];2);FIND(&quot;,&quot;;ROUND([.E6];2))-1)))*1;10)+1;&quot;&quot;;&quot;bir&quot;;&quot;iki&quot;;&quot;üç&quot;;&quot;dört&quot;;&quot;beş&quot;;&quot;altı&quot;;&quot;yedi&quot;;&quot;sekiz&quot;;&quot;dokuz&quot;)) &amp; &quot; TL &quot; &amp; IF(OR(LEN(SUBSTITUTE([.E6]; &quot;,&quot;; &quot;&quot;))=LEN([.E6]);LEN(SUBSTITUTE(ROUND([.E6];2); &quot;,&quot;; &quot;&quot;))=LEN(ROUND([.E6];2)));&quot;&quot;; PROPER(IF(IF(LEN(TRIM(RIGHT(ROUND([.E6];2);LEN(ROUND([.E6];2))-FIND(&quot;,&quot;;ROUND([.E6];2)))))&lt;2;TRIM(RIGHT(ROUND([.E6];2);LEN(ROUND([.E6];2))-FIND(&quot;,&quot;;ROUND([.E6];2))))*10;TRIM(RIGHT(ROUND([.E6];2);LEN(ROUND([.E6];2))-FIND(&quot;,&quot;;ROUND([.E6];2))))*1)&gt;=10^5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6);1)+1;&quot;&quot;;&quot;yüz&quot;;&quot;ikiyüz&quot;;&quot;üçyüz&quot;;&quot;dörtyüz&quot;;&quot;beşyüz&quot;;&quot;altıyüz&quot;;&quot;yediyüz&quot;;&quot;sekizyüz&quot;;&quot;dokuzyü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4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5);1)+1;&quot;&quot;;&quot;on&quot;;&quot;yirmi&quot;;&quot;otuz&quot;;&quot;kırk&quot;;&quot;elli&quot;;&quot;altmış&quot;;&quot;yetmiş&quot;;&quot;seksen&quot;;&quot;doksan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^3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4);1)+1;&quot;&quot;;&quot;&quot;;&quot;iki&quot;;&quot;üç&quot;;&quot;dört&quot;;&quot;beş&quot;;&quot;altı&quot;;&quot;yedi&quot;;&quot;sekiz&quot;;&quot;dokuz&quot;);&quot;&quot;)&amp;IF(IF(LEN(TRIM(RIGHT(ROUND([.E6];2);LEN(ROUND([.E6];2))-FIND(&quot;,&quot;;ROUND([.E6];2)))))&lt;2;TRIM(RIGHT(ROUND([.E6];2);LEN(ROUND([.E6];2))-FIND(&quot;,&quot;;ROUND([.E6];2))))*10;TRIM(RIGHT(ROUND([.E6];2);LEN(ROUND([.E6];2))-FIND(&quot;,&quot;;ROUND([.E6];2))))*1)&gt;=10;CHOOSE(LEFT(RIGHT(IF(LEN(TRIM(RIGHT(ROUND([.E6];2);LEN(ROUND([.E6];2))-FIND(&quot;,&quot;;ROUND([.E6];2)))))&lt;2;TRIM(RIGHT(ROUND([.E6];2);LEN(ROUND([.E6];2))-FIND(&quot;,&quot;;ROUND([.E6];2))))*10;TRIM(RIGHT(ROUND([.E6];2);LEN(ROUND([.E6];2))-FIND(&quot;,&quot;;ROUND([.E6];2))))*1);2);1)+1;&quot;&quot;;&quot;on&quot;;&quot;yirmi&quot;;&quot;otuz&quot;;&quot;kırk&quot;;&quot;elli&quot;;&quot;altmış&quot;;&quot;yetmiş&quot;;&quot;seksen&quot;;&quot;doksan&quot;);&quot;&quot;)&amp;CHOOSE(MOD(IF(LEN(TRIM(RIGHT(ROUND([.E6];2);LEN(ROUND([.E6];2))-FIND(&quot;,&quot;;ROUND([.E6];2)))))&lt;2;TRIM(RIGHT(ROUND([.E6];2);LEN(ROUND([.E6];2))-FIND(&quot;,&quot;;ROUND([.E6];2))))*10;TRIM(RIGHT(ROUND([.E6];2);LEN(ROUND([.E6];2))-FIND(&quot;,&quot;;ROUND([.E6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5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4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5" calcext:value-type="float">
            <text:p>5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7-30" calcext:value-type="date">
            <text:p>30.07.2021</text:p>
          </table:table-cell>
          <table:table-cell table:style-name="ce28" office:value-type="float" office:value="14000" calcext:value-type="float">
            <text:p>14.000,00</text:p>
          </table:table-cell>
          <table:table-cell table:style-name="ce31" table:formula="of:=PROPER(IF(IF(LEN(SUBSTITUTE(ROUND([.E7];2); &quot;,&quot;; &quot;&quot;))=LEN(ROUND([.E7];2));ROUND([.E7];2);TRIM(LEFT(ROUND([.E7];2);FIND(&quot;,&quot;;ROUND([.E7];2))-1)))*1&gt;=10^6;CHOOSE(LEFT(RIGHT(IF(LEN(SUBSTITUTE(ROUND([.E7];2); &quot;,&quot;; &quot;&quot;))=LEN(ROUND([.E7];2));ROUND([.E7];2);TRIM(LEFT(ROUND([.E7];2);FIND(&quot;,&quot;;ROUND([.E7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7];2); &quot;,&quot;; &quot;&quot;))=LEN(ROUND([.E7];2));ROUND([.E7];2);TRIM(LEFT(ROUND([.E7];2);FIND(&quot;,&quot;;ROUND([.E7];2))-1)))*1&gt;=10^5;CHOOSE(LEFT(RIGHT(IF(LEN(SUBSTITUTE(ROUND([.E7];2); &quot;,&quot;; &quot;&quot;))=LEN(ROUND([.E7];2));ROUND([.E7];2);TRIM(LEFT(ROUND([.E7];2);FIND(&quot;,&quot;;ROUND([.E7];2))-1)))*1;6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^4;CHOOSE(LEFT(RIGHT(IF(LEN(SUBSTITUTE(ROUND([.E7];2); &quot;,&quot;; &quot;&quot;))=LEN(ROUND([.E7];2));ROUND([.E7];2);TRIM(LEFT(ROUND([.E7];2);FIND(&quot;,&quot;;ROUND([.E7];2))-1)))*1;5);1)+1;&quot;&quot;;&quot;on&quot;;&quot;yirmi&quot;;&quot;otuz&quot;;&quot;kırk&quot;;&quot;elli&quot;;&quot;altmış&quot;;&quot;yetmiş&quot;;&quot;seksen&quot;;&quot;doksan&quot;);&quot;&quot;)&amp;IF(IF(LEN(SUBSTITUTE(ROUND([.E7];2); &quot;,&quot;; &quot;&quot;))=LEN(ROUND([.E7];2));ROUND([.E7];2);TRIM(LEFT(ROUND([.E7];2);FIND(&quot;,&quot;;ROUND([.E7];2))-1)))*1&gt;=10^3;CHOOSE(LEFT(RIGHT(IF(LEN(SUBSTITUTE(ROUND([.E7];2); &quot;,&quot;; &quot;&quot;))=LEN(ROUND([.E7];2));ROUND([.E7];2);TRIM(LEFT(ROUND([.E7];2);FIND(&quot;,&quot;;ROUND([.E7];2))-1)))*1;4);1)+1;&quot;&quot;;&quot;&quot;;&quot;iki&quot;;&quot;üç&quot;;&quot;dört&quot;;&quot;beş&quot;;&quot;altı&quot;;&quot;yedi&quot;;&quot;sekiz&quot;;&quot;dokuz&quot;);&quot;&quot;)&amp;IF(AND(IF(LEN(SUBSTITUTE(ROUND([.E7];2); &quot;,&quot;; &quot;&quot;))=LEN(ROUND([.E7];2));ROUND([.E7];2);TRIM(LEFT(ROUND([.E7];2);FIND(&quot;,&quot;;ROUND([.E7];2))-1)))*1&gt;=10^3;VALUE(LEFT(RIGHT(IF(LEN(SUBSTITUTE(ROUND([.E7];2); &quot;,&quot;; &quot;&quot;))=LEN(ROUND([.E7];2));ROUND([.E7];2);TRIM(LEFT(ROUND([.E7];2);FIND(&quot;,&quot;;ROUND([.E7];2))-1)))*1;6);3))&gt;0);IF(AND(IF(LEN(SUBSTITUTE(ROUND([.E7];2); &quot;,&quot;; &quot;&quot;))=LEN(ROUND([.E7];2));ROUND([.E7];2);TRIM(LEFT(ROUND([.E7];2);FIND(&quot;,&quot;;ROUND([.E7];2))-1)))*1&gt;1999;LEFT(RIGHT(IF(LEN(SUBSTITUTE(ROUND([.E7];2); &quot;,&quot;; &quot;&quot;))=LEN(ROUND([.E7];2));ROUND([.E7];2);TRIM(LEFT(ROUND([.E7];2);FIND(&quot;,&quot;;ROUND([.E7];2))-1)))*1;4);1)=&quot;1&quot;;LEFT(RIGHT(IF(LEN(SUBSTITUTE(ROUND([.E7];2); &quot;,&quot;; &quot;&quot;))=LEN(ROUND([.E7];2));ROUND([.E7];2);TRIM(LEFT(ROUND([.E7];2);FIND(&quot;,&quot;;ROUND([.E7];2))-1)))*1;6);2)&lt;&gt;&quot;00&quot;);&quot;birbin&quot;;&quot;bin&quot;);&quot;&quot;)&amp;IF(IF(LEN(SUBSTITUTE(ROUND([.E7];2); &quot;,&quot;; &quot;&quot;))=LEN(ROUND([.E7];2));ROUND([.E7];2);TRIM(LEFT(ROUND([.E7];2);FIND(&quot;,&quot;;ROUND([.E7];2))-1)))*1&gt;=100;CHOOSE(LEFT(RIGHT(IF(LEN(SUBSTITUTE(ROUND([.E7];2); &quot;,&quot;; &quot;&quot;))=LEN(ROUND([.E7];2));ROUND([.E7];2);TRIM(LEFT(ROUND([.E7];2);FIND(&quot;,&quot;;ROUND([.E7];2))-1)))*1;3);1)+1;&quot;&quot;;&quot;yüz&quot;;&quot;ikiyüz&quot;;&quot;üçyüz&quot;;&quot;dörtyüz&quot;;&quot;beşyüz&quot;;&quot;altıyüz&quot;;&quot;yediyüz&quot;;&quot;sekizyüz&quot;;&quot;dokuzyüz&quot;);&quot;&quot;)&amp;IF(IF(LEN(SUBSTITUTE(ROUND([.E7];2); &quot;,&quot;; &quot;&quot;))=LEN(ROUND([.E7];2));ROUND([.E7];2);TRIM(LEFT(ROUND([.E7];2);FIND(&quot;,&quot;;ROUND([.E7];2))-1)))*1&gt;=10;CHOOSE(LEFT(RIGHT(IF(LEN(SUBSTITUTE(ROUND([.E7];2); &quot;,&quot;; &quot;&quot;))=LEN(ROUND([.E7];2));ROUND([.E7];2);TRIM(LEFT(ROUND([.E7];2);FIND(&quot;,&quot;;ROUND([.E7];2))-1)))*1;2);1)+1;&quot;&quot;;&quot;on&quot;;&quot;yirmi&quot;;&quot;otuz&quot;;&quot;kırk&quot;;&quot;elli&quot;;&quot;altmış&quot;;&quot;yetmiş&quot;;&quot;seksen&quot;;&quot;doksan&quot;);&quot;&quot;)&amp;CHOOSE(MOD(IF(LEN(SUBSTITUTE(ROUND([.E7];2); &quot;,&quot;; &quot;&quot;))=LEN(ROUND([.E7];2));ROUND([.E7];2);TRIM(LEFT(ROUND([.E7];2);FIND(&quot;,&quot;;ROUND([.E7];2))-1)))*1;10)+1;&quot;&quot;;&quot;bir&quot;;&quot;iki&quot;;&quot;üç&quot;;&quot;dört&quot;;&quot;beş&quot;;&quot;altı&quot;;&quot;yedi&quot;;&quot;sekiz&quot;;&quot;dokuz&quot;)) &amp; &quot; TL &quot; &amp; IF(OR(LEN(SUBSTITUTE([.E7]; &quot;,&quot;; &quot;&quot;))=LEN([.E7]);LEN(SUBSTITUTE(ROUND([.E7];2); &quot;,&quot;; &quot;&quot;))=LEN(ROUND([.E7];2)));&quot;&quot;; PROPER(IF(IF(LEN(TRIM(RIGHT(ROUND([.E7];2);LEN(ROUND([.E7];2))-FIND(&quot;,&quot;;ROUND([.E7];2)))))&lt;2;TRIM(RIGHT(ROUND([.E7];2);LEN(ROUND([.E7];2))-FIND(&quot;,&quot;;ROUND([.E7];2))))*10;TRIM(RIGHT(ROUND([.E7];2);LEN(ROUND([.E7];2))-FIND(&quot;,&quot;;ROUND([.E7];2))))*1)&gt;=10^5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6);1)+1;&quot;&quot;;&quot;yüz&quot;;&quot;ikiyüz&quot;;&quot;üçyüz&quot;;&quot;dörtyüz&quot;;&quot;beşyüz&quot;;&quot;altıyüz&quot;;&quot;yediyüz&quot;;&quot;sekizyüz&quot;;&quot;dokuzyü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4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5);1)+1;&quot;&quot;;&quot;on&quot;;&quot;yirmi&quot;;&quot;otuz&quot;;&quot;kırk&quot;;&quot;elli&quot;;&quot;altmış&quot;;&quot;yetmiş&quot;;&quot;seksen&quot;;&quot;doksan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^3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4);1)+1;&quot;&quot;;&quot;&quot;;&quot;iki&quot;;&quot;üç&quot;;&quot;dört&quot;;&quot;beş&quot;;&quot;altı&quot;;&quot;yedi&quot;;&quot;sekiz&quot;;&quot;dokuz&quot;);&quot;&quot;)&amp;IF(IF(LEN(TRIM(RIGHT(ROUND([.E7];2);LEN(ROUND([.E7];2))-FIND(&quot;,&quot;;ROUND([.E7];2)))))&lt;2;TRIM(RIGHT(ROUND([.E7];2);LEN(ROUND([.E7];2))-FIND(&quot;,&quot;;ROUND([.E7];2))))*10;TRIM(RIGHT(ROUND([.E7];2);LEN(ROUND([.E7];2))-FIND(&quot;,&quot;;ROUND([.E7];2))))*1)&gt;=10;CHOOSE(LEFT(RIGHT(IF(LEN(TRIM(RIGHT(ROUND([.E7];2);LEN(ROUND([.E7];2))-FIND(&quot;,&quot;;ROUND([.E7];2)))))&lt;2;TRIM(RIGHT(ROUND([.E7];2);LEN(ROUND([.E7];2))-FIND(&quot;,&quot;;ROUND([.E7];2))))*10;TRIM(RIGHT(ROUND([.E7];2);LEN(ROUND([.E7];2))-FIND(&quot;,&quot;;ROUND([.E7];2))))*1);2);1)+1;&quot;&quot;;&quot;on&quot;;&quot;yirmi&quot;;&quot;otuz&quot;;&quot;kırk&quot;;&quot;elli&quot;;&quot;altmış&quot;;&quot;yetmiş&quot;;&quot;seksen&quot;;&quot;doksan&quot;);&quot;&quot;)&amp;CHOOSE(MOD(IF(LEN(TRIM(RIGHT(ROUND([.E7];2);LEN(ROUND([.E7];2))-FIND(&quot;,&quot;;ROUND([.E7];2)))))&lt;2;TRIM(RIGHT(ROUND([.E7];2);LEN(ROUND([.E7];2))-FIND(&quot;,&quot;;ROUND([.E7];2))))*10;TRIM(RIGHT(ROUND([.E7];2);LEN(ROUND([.E7];2))-FIND(&quot;,&quot;;ROUND([.E7];2))))*1);10)+1;&quot;&quot;;&quot;bir&quot;;&quot;iki&quot;;&quot;üç&quot;;&quot;dört&quot;;&quot;beş&quot;;&quot;altı&quot;;&quot;yedi&quot;;&quot;sekiz&quot;;&quot;dokuz&quot;)) &amp; &quot; Kr&quot;)" office:value-type="string" office:string-value="Ondörtbin TL " calcext:value-type="string">
            <text:p>Ondörtbin TL </text:p>
          </table:table-cell>
          <table:table-cell table:style-name="ce22" table:formula="of:=[.G6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5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6" calcext:value-type="float">
            <text:p>6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8-30" calcext:value-type="date">
            <text:p>30.08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8];2); &quot;,&quot;; &quot;&quot;))=LEN(ROUND([.E8];2));ROUND([.E8];2);TRIM(LEFT(ROUND([.E8];2);FIND(&quot;,&quot;;ROUND([.E8];2))-1)))*1&gt;=10^6;CHOOSE(LEFT(RIGHT(IF(LEN(SUBSTITUTE(ROUND([.E8];2); &quot;,&quot;; &quot;&quot;))=LEN(ROUND([.E8];2));ROUND([.E8];2);TRIM(LEFT(ROUND([.E8];2);FIND(&quot;,&quot;;ROUND([.E8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8];2); &quot;,&quot;; &quot;&quot;))=LEN(ROUND([.E8];2));ROUND([.E8];2);TRIM(LEFT(ROUND([.E8];2);FIND(&quot;,&quot;;ROUND([.E8];2))-1)))*1&gt;=10^5;CHOOSE(LEFT(RIGHT(IF(LEN(SUBSTITUTE(ROUND([.E8];2); &quot;,&quot;; &quot;&quot;))=LEN(ROUND([.E8];2));ROUND([.E8];2);TRIM(LEFT(ROUND([.E8];2);FIND(&quot;,&quot;;ROUND([.E8];2))-1)))*1;6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^4;CHOOSE(LEFT(RIGHT(IF(LEN(SUBSTITUTE(ROUND([.E8];2); &quot;,&quot;; &quot;&quot;))=LEN(ROUND([.E8];2));ROUND([.E8];2);TRIM(LEFT(ROUND([.E8];2);FIND(&quot;,&quot;;ROUND([.E8];2))-1)))*1;5);1)+1;&quot;&quot;;&quot;on&quot;;&quot;yirmi&quot;;&quot;otuz&quot;;&quot;kırk&quot;;&quot;elli&quot;;&quot;altmış&quot;;&quot;yetmiş&quot;;&quot;seksen&quot;;&quot;doksan&quot;);&quot;&quot;)&amp;IF(IF(LEN(SUBSTITUTE(ROUND([.E8];2); &quot;,&quot;; &quot;&quot;))=LEN(ROUND([.E8];2));ROUND([.E8];2);TRIM(LEFT(ROUND([.E8];2);FIND(&quot;,&quot;;ROUND([.E8];2))-1)))*1&gt;=10^3;CHOOSE(LEFT(RIGHT(IF(LEN(SUBSTITUTE(ROUND([.E8];2); &quot;,&quot;; &quot;&quot;))=LEN(ROUND([.E8];2));ROUND([.E8];2);TRIM(LEFT(ROUND([.E8];2);FIND(&quot;,&quot;;ROUND([.E8];2))-1)))*1;4);1)+1;&quot;&quot;;&quot;&quot;;&quot;iki&quot;;&quot;üç&quot;;&quot;dört&quot;;&quot;beş&quot;;&quot;altı&quot;;&quot;yedi&quot;;&quot;sekiz&quot;;&quot;dokuz&quot;);&quot;&quot;)&amp;IF(AND(IF(LEN(SUBSTITUTE(ROUND([.E8];2); &quot;,&quot;; &quot;&quot;))=LEN(ROUND([.E8];2));ROUND([.E8];2);TRIM(LEFT(ROUND([.E8];2);FIND(&quot;,&quot;;ROUND([.E8];2))-1)))*1&gt;=10^3;VALUE(LEFT(RIGHT(IF(LEN(SUBSTITUTE(ROUND([.E8];2); &quot;,&quot;; &quot;&quot;))=LEN(ROUND([.E8];2));ROUND([.E8];2);TRIM(LEFT(ROUND([.E8];2);FIND(&quot;,&quot;;ROUND([.E8];2))-1)))*1;6);3))&gt;0);IF(AND(IF(LEN(SUBSTITUTE(ROUND([.E8];2); &quot;,&quot;; &quot;&quot;))=LEN(ROUND([.E8];2));ROUND([.E8];2);TRIM(LEFT(ROUND([.E8];2);FIND(&quot;,&quot;;ROUND([.E8];2))-1)))*1&gt;1999;LEFT(RIGHT(IF(LEN(SUBSTITUTE(ROUND([.E8];2); &quot;,&quot;; &quot;&quot;))=LEN(ROUND([.E8];2));ROUND([.E8];2);TRIM(LEFT(ROUND([.E8];2);FIND(&quot;,&quot;;ROUND([.E8];2))-1)))*1;4);1)=&quot;1&quot;;LEFT(RIGHT(IF(LEN(SUBSTITUTE(ROUND([.E8];2); &quot;,&quot;; &quot;&quot;))=LEN(ROUND([.E8];2));ROUND([.E8];2);TRIM(LEFT(ROUND([.E8];2);FIND(&quot;,&quot;;ROUND([.E8];2))-1)))*1;6);2)&lt;&gt;&quot;00&quot;);&quot;birbin&quot;;&quot;bin&quot;);&quot;&quot;)&amp;IF(IF(LEN(SUBSTITUTE(ROUND([.E8];2); &quot;,&quot;; &quot;&quot;))=LEN(ROUND([.E8];2));ROUND([.E8];2);TRIM(LEFT(ROUND([.E8];2);FIND(&quot;,&quot;;ROUND([.E8];2))-1)))*1&gt;=100;CHOOSE(LEFT(RIGHT(IF(LEN(SUBSTITUTE(ROUND([.E8];2); &quot;,&quot;; &quot;&quot;))=LEN(ROUND([.E8];2));ROUND([.E8];2);TRIM(LEFT(ROUND([.E8];2);FIND(&quot;,&quot;;ROUND([.E8];2))-1)))*1;3);1)+1;&quot;&quot;;&quot;yüz&quot;;&quot;ikiyüz&quot;;&quot;üçyüz&quot;;&quot;dörtyüz&quot;;&quot;beşyüz&quot;;&quot;altıyüz&quot;;&quot;yediyüz&quot;;&quot;sekizyüz&quot;;&quot;dokuzyüz&quot;);&quot;&quot;)&amp;IF(IF(LEN(SUBSTITUTE(ROUND([.E8];2); &quot;,&quot;; &quot;&quot;))=LEN(ROUND([.E8];2));ROUND([.E8];2);TRIM(LEFT(ROUND([.E8];2);FIND(&quot;,&quot;;ROUND([.E8];2))-1)))*1&gt;=10;CHOOSE(LEFT(RIGHT(IF(LEN(SUBSTITUTE(ROUND([.E8];2); &quot;,&quot;; &quot;&quot;))=LEN(ROUND([.E8];2));ROUND([.E8];2);TRIM(LEFT(ROUND([.E8];2);FIND(&quot;,&quot;;ROUND([.E8];2))-1)))*1;2);1)+1;&quot;&quot;;&quot;on&quot;;&quot;yirmi&quot;;&quot;otuz&quot;;&quot;kırk&quot;;&quot;elli&quot;;&quot;altmış&quot;;&quot;yetmiş&quot;;&quot;seksen&quot;;&quot;doksan&quot;);&quot;&quot;)&amp;CHOOSE(MOD(IF(LEN(SUBSTITUTE(ROUND([.E8];2); &quot;,&quot;; &quot;&quot;))=LEN(ROUND([.E8];2));ROUND([.E8];2);TRIM(LEFT(ROUND([.E8];2);FIND(&quot;,&quot;;ROUND([.E8];2))-1)))*1;10)+1;&quot;&quot;;&quot;bir&quot;;&quot;iki&quot;;&quot;üç&quot;;&quot;dört&quot;;&quot;beş&quot;;&quot;altı&quot;;&quot;yedi&quot;;&quot;sekiz&quot;;&quot;dokuz&quot;)) &amp; &quot; TL &quot; &amp; IF(OR(LEN(SUBSTITUTE([.E8]; &quot;,&quot;; &quot;&quot;))=LEN([.E8]);LEN(SUBSTITUTE(ROUND([.E8];2); &quot;,&quot;; &quot;&quot;))=LEN(ROUND([.E8];2)));&quot;&quot;; PROPER(IF(IF(LEN(TRIM(RIGHT(ROUND([.E8];2);LEN(ROUND([.E8];2))-FIND(&quot;,&quot;;ROUND([.E8];2)))))&lt;2;TRIM(RIGHT(ROUND([.E8];2);LEN(ROUND([.E8];2))-FIND(&quot;,&quot;;ROUND([.E8];2))))*10;TRIM(RIGHT(ROUND([.E8];2);LEN(ROUND([.E8];2))-FIND(&quot;,&quot;;ROUND([.E8];2))))*1)&gt;=10^5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6);1)+1;&quot;&quot;;&quot;yüz&quot;;&quot;ikiyüz&quot;;&quot;üçyüz&quot;;&quot;dörtyüz&quot;;&quot;beşyüz&quot;;&quot;altıyüz&quot;;&quot;yediyüz&quot;;&quot;sekizyüz&quot;;&quot;dokuzyü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4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5);1)+1;&quot;&quot;;&quot;on&quot;;&quot;yirmi&quot;;&quot;otuz&quot;;&quot;kırk&quot;;&quot;elli&quot;;&quot;altmış&quot;;&quot;yetmiş&quot;;&quot;seksen&quot;;&quot;doksan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^3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4);1)+1;&quot;&quot;;&quot;&quot;;&quot;iki&quot;;&quot;üç&quot;;&quot;dört&quot;;&quot;beş&quot;;&quot;altı&quot;;&quot;yedi&quot;;&quot;sekiz&quot;;&quot;dokuz&quot;);&quot;&quot;)&amp;IF(IF(LEN(TRIM(RIGHT(ROUND([.E8];2);LEN(ROUND([.E8];2))-FIND(&quot;,&quot;;ROUND([.E8];2)))))&lt;2;TRIM(RIGHT(ROUND([.E8];2);LEN(ROUND([.E8];2))-FIND(&quot;,&quot;;ROUND([.E8];2))))*10;TRIM(RIGHT(ROUND([.E8];2);LEN(ROUND([.E8];2))-FIND(&quot;,&quot;;ROUND([.E8];2))))*1)&gt;=10;CHOOSE(LEFT(RIGHT(IF(LEN(TRIM(RIGHT(ROUND([.E8];2);LEN(ROUND([.E8];2))-FIND(&quot;,&quot;;ROUND([.E8];2)))))&lt;2;TRIM(RIGHT(ROUND([.E8];2);LEN(ROUND([.E8];2))-FIND(&quot;,&quot;;ROUND([.E8];2))))*10;TRIM(RIGHT(ROUND([.E8];2);LEN(ROUND([.E8];2))-FIND(&quot;,&quot;;ROUND([.E8];2))))*1);2);1)+1;&quot;&quot;;&quot;on&quot;;&quot;yirmi&quot;;&quot;otuz&quot;;&quot;kırk&quot;;&quot;elli&quot;;&quot;altmış&quot;;&quot;yetmiş&quot;;&quot;seksen&quot;;&quot;doksan&quot;);&quot;&quot;)&amp;CHOOSE(MOD(IF(LEN(TRIM(RIGHT(ROUND([.E8];2);LEN(ROUND([.E8];2))-FIND(&quot;,&quot;;ROUND([.E8];2)))))&lt;2;TRIM(RIGHT(ROUND([.E8];2);LEN(ROUND([.E8];2))-FIND(&quot;,&quot;;ROUND([.E8];2))))*10;TRIM(RIGHT(ROUND([.E8];2);LEN(ROUND([.E8];2))-FIND(&quot;,&quot;;ROUND([.E8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7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6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7" calcext:value-type="float">
            <text:p>7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09-30" calcext:value-type="date">
            <text:p>30.09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9];2); &quot;,&quot;; &quot;&quot;))=LEN(ROUND([.E9];2));ROUND([.E9];2);TRIM(LEFT(ROUND([.E9];2);FIND(&quot;,&quot;;ROUND([.E9];2))-1)))*1&gt;=10^6;CHOOSE(LEFT(RIGHT(IF(LEN(SUBSTITUTE(ROUND([.E9];2); &quot;,&quot;; &quot;&quot;))=LEN(ROUND([.E9];2));ROUND([.E9];2);TRIM(LEFT(ROUND([.E9];2);FIND(&quot;,&quot;;ROUND([.E9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9];2); &quot;,&quot;; &quot;&quot;))=LEN(ROUND([.E9];2));ROUND([.E9];2);TRIM(LEFT(ROUND([.E9];2);FIND(&quot;,&quot;;ROUND([.E9];2))-1)))*1&gt;=10^5;CHOOSE(LEFT(RIGHT(IF(LEN(SUBSTITUTE(ROUND([.E9];2); &quot;,&quot;; &quot;&quot;))=LEN(ROUND([.E9];2));ROUND([.E9];2);TRIM(LEFT(ROUND([.E9];2);FIND(&quot;,&quot;;ROUND([.E9];2))-1)))*1;6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^4;CHOOSE(LEFT(RIGHT(IF(LEN(SUBSTITUTE(ROUND([.E9];2); &quot;,&quot;; &quot;&quot;))=LEN(ROUND([.E9];2));ROUND([.E9];2);TRIM(LEFT(ROUND([.E9];2);FIND(&quot;,&quot;;ROUND([.E9];2))-1)))*1;5);1)+1;&quot;&quot;;&quot;on&quot;;&quot;yirmi&quot;;&quot;otuz&quot;;&quot;kırk&quot;;&quot;elli&quot;;&quot;altmış&quot;;&quot;yetmiş&quot;;&quot;seksen&quot;;&quot;doksan&quot;);&quot;&quot;)&amp;IF(IF(LEN(SUBSTITUTE(ROUND([.E9];2); &quot;,&quot;; &quot;&quot;))=LEN(ROUND([.E9];2));ROUND([.E9];2);TRIM(LEFT(ROUND([.E9];2);FIND(&quot;,&quot;;ROUND([.E9];2))-1)))*1&gt;=10^3;CHOOSE(LEFT(RIGHT(IF(LEN(SUBSTITUTE(ROUND([.E9];2); &quot;,&quot;; &quot;&quot;))=LEN(ROUND([.E9];2));ROUND([.E9];2);TRIM(LEFT(ROUND([.E9];2);FIND(&quot;,&quot;;ROUND([.E9];2))-1)))*1;4);1)+1;&quot;&quot;;&quot;&quot;;&quot;iki&quot;;&quot;üç&quot;;&quot;dört&quot;;&quot;beş&quot;;&quot;altı&quot;;&quot;yedi&quot;;&quot;sekiz&quot;;&quot;dokuz&quot;);&quot;&quot;)&amp;IF(AND(IF(LEN(SUBSTITUTE(ROUND([.E9];2); &quot;,&quot;; &quot;&quot;))=LEN(ROUND([.E9];2));ROUND([.E9];2);TRIM(LEFT(ROUND([.E9];2);FIND(&quot;,&quot;;ROUND([.E9];2))-1)))*1&gt;=10^3;VALUE(LEFT(RIGHT(IF(LEN(SUBSTITUTE(ROUND([.E9];2); &quot;,&quot;; &quot;&quot;))=LEN(ROUND([.E9];2));ROUND([.E9];2);TRIM(LEFT(ROUND([.E9];2);FIND(&quot;,&quot;;ROUND([.E9];2))-1)))*1;6);3))&gt;0);IF(AND(IF(LEN(SUBSTITUTE(ROUND([.E9];2); &quot;,&quot;; &quot;&quot;))=LEN(ROUND([.E9];2));ROUND([.E9];2);TRIM(LEFT(ROUND([.E9];2);FIND(&quot;,&quot;;ROUND([.E9];2))-1)))*1&gt;1999;LEFT(RIGHT(IF(LEN(SUBSTITUTE(ROUND([.E9];2); &quot;,&quot;; &quot;&quot;))=LEN(ROUND([.E9];2));ROUND([.E9];2);TRIM(LEFT(ROUND([.E9];2);FIND(&quot;,&quot;;ROUND([.E9];2))-1)))*1;4);1)=&quot;1&quot;;LEFT(RIGHT(IF(LEN(SUBSTITUTE(ROUND([.E9];2); &quot;,&quot;; &quot;&quot;))=LEN(ROUND([.E9];2));ROUND([.E9];2);TRIM(LEFT(ROUND([.E9];2);FIND(&quot;,&quot;;ROUND([.E9];2))-1)))*1;6);2)&lt;&gt;&quot;00&quot;);&quot;birbin&quot;;&quot;bin&quot;);&quot;&quot;)&amp;IF(IF(LEN(SUBSTITUTE(ROUND([.E9];2); &quot;,&quot;; &quot;&quot;))=LEN(ROUND([.E9];2));ROUND([.E9];2);TRIM(LEFT(ROUND([.E9];2);FIND(&quot;,&quot;;ROUND([.E9];2))-1)))*1&gt;=100;CHOOSE(LEFT(RIGHT(IF(LEN(SUBSTITUTE(ROUND([.E9];2); &quot;,&quot;; &quot;&quot;))=LEN(ROUND([.E9];2));ROUND([.E9];2);TRIM(LEFT(ROUND([.E9];2);FIND(&quot;,&quot;;ROUND([.E9];2))-1)))*1;3);1)+1;&quot;&quot;;&quot;yüz&quot;;&quot;ikiyüz&quot;;&quot;üçyüz&quot;;&quot;dörtyüz&quot;;&quot;beşyüz&quot;;&quot;altıyüz&quot;;&quot;yediyüz&quot;;&quot;sekizyüz&quot;;&quot;dokuzyüz&quot;);&quot;&quot;)&amp;IF(IF(LEN(SUBSTITUTE(ROUND([.E9];2); &quot;,&quot;; &quot;&quot;))=LEN(ROUND([.E9];2));ROUND([.E9];2);TRIM(LEFT(ROUND([.E9];2);FIND(&quot;,&quot;;ROUND([.E9];2))-1)))*1&gt;=10;CHOOSE(LEFT(RIGHT(IF(LEN(SUBSTITUTE(ROUND([.E9];2); &quot;,&quot;; &quot;&quot;))=LEN(ROUND([.E9];2));ROUND([.E9];2);TRIM(LEFT(ROUND([.E9];2);FIND(&quot;,&quot;;ROUND([.E9];2))-1)))*1;2);1)+1;&quot;&quot;;&quot;on&quot;;&quot;yirmi&quot;;&quot;otuz&quot;;&quot;kırk&quot;;&quot;elli&quot;;&quot;altmış&quot;;&quot;yetmiş&quot;;&quot;seksen&quot;;&quot;doksan&quot;);&quot;&quot;)&amp;CHOOSE(MOD(IF(LEN(SUBSTITUTE(ROUND([.E9];2); &quot;,&quot;; &quot;&quot;))=LEN(ROUND([.E9];2));ROUND([.E9];2);TRIM(LEFT(ROUND([.E9];2);FIND(&quot;,&quot;;ROUND([.E9];2))-1)))*1;10)+1;&quot;&quot;;&quot;bir&quot;;&quot;iki&quot;;&quot;üç&quot;;&quot;dört&quot;;&quot;beş&quot;;&quot;altı&quot;;&quot;yedi&quot;;&quot;sekiz&quot;;&quot;dokuz&quot;)) &amp; &quot; TL &quot; &amp; IF(OR(LEN(SUBSTITUTE([.E9]; &quot;,&quot;; &quot;&quot;))=LEN([.E9]);LEN(SUBSTITUTE(ROUND([.E9];2); &quot;,&quot;; &quot;&quot;))=LEN(ROUND([.E9];2)));&quot;&quot;; PROPER(IF(IF(LEN(TRIM(RIGHT(ROUND([.E9];2);LEN(ROUND([.E9];2))-FIND(&quot;,&quot;;ROUND([.E9];2)))))&lt;2;TRIM(RIGHT(ROUND([.E9];2);LEN(ROUND([.E9];2))-FIND(&quot;,&quot;;ROUND([.E9];2))))*10;TRIM(RIGHT(ROUND([.E9];2);LEN(ROUND([.E9];2))-FIND(&quot;,&quot;;ROUND([.E9];2))))*1)&gt;=10^5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6);1)+1;&quot;&quot;;&quot;yüz&quot;;&quot;ikiyüz&quot;;&quot;üçyüz&quot;;&quot;dörtyüz&quot;;&quot;beşyüz&quot;;&quot;altıyüz&quot;;&quot;yediyüz&quot;;&quot;sekizyüz&quot;;&quot;dokuzyü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4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5);1)+1;&quot;&quot;;&quot;on&quot;;&quot;yirmi&quot;;&quot;otuz&quot;;&quot;kırk&quot;;&quot;elli&quot;;&quot;altmış&quot;;&quot;yetmiş&quot;;&quot;seksen&quot;;&quot;doksan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^3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4);1)+1;&quot;&quot;;&quot;&quot;;&quot;iki&quot;;&quot;üç&quot;;&quot;dört&quot;;&quot;beş&quot;;&quot;altı&quot;;&quot;yedi&quot;;&quot;sekiz&quot;;&quot;dokuz&quot;);&quot;&quot;)&amp;IF(IF(LEN(TRIM(RIGHT(ROUND([.E9];2);LEN(ROUND([.E9];2))-FIND(&quot;,&quot;;ROUND([.E9];2)))))&lt;2;TRIM(RIGHT(ROUND([.E9];2);LEN(ROUND([.E9];2))-FIND(&quot;,&quot;;ROUND([.E9];2))))*10;TRIM(RIGHT(ROUND([.E9];2);LEN(ROUND([.E9];2))-FIND(&quot;,&quot;;ROUND([.E9];2))))*1)&gt;=10;CHOOSE(LEFT(RIGHT(IF(LEN(TRIM(RIGHT(ROUND([.E9];2);LEN(ROUND([.E9];2))-FIND(&quot;,&quot;;ROUND([.E9];2)))))&lt;2;TRIM(RIGHT(ROUND([.E9];2);LEN(ROUND([.E9];2))-FIND(&quot;,&quot;;ROUND([.E9];2))))*10;TRIM(RIGHT(ROUND([.E9];2);LEN(ROUND([.E9];2))-FIND(&quot;,&quot;;ROUND([.E9];2))))*1);2);1)+1;&quot;&quot;;&quot;on&quot;;&quot;yirmi&quot;;&quot;otuz&quot;;&quot;kırk&quot;;&quot;elli&quot;;&quot;altmış&quot;;&quot;yetmiş&quot;;&quot;seksen&quot;;&quot;doksan&quot;);&quot;&quot;)&amp;CHOOSE(MOD(IF(LEN(TRIM(RIGHT(ROUND([.E9];2);LEN(ROUND([.E9];2))-FIND(&quot;,&quot;;ROUND([.E9];2)))))&lt;2;TRIM(RIGHT(ROUND([.E9];2);LEN(ROUND([.E9];2))-FIND(&quot;,&quot;;ROUND([.E9];2))))*10;TRIM(RIGHT(ROUND([.E9];2);LEN(ROUND([.E9];2))-FIND(&quot;,&quot;;ROUND([.E9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8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7. Taksit</text:p>
          </table:table-cell>
          <table:table-cell table:number-columns-repeated="56"/>
        </table:table-row>
        <table:table-row table:style-name="ro5">
          <table:table-cell table:style-name="ce8"/>
          <table:table-cell table:style-name="ce22" office:value-type="float" office:value="8" calcext:value-type="float">
            <text:p>8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0-30" calcext:value-type="date">
            <text:p>30.10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0];2); &quot;,&quot;; &quot;&quot;))=LEN(ROUND([.E10];2));ROUND([.E10];2);TRIM(LEFT(ROUND([.E10];2);FIND(&quot;,&quot;;ROUND([.E10];2))-1)))*1&gt;=10^6;CHOOSE(LEFT(RIGHT(IF(LEN(SUBSTITUTE(ROUND([.E10];2); &quot;,&quot;; &quot;&quot;))=LEN(ROUND([.E10];2));ROUND([.E10];2);TRIM(LEFT(ROUND([.E10];2);FIND(&quot;,&quot;;ROUND([.E10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0];2); &quot;,&quot;; &quot;&quot;))=LEN(ROUND([.E10];2));ROUND([.E10];2);TRIM(LEFT(ROUND([.E10];2);FIND(&quot;,&quot;;ROUND([.E10];2))-1)))*1&gt;=10^5;CHOOSE(LEFT(RIGHT(IF(LEN(SUBSTITUTE(ROUND([.E10];2); &quot;,&quot;; &quot;&quot;))=LEN(ROUND([.E10];2));ROUND([.E10];2);TRIM(LEFT(ROUND([.E10];2);FIND(&quot;,&quot;;ROUND([.E10];2))-1)))*1;6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^4;CHOOSE(LEFT(RIGHT(IF(LEN(SUBSTITUTE(ROUND([.E10];2); &quot;,&quot;; &quot;&quot;))=LEN(ROUND([.E10];2));ROUND([.E10];2);TRIM(LEFT(ROUND([.E10];2);FIND(&quot;,&quot;;ROUND([.E10];2))-1)))*1;5);1)+1;&quot;&quot;;&quot;on&quot;;&quot;yirmi&quot;;&quot;otuz&quot;;&quot;kırk&quot;;&quot;elli&quot;;&quot;altmış&quot;;&quot;yetmiş&quot;;&quot;seksen&quot;;&quot;doksan&quot;);&quot;&quot;)&amp;IF(IF(LEN(SUBSTITUTE(ROUND([.E10];2); &quot;,&quot;; &quot;&quot;))=LEN(ROUND([.E10];2));ROUND([.E10];2);TRIM(LEFT(ROUND([.E10];2);FIND(&quot;,&quot;;ROUND([.E10];2))-1)))*1&gt;=10^3;CHOOSE(LEFT(RIGHT(IF(LEN(SUBSTITUTE(ROUND([.E10];2); &quot;,&quot;; &quot;&quot;))=LEN(ROUND([.E10];2));ROUND([.E10];2);TRIM(LEFT(ROUND([.E10];2);FIND(&quot;,&quot;;ROUND([.E10];2))-1)))*1;4);1)+1;&quot;&quot;;&quot;&quot;;&quot;iki&quot;;&quot;üç&quot;;&quot;dört&quot;;&quot;beş&quot;;&quot;altı&quot;;&quot;yedi&quot;;&quot;sekiz&quot;;&quot;dokuz&quot;);&quot;&quot;)&amp;IF(AND(IF(LEN(SUBSTITUTE(ROUND([.E10];2); &quot;,&quot;; &quot;&quot;))=LEN(ROUND([.E10];2));ROUND([.E10];2);TRIM(LEFT(ROUND([.E10];2);FIND(&quot;,&quot;;ROUND([.E10];2))-1)))*1&gt;=10^3;VALUE(LEFT(RIGHT(IF(LEN(SUBSTITUTE(ROUND([.E10];2); &quot;,&quot;; &quot;&quot;))=LEN(ROUND([.E10];2));ROUND([.E10];2);TRIM(LEFT(ROUND([.E10];2);FIND(&quot;,&quot;;ROUND([.E10];2))-1)))*1;6);3))&gt;0);IF(AND(IF(LEN(SUBSTITUTE(ROUND([.E10];2); &quot;,&quot;; &quot;&quot;))=LEN(ROUND([.E10];2));ROUND([.E10];2);TRIM(LEFT(ROUND([.E10];2);FIND(&quot;,&quot;;ROUND([.E10];2))-1)))*1&gt;1999;LEFT(RIGHT(IF(LEN(SUBSTITUTE(ROUND([.E10];2); &quot;,&quot;; &quot;&quot;))=LEN(ROUND([.E10];2));ROUND([.E10];2);TRIM(LEFT(ROUND([.E10];2);FIND(&quot;,&quot;;ROUND([.E10];2))-1)))*1;4);1)=&quot;1&quot;;LEFT(RIGHT(IF(LEN(SUBSTITUTE(ROUND([.E10];2); &quot;,&quot;; &quot;&quot;))=LEN(ROUND([.E10];2));ROUND([.E10];2);TRIM(LEFT(ROUND([.E10];2);FIND(&quot;,&quot;;ROUND([.E10];2))-1)))*1;6);2)&lt;&gt;&quot;00&quot;);&quot;birbin&quot;;&quot;bin&quot;);&quot;&quot;)&amp;IF(IF(LEN(SUBSTITUTE(ROUND([.E10];2); &quot;,&quot;; &quot;&quot;))=LEN(ROUND([.E10];2));ROUND([.E10];2);TRIM(LEFT(ROUND([.E10];2);FIND(&quot;,&quot;;ROUND([.E10];2))-1)))*1&gt;=100;CHOOSE(LEFT(RIGHT(IF(LEN(SUBSTITUTE(ROUND([.E10];2); &quot;,&quot;; &quot;&quot;))=LEN(ROUND([.E10];2));ROUND([.E10];2);TRIM(LEFT(ROUND([.E10];2);FIND(&quot;,&quot;;ROUND([.E10];2))-1)))*1;3);1)+1;&quot;&quot;;&quot;yüz&quot;;&quot;ikiyüz&quot;;&quot;üçyüz&quot;;&quot;dörtyüz&quot;;&quot;beşyüz&quot;;&quot;altıyüz&quot;;&quot;yediyüz&quot;;&quot;sekizyüz&quot;;&quot;dokuzyüz&quot;);&quot;&quot;)&amp;IF(IF(LEN(SUBSTITUTE(ROUND([.E10];2); &quot;,&quot;; &quot;&quot;))=LEN(ROUND([.E10];2));ROUND([.E10];2);TRIM(LEFT(ROUND([.E10];2);FIND(&quot;,&quot;;ROUND([.E10];2))-1)))*1&gt;=10;CHOOSE(LEFT(RIGHT(IF(LEN(SUBSTITUTE(ROUND([.E10];2); &quot;,&quot;; &quot;&quot;))=LEN(ROUND([.E10];2));ROUND([.E10];2);TRIM(LEFT(ROUND([.E10];2);FIND(&quot;,&quot;;ROUND([.E10];2))-1)))*1;2);1)+1;&quot;&quot;;&quot;on&quot;;&quot;yirmi&quot;;&quot;otuz&quot;;&quot;kırk&quot;;&quot;elli&quot;;&quot;altmış&quot;;&quot;yetmiş&quot;;&quot;seksen&quot;;&quot;doksan&quot;);&quot;&quot;)&amp;CHOOSE(MOD(IF(LEN(SUBSTITUTE(ROUND([.E10];2); &quot;,&quot;; &quot;&quot;))=LEN(ROUND([.E10];2));ROUND([.E10];2);TRIM(LEFT(ROUND([.E10];2);FIND(&quot;,&quot;;ROUND([.E10];2))-1)))*1;10)+1;&quot;&quot;;&quot;bir&quot;;&quot;iki&quot;;&quot;üç&quot;;&quot;dört&quot;;&quot;beş&quot;;&quot;altı&quot;;&quot;yedi&quot;;&quot;sekiz&quot;;&quot;dokuz&quot;)) &amp; &quot; TL &quot; &amp; IF(OR(LEN(SUBSTITUTE([.E10]; &quot;,&quot;; &quot;&quot;))=LEN([.E10]);LEN(SUBSTITUTE(ROUND([.E10];2); &quot;,&quot;; &quot;&quot;))=LEN(ROUND([.E10];2)));&quot;&quot;; PROPER(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5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6);1)+1;&quot;&quot;;&quot;yüz&quot;;&quot;ikiyüz&quot;;&quot;üçyüz&quot;;&quot;dörtyüz&quot;;&quot;beşyüz&quot;;&quot;altıyüz&quot;;&quot;yediyüz&quot;;&quot;sekizyüz&quot;;&quot;dokuzyü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4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5);1)+1;&quot;&quot;;&quot;on&quot;;&quot;yirmi&quot;;&quot;otuz&quot;;&quot;kırk&quot;;&quot;elli&quot;;&quot;altmış&quot;;&quot;yetmiş&quot;;&quot;seksen&quot;;&quot;doksan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^3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4);1)+1;&quot;&quot;;&quot;&quot;;&quot;iki&quot;;&quot;üç&quot;;&quot;dört&quot;;&quot;beş&quot;;&quot;altı&quot;;&quot;yedi&quot;;&quot;sekiz&quot;;&quot;dokuz&quot;);&quot;&quot;)&amp;IF(IF(LEN(TRIM(RIGHT(ROUND([.E10];2);LEN(ROUND([.E10];2))-FIND(&quot;,&quot;;ROUND([.E10];2)))))&lt;2;TRIM(RIGHT(ROUND([.E10];2);LEN(ROUND([.E10];2))-FIND(&quot;,&quot;;ROUND([.E10];2))))*10;TRIM(RIGHT(ROUND([.E10];2);LEN(ROUND([.E10];2))-FIND(&quot;,&quot;;ROUND([.E10];2))))*1)&gt;=10;CHOOSE(LEFT(RIGHT(IF(LEN(TRIM(RIGHT(ROUND([.E10];2);LEN(ROUND([.E10];2))-FIND(&quot;,&quot;;ROUND([.E10];2)))))&lt;2;TRIM(RIGHT(ROUND([.E10];2);LEN(ROUND([.E10];2))-FIND(&quot;,&quot;;ROUND([.E10];2))))*10;TRIM(RIGHT(ROUND([.E10];2);LEN(ROUND([.E10];2))-FIND(&quot;,&quot;;ROUND([.E10];2))))*1);2);1)+1;&quot;&quot;;&quot;on&quot;;&quot;yirmi&quot;;&quot;otuz&quot;;&quot;kırk&quot;;&quot;elli&quot;;&quot;altmış&quot;;&quot;yetmiş&quot;;&quot;seksen&quot;;&quot;doksan&quot;);&quot;&quot;)&amp;CHOOSE(MOD(IF(LEN(TRIM(RIGHT(ROUND([.E10];2);LEN(ROUND([.E10];2))-FIND(&quot;,&quot;;ROUND([.E10];2)))))&lt;2;TRIM(RIGHT(ROUND([.E10];2);LEN(ROUND([.E10];2))-FIND(&quot;,&quot;;ROUND([.E10];2))))*10;TRIM(RIGHT(ROUND([.E10];2);LEN(ROUND([.E10];2))-FIND(&quot;,&quot;;ROUND([.E10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9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8. Taksit</text:p>
          </table:table-cell>
          <table:table-cell table:number-columns-repeated="56"/>
        </table:table-row>
        <table:table-row table:style-name="ro5">
          <table:table-cell table:style-name="ce19" table:number-columns-spanned="1" table:number-rows-spanned="5"/>
          <table:table-cell table:style-name="ce22" office:value-type="float" office:value="9" calcext:value-type="float">
            <text:p>9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1-30" calcext:value-type="date">
            <text:p>30.11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1];2); &quot;,&quot;; &quot;&quot;))=LEN(ROUND([.E11];2));ROUND([.E11];2);TRIM(LEFT(ROUND([.E11];2);FIND(&quot;,&quot;;ROUND([.E11];2))-1)))*1&gt;=10^6;CHOOSE(LEFT(RIGHT(IF(LEN(SUBSTITUTE(ROUND([.E11];2); &quot;,&quot;; &quot;&quot;))=LEN(ROUND([.E11];2));ROUND([.E11];2);TRIM(LEFT(ROUND([.E11];2);FIND(&quot;,&quot;;ROUND([.E11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1];2); &quot;,&quot;; &quot;&quot;))=LEN(ROUND([.E11];2));ROUND([.E11];2);TRIM(LEFT(ROUND([.E11];2);FIND(&quot;,&quot;;ROUND([.E11];2))-1)))*1&gt;=10^5;CHOOSE(LEFT(RIGHT(IF(LEN(SUBSTITUTE(ROUND([.E11];2); &quot;,&quot;; &quot;&quot;))=LEN(ROUND([.E11];2));ROUND([.E11];2);TRIM(LEFT(ROUND([.E11];2);FIND(&quot;,&quot;;ROUND([.E11];2))-1)))*1;6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^4;CHOOSE(LEFT(RIGHT(IF(LEN(SUBSTITUTE(ROUND([.E11];2); &quot;,&quot;; &quot;&quot;))=LEN(ROUND([.E11];2));ROUND([.E11];2);TRIM(LEFT(ROUND([.E11];2);FIND(&quot;,&quot;;ROUND([.E11];2))-1)))*1;5);1)+1;&quot;&quot;;&quot;on&quot;;&quot;yirmi&quot;;&quot;otuz&quot;;&quot;kırk&quot;;&quot;elli&quot;;&quot;altmış&quot;;&quot;yetmiş&quot;;&quot;seksen&quot;;&quot;doksan&quot;);&quot;&quot;)&amp;IF(IF(LEN(SUBSTITUTE(ROUND([.E11];2); &quot;,&quot;; &quot;&quot;))=LEN(ROUND([.E11];2));ROUND([.E11];2);TRIM(LEFT(ROUND([.E11];2);FIND(&quot;,&quot;;ROUND([.E11];2))-1)))*1&gt;=10^3;CHOOSE(LEFT(RIGHT(IF(LEN(SUBSTITUTE(ROUND([.E11];2); &quot;,&quot;; &quot;&quot;))=LEN(ROUND([.E11];2));ROUND([.E11];2);TRIM(LEFT(ROUND([.E11];2);FIND(&quot;,&quot;;ROUND([.E11];2))-1)))*1;4);1)+1;&quot;&quot;;&quot;&quot;;&quot;iki&quot;;&quot;üç&quot;;&quot;dört&quot;;&quot;beş&quot;;&quot;altı&quot;;&quot;yedi&quot;;&quot;sekiz&quot;;&quot;dokuz&quot;);&quot;&quot;)&amp;IF(AND(IF(LEN(SUBSTITUTE(ROUND([.E11];2); &quot;,&quot;; &quot;&quot;))=LEN(ROUND([.E11];2));ROUND([.E11];2);TRIM(LEFT(ROUND([.E11];2);FIND(&quot;,&quot;;ROUND([.E11];2))-1)))*1&gt;=10^3;VALUE(LEFT(RIGHT(IF(LEN(SUBSTITUTE(ROUND([.E11];2); &quot;,&quot;; &quot;&quot;))=LEN(ROUND([.E11];2));ROUND([.E11];2);TRIM(LEFT(ROUND([.E11];2);FIND(&quot;,&quot;;ROUND([.E11];2))-1)))*1;6);3))&gt;0);IF(AND(IF(LEN(SUBSTITUTE(ROUND([.E11];2); &quot;,&quot;; &quot;&quot;))=LEN(ROUND([.E11];2));ROUND([.E11];2);TRIM(LEFT(ROUND([.E11];2);FIND(&quot;,&quot;;ROUND([.E11];2))-1)))*1&gt;1999;LEFT(RIGHT(IF(LEN(SUBSTITUTE(ROUND([.E11];2); &quot;,&quot;; &quot;&quot;))=LEN(ROUND([.E11];2));ROUND([.E11];2);TRIM(LEFT(ROUND([.E11];2);FIND(&quot;,&quot;;ROUND([.E11];2))-1)))*1;4);1)=&quot;1&quot;;LEFT(RIGHT(IF(LEN(SUBSTITUTE(ROUND([.E11];2); &quot;,&quot;; &quot;&quot;))=LEN(ROUND([.E11];2));ROUND([.E11];2);TRIM(LEFT(ROUND([.E11];2);FIND(&quot;,&quot;;ROUND([.E11];2))-1)))*1;6);2)&lt;&gt;&quot;00&quot;);&quot;birbin&quot;;&quot;bin&quot;);&quot;&quot;)&amp;IF(IF(LEN(SUBSTITUTE(ROUND([.E11];2); &quot;,&quot;; &quot;&quot;))=LEN(ROUND([.E11];2));ROUND([.E11];2);TRIM(LEFT(ROUND([.E11];2);FIND(&quot;,&quot;;ROUND([.E11];2))-1)))*1&gt;=100;CHOOSE(LEFT(RIGHT(IF(LEN(SUBSTITUTE(ROUND([.E11];2); &quot;,&quot;; &quot;&quot;))=LEN(ROUND([.E11];2));ROUND([.E11];2);TRIM(LEFT(ROUND([.E11];2);FIND(&quot;,&quot;;ROUND([.E11];2))-1)))*1;3);1)+1;&quot;&quot;;&quot;yüz&quot;;&quot;ikiyüz&quot;;&quot;üçyüz&quot;;&quot;dörtyüz&quot;;&quot;beşyüz&quot;;&quot;altıyüz&quot;;&quot;yediyüz&quot;;&quot;sekizyüz&quot;;&quot;dokuzyüz&quot;);&quot;&quot;)&amp;IF(IF(LEN(SUBSTITUTE(ROUND([.E11];2); &quot;,&quot;; &quot;&quot;))=LEN(ROUND([.E11];2));ROUND([.E11];2);TRIM(LEFT(ROUND([.E11];2);FIND(&quot;,&quot;;ROUND([.E11];2))-1)))*1&gt;=10;CHOOSE(LEFT(RIGHT(IF(LEN(SUBSTITUTE(ROUND([.E11];2); &quot;,&quot;; &quot;&quot;))=LEN(ROUND([.E11];2));ROUND([.E11];2);TRIM(LEFT(ROUND([.E11];2);FIND(&quot;,&quot;;ROUND([.E11];2))-1)))*1;2);1)+1;&quot;&quot;;&quot;on&quot;;&quot;yirmi&quot;;&quot;otuz&quot;;&quot;kırk&quot;;&quot;elli&quot;;&quot;altmış&quot;;&quot;yetmiş&quot;;&quot;seksen&quot;;&quot;doksan&quot;);&quot;&quot;)&amp;CHOOSE(MOD(IF(LEN(SUBSTITUTE(ROUND([.E11];2); &quot;,&quot;; &quot;&quot;))=LEN(ROUND([.E11];2));ROUND([.E11];2);TRIM(LEFT(ROUND([.E11];2);FIND(&quot;,&quot;;ROUND([.E11];2))-1)))*1;10)+1;&quot;&quot;;&quot;bir&quot;;&quot;iki&quot;;&quot;üç&quot;;&quot;dört&quot;;&quot;beş&quot;;&quot;altı&quot;;&quot;yedi&quot;;&quot;sekiz&quot;;&quot;dokuz&quot;)) &amp; &quot; TL &quot; &amp; IF(OR(LEN(SUBSTITUTE([.E11]; &quot;,&quot;; &quot;&quot;))=LEN([.E11]);LEN(SUBSTITUTE(ROUND([.E11];2); &quot;,&quot;; &quot;&quot;))=LEN(ROUND([.E11];2)));&quot;&quot;; PROPER(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5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6);1)+1;&quot;&quot;;&quot;yüz&quot;;&quot;ikiyüz&quot;;&quot;üçyüz&quot;;&quot;dörtyüz&quot;;&quot;beşyüz&quot;;&quot;altıyüz&quot;;&quot;yediyüz&quot;;&quot;sekizyüz&quot;;&quot;dokuzyü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4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5);1)+1;&quot;&quot;;&quot;on&quot;;&quot;yirmi&quot;;&quot;otuz&quot;;&quot;kırk&quot;;&quot;elli&quot;;&quot;altmış&quot;;&quot;yetmiş&quot;;&quot;seksen&quot;;&quot;doksan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^3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4);1)+1;&quot;&quot;;&quot;&quot;;&quot;iki&quot;;&quot;üç&quot;;&quot;dört&quot;;&quot;beş&quot;;&quot;altı&quot;;&quot;yedi&quot;;&quot;sekiz&quot;;&quot;dokuz&quot;);&quot;&quot;)&amp;IF(IF(LEN(TRIM(RIGHT(ROUND([.E11];2);LEN(ROUND([.E11];2))-FIND(&quot;,&quot;;ROUND([.E11];2)))))&lt;2;TRIM(RIGHT(ROUND([.E11];2);LEN(ROUND([.E11];2))-FIND(&quot;,&quot;;ROUND([.E11];2))))*10;TRIM(RIGHT(ROUND([.E11];2);LEN(ROUND([.E11];2))-FIND(&quot;,&quot;;ROUND([.E11];2))))*1)&gt;=10;CHOOSE(LEFT(RIGHT(IF(LEN(TRIM(RIGHT(ROUND([.E11];2);LEN(ROUND([.E11];2))-FIND(&quot;,&quot;;ROUND([.E11];2)))))&lt;2;TRIM(RIGHT(ROUND([.E11];2);LEN(ROUND([.E11];2))-FIND(&quot;,&quot;;ROUND([.E11];2))))*10;TRIM(RIGHT(ROUND([.E11];2);LEN(ROUND([.E11];2))-FIND(&quot;,&quot;;ROUND([.E11];2))))*1);2);1)+1;&quot;&quot;;&quot;on&quot;;&quot;yirmi&quot;;&quot;otuz&quot;;&quot;kırk&quot;;&quot;elli&quot;;&quot;altmış&quot;;&quot;yetmiş&quot;;&quot;seksen&quot;;&quot;doksan&quot;);&quot;&quot;)&amp;CHOOSE(MOD(IF(LEN(TRIM(RIGHT(ROUND([.E11];2);LEN(ROUND([.E11];2))-FIND(&quot;,&quot;;ROUND([.E11];2)))))&lt;2;TRIM(RIGHT(ROUND([.E11];2);LEN(ROUND([.E11];2))-FIND(&quot;,&quot;;ROUND([.E11];2))))*10;TRIM(RIGHT(ROUND([.E11];2);LEN(ROUND([.E11];2))-FIND(&quot;,&quot;;ROUND([.E11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0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9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10" calcext:value-type="float">
            <text:p>10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1-12-30" calcext:value-type="date">
            <text:p>30.12.2021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2];2); &quot;,&quot;; &quot;&quot;))=LEN(ROUND([.E12];2));ROUND([.E12];2);TRIM(LEFT(ROUND([.E12];2);FIND(&quot;,&quot;;ROUND([.E12];2))-1)))*1&gt;=10^6;CHOOSE(LEFT(RIGHT(IF(LEN(SUBSTITUTE(ROUND([.E12];2); &quot;,&quot;; &quot;&quot;))=LEN(ROUND([.E12];2));ROUND([.E12];2);TRIM(LEFT(ROUND([.E12];2);FIND(&quot;,&quot;;ROUND([.E12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2];2); &quot;,&quot;; &quot;&quot;))=LEN(ROUND([.E12];2));ROUND([.E12];2);TRIM(LEFT(ROUND([.E12];2);FIND(&quot;,&quot;;ROUND([.E12];2))-1)))*1&gt;=10^5;CHOOSE(LEFT(RIGHT(IF(LEN(SUBSTITUTE(ROUND([.E12];2); &quot;,&quot;; &quot;&quot;))=LEN(ROUND([.E12];2));ROUND([.E12];2);TRIM(LEFT(ROUND([.E12];2);FIND(&quot;,&quot;;ROUND([.E12];2))-1)))*1;6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^4;CHOOSE(LEFT(RIGHT(IF(LEN(SUBSTITUTE(ROUND([.E12];2); &quot;,&quot;; &quot;&quot;))=LEN(ROUND([.E12];2));ROUND([.E12];2);TRIM(LEFT(ROUND([.E12];2);FIND(&quot;,&quot;;ROUND([.E12];2))-1)))*1;5);1)+1;&quot;&quot;;&quot;on&quot;;&quot;yirmi&quot;;&quot;otuz&quot;;&quot;kırk&quot;;&quot;elli&quot;;&quot;altmış&quot;;&quot;yetmiş&quot;;&quot;seksen&quot;;&quot;doksan&quot;);&quot;&quot;)&amp;IF(IF(LEN(SUBSTITUTE(ROUND([.E12];2); &quot;,&quot;; &quot;&quot;))=LEN(ROUND([.E12];2));ROUND([.E12];2);TRIM(LEFT(ROUND([.E12];2);FIND(&quot;,&quot;;ROUND([.E12];2))-1)))*1&gt;=10^3;CHOOSE(LEFT(RIGHT(IF(LEN(SUBSTITUTE(ROUND([.E12];2); &quot;,&quot;; &quot;&quot;))=LEN(ROUND([.E12];2));ROUND([.E12];2);TRIM(LEFT(ROUND([.E12];2);FIND(&quot;,&quot;;ROUND([.E12];2))-1)))*1;4);1)+1;&quot;&quot;;&quot;&quot;;&quot;iki&quot;;&quot;üç&quot;;&quot;dört&quot;;&quot;beş&quot;;&quot;altı&quot;;&quot;yedi&quot;;&quot;sekiz&quot;;&quot;dokuz&quot;);&quot;&quot;)&amp;IF(AND(IF(LEN(SUBSTITUTE(ROUND([.E12];2); &quot;,&quot;; &quot;&quot;))=LEN(ROUND([.E12];2));ROUND([.E12];2);TRIM(LEFT(ROUND([.E12];2);FIND(&quot;,&quot;;ROUND([.E12];2))-1)))*1&gt;=10^3;VALUE(LEFT(RIGHT(IF(LEN(SUBSTITUTE(ROUND([.E12];2); &quot;,&quot;; &quot;&quot;))=LEN(ROUND([.E12];2));ROUND([.E12];2);TRIM(LEFT(ROUND([.E12];2);FIND(&quot;,&quot;;ROUND([.E12];2))-1)))*1;6);3))&gt;0);IF(AND(IF(LEN(SUBSTITUTE(ROUND([.E12];2); &quot;,&quot;; &quot;&quot;))=LEN(ROUND([.E12];2));ROUND([.E12];2);TRIM(LEFT(ROUND([.E12];2);FIND(&quot;,&quot;;ROUND([.E12];2))-1)))*1&gt;1999;LEFT(RIGHT(IF(LEN(SUBSTITUTE(ROUND([.E12];2); &quot;,&quot;; &quot;&quot;))=LEN(ROUND([.E12];2));ROUND([.E12];2);TRIM(LEFT(ROUND([.E12];2);FIND(&quot;,&quot;;ROUND([.E12];2))-1)))*1;4);1)=&quot;1&quot;;LEFT(RIGHT(IF(LEN(SUBSTITUTE(ROUND([.E12];2); &quot;,&quot;; &quot;&quot;))=LEN(ROUND([.E12];2));ROUND([.E12];2);TRIM(LEFT(ROUND([.E12];2);FIND(&quot;,&quot;;ROUND([.E12];2))-1)))*1;6);2)&lt;&gt;&quot;00&quot;);&quot;birbin&quot;;&quot;bin&quot;);&quot;&quot;)&amp;IF(IF(LEN(SUBSTITUTE(ROUND([.E12];2); &quot;,&quot;; &quot;&quot;))=LEN(ROUND([.E12];2));ROUND([.E12];2);TRIM(LEFT(ROUND([.E12];2);FIND(&quot;,&quot;;ROUND([.E12];2))-1)))*1&gt;=100;CHOOSE(LEFT(RIGHT(IF(LEN(SUBSTITUTE(ROUND([.E12];2); &quot;,&quot;; &quot;&quot;))=LEN(ROUND([.E12];2));ROUND([.E12];2);TRIM(LEFT(ROUND([.E12];2);FIND(&quot;,&quot;;ROUND([.E12];2))-1)))*1;3);1)+1;&quot;&quot;;&quot;yüz&quot;;&quot;ikiyüz&quot;;&quot;üçyüz&quot;;&quot;dörtyüz&quot;;&quot;beşyüz&quot;;&quot;altıyüz&quot;;&quot;yediyüz&quot;;&quot;sekizyüz&quot;;&quot;dokuzyüz&quot;);&quot;&quot;)&amp;IF(IF(LEN(SUBSTITUTE(ROUND([.E12];2); &quot;,&quot;; &quot;&quot;))=LEN(ROUND([.E12];2));ROUND([.E12];2);TRIM(LEFT(ROUND([.E12];2);FIND(&quot;,&quot;;ROUND([.E12];2))-1)))*1&gt;=10;CHOOSE(LEFT(RIGHT(IF(LEN(SUBSTITUTE(ROUND([.E12];2); &quot;,&quot;; &quot;&quot;))=LEN(ROUND([.E12];2));ROUND([.E12];2);TRIM(LEFT(ROUND([.E12];2);FIND(&quot;,&quot;;ROUND([.E12];2))-1)))*1;2);1)+1;&quot;&quot;;&quot;on&quot;;&quot;yirmi&quot;;&quot;otuz&quot;;&quot;kırk&quot;;&quot;elli&quot;;&quot;altmış&quot;;&quot;yetmiş&quot;;&quot;seksen&quot;;&quot;doksan&quot;);&quot;&quot;)&amp;CHOOSE(MOD(IF(LEN(SUBSTITUTE(ROUND([.E12];2); &quot;,&quot;; &quot;&quot;))=LEN(ROUND([.E12];2));ROUND([.E12];2);TRIM(LEFT(ROUND([.E12];2);FIND(&quot;,&quot;;ROUND([.E12];2))-1)))*1;10)+1;&quot;&quot;;&quot;bir&quot;;&quot;iki&quot;;&quot;üç&quot;;&quot;dört&quot;;&quot;beş&quot;;&quot;altı&quot;;&quot;yedi&quot;;&quot;sekiz&quot;;&quot;dokuz&quot;)) &amp; &quot; TL &quot; &amp; IF(OR(LEN(SUBSTITUTE([.E12]; &quot;,&quot;; &quot;&quot;))=LEN([.E12]);LEN(SUBSTITUTE(ROUND([.E12];2); &quot;,&quot;; &quot;&quot;))=LEN(ROUND([.E12];2)));&quot;&quot;; PROPER(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5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6);1)+1;&quot;&quot;;&quot;yüz&quot;;&quot;ikiyüz&quot;;&quot;üçyüz&quot;;&quot;dörtyüz&quot;;&quot;beşyüz&quot;;&quot;altıyüz&quot;;&quot;yediyüz&quot;;&quot;sekizyüz&quot;;&quot;dokuzyü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4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5);1)+1;&quot;&quot;;&quot;on&quot;;&quot;yirmi&quot;;&quot;otuz&quot;;&quot;kırk&quot;;&quot;elli&quot;;&quot;altmış&quot;;&quot;yetmiş&quot;;&quot;seksen&quot;;&quot;doksan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^3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4);1)+1;&quot;&quot;;&quot;&quot;;&quot;iki&quot;;&quot;üç&quot;;&quot;dört&quot;;&quot;beş&quot;;&quot;altı&quot;;&quot;yedi&quot;;&quot;sekiz&quot;;&quot;dokuz&quot;);&quot;&quot;)&amp;IF(IF(LEN(TRIM(RIGHT(ROUND([.E12];2);LEN(ROUND([.E12];2))-FIND(&quot;,&quot;;ROUND([.E12];2)))))&lt;2;TRIM(RIGHT(ROUND([.E12];2);LEN(ROUND([.E12];2))-FIND(&quot;,&quot;;ROUND([.E12];2))))*10;TRIM(RIGHT(ROUND([.E12];2);LEN(ROUND([.E12];2))-FIND(&quot;,&quot;;ROUND([.E12];2))))*1)&gt;=10;CHOOSE(LEFT(RIGHT(IF(LEN(TRIM(RIGHT(ROUND([.E12];2);LEN(ROUND([.E12];2))-FIND(&quot;,&quot;;ROUND([.E12];2)))))&lt;2;TRIM(RIGHT(ROUND([.E12];2);LEN(ROUND([.E12];2))-FIND(&quot;,&quot;;ROUND([.E12];2))))*10;TRIM(RIGHT(ROUND([.E12];2);LEN(ROUND([.E12];2))-FIND(&quot;,&quot;;ROUND([.E12];2))))*1);2);1)+1;&quot;&quot;;&quot;on&quot;;&quot;yirmi&quot;;&quot;otuz&quot;;&quot;kırk&quot;;&quot;elli&quot;;&quot;altmış&quot;;&quot;yetmiş&quot;;&quot;seksen&quot;;&quot;doksan&quot;);&quot;&quot;)&amp;CHOOSE(MOD(IF(LEN(TRIM(RIGHT(ROUND([.E12];2);LEN(ROUND([.E12];2))-FIND(&quot;,&quot;;ROUND([.E12];2)))))&lt;2;TRIM(RIGHT(ROUND([.E12];2);LEN(ROUND([.E12];2))-FIND(&quot;,&quot;;ROUND([.E12];2))))*10;TRIM(RIGHT(ROUND([.E12];2);LEN(ROUND([.E12];2))-FIND(&quot;,&quot;;ROUND([.E12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1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0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11" calcext:value-type="float">
            <text:p>11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1-30" calcext:value-type="date">
            <text:p>30.01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3];2); &quot;,&quot;; &quot;&quot;))=LEN(ROUND([.E13];2));ROUND([.E13];2);TRIM(LEFT(ROUND([.E13];2);FIND(&quot;,&quot;;ROUND([.E13];2))-1)))*1&gt;=10^6;CHOOSE(LEFT(RIGHT(IF(LEN(SUBSTITUTE(ROUND([.E13];2); &quot;,&quot;; &quot;&quot;))=LEN(ROUND([.E13];2));ROUND([.E13];2);TRIM(LEFT(ROUND([.E13];2);FIND(&quot;,&quot;;ROUND([.E1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3];2); &quot;,&quot;; &quot;&quot;))=LEN(ROUND([.E13];2));ROUND([.E13];2);TRIM(LEFT(ROUND([.E13];2);FIND(&quot;,&quot;;ROUND([.E13];2))-1)))*1&gt;=10^5;CHOOSE(LEFT(RIGHT(IF(LEN(SUBSTITUTE(ROUND([.E13];2); &quot;,&quot;; &quot;&quot;))=LEN(ROUND([.E13];2));ROUND([.E13];2);TRIM(LEFT(ROUND([.E13];2);FIND(&quot;,&quot;;ROUND([.E13];2))-1)))*1;6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^4;CHOOSE(LEFT(RIGHT(IF(LEN(SUBSTITUTE(ROUND([.E13];2); &quot;,&quot;; &quot;&quot;))=LEN(ROUND([.E13];2));ROUND([.E13];2);TRIM(LEFT(ROUND([.E13];2);FIND(&quot;,&quot;;ROUND([.E13];2))-1)))*1;5);1)+1;&quot;&quot;;&quot;on&quot;;&quot;yirmi&quot;;&quot;otuz&quot;;&quot;kırk&quot;;&quot;elli&quot;;&quot;altmış&quot;;&quot;yetmiş&quot;;&quot;seksen&quot;;&quot;doksan&quot;);&quot;&quot;)&amp;IF(IF(LEN(SUBSTITUTE(ROUND([.E13];2); &quot;,&quot;; &quot;&quot;))=LEN(ROUND([.E13];2));ROUND([.E13];2);TRIM(LEFT(ROUND([.E13];2);FIND(&quot;,&quot;;ROUND([.E13];2))-1)))*1&gt;=10^3;CHOOSE(LEFT(RIGHT(IF(LEN(SUBSTITUTE(ROUND([.E13];2); &quot;,&quot;; &quot;&quot;))=LEN(ROUND([.E13];2));ROUND([.E13];2);TRIM(LEFT(ROUND([.E13];2);FIND(&quot;,&quot;;ROUND([.E13];2))-1)))*1;4);1)+1;&quot;&quot;;&quot;&quot;;&quot;iki&quot;;&quot;üç&quot;;&quot;dört&quot;;&quot;beş&quot;;&quot;altı&quot;;&quot;yedi&quot;;&quot;sekiz&quot;;&quot;dokuz&quot;);&quot;&quot;)&amp;IF(AND(IF(LEN(SUBSTITUTE(ROUND([.E13];2); &quot;,&quot;; &quot;&quot;))=LEN(ROUND([.E13];2));ROUND([.E13];2);TRIM(LEFT(ROUND([.E13];2);FIND(&quot;,&quot;;ROUND([.E13];2))-1)))*1&gt;=10^3;VALUE(LEFT(RIGHT(IF(LEN(SUBSTITUTE(ROUND([.E13];2); &quot;,&quot;; &quot;&quot;))=LEN(ROUND([.E13];2));ROUND([.E13];2);TRIM(LEFT(ROUND([.E13];2);FIND(&quot;,&quot;;ROUND([.E13];2))-1)))*1;6);3))&gt;0);IF(AND(IF(LEN(SUBSTITUTE(ROUND([.E13];2); &quot;,&quot;; &quot;&quot;))=LEN(ROUND([.E13];2));ROUND([.E13];2);TRIM(LEFT(ROUND([.E13];2);FIND(&quot;,&quot;;ROUND([.E13];2))-1)))*1&gt;1999;LEFT(RIGHT(IF(LEN(SUBSTITUTE(ROUND([.E13];2); &quot;,&quot;; &quot;&quot;))=LEN(ROUND([.E13];2));ROUND([.E13];2);TRIM(LEFT(ROUND([.E13];2);FIND(&quot;,&quot;;ROUND([.E13];2))-1)))*1;4);1)=&quot;1&quot;;LEFT(RIGHT(IF(LEN(SUBSTITUTE(ROUND([.E13];2); &quot;,&quot;; &quot;&quot;))=LEN(ROUND([.E13];2));ROUND([.E13];2);TRIM(LEFT(ROUND([.E13];2);FIND(&quot;,&quot;;ROUND([.E13];2))-1)))*1;6);2)&lt;&gt;&quot;00&quot;);&quot;birbin&quot;;&quot;bin&quot;);&quot;&quot;)&amp;IF(IF(LEN(SUBSTITUTE(ROUND([.E13];2); &quot;,&quot;; &quot;&quot;))=LEN(ROUND([.E13];2));ROUND([.E13];2);TRIM(LEFT(ROUND([.E13];2);FIND(&quot;,&quot;;ROUND([.E13];2))-1)))*1&gt;=100;CHOOSE(LEFT(RIGHT(IF(LEN(SUBSTITUTE(ROUND([.E13];2); &quot;,&quot;; &quot;&quot;))=LEN(ROUND([.E13];2));ROUND([.E13];2);TRIM(LEFT(ROUND([.E13];2);FIND(&quot;,&quot;;ROUND([.E13];2))-1)))*1;3);1)+1;&quot;&quot;;&quot;yüz&quot;;&quot;ikiyüz&quot;;&quot;üçyüz&quot;;&quot;dörtyüz&quot;;&quot;beşyüz&quot;;&quot;altıyüz&quot;;&quot;yediyüz&quot;;&quot;sekizyüz&quot;;&quot;dokuzyüz&quot;);&quot;&quot;)&amp;IF(IF(LEN(SUBSTITUTE(ROUND([.E13];2); &quot;,&quot;; &quot;&quot;))=LEN(ROUND([.E13];2));ROUND([.E13];2);TRIM(LEFT(ROUND([.E13];2);FIND(&quot;,&quot;;ROUND([.E13];2))-1)))*1&gt;=10;CHOOSE(LEFT(RIGHT(IF(LEN(SUBSTITUTE(ROUND([.E13];2); &quot;,&quot;; &quot;&quot;))=LEN(ROUND([.E13];2));ROUND([.E13];2);TRIM(LEFT(ROUND([.E13];2);FIND(&quot;,&quot;;ROUND([.E13];2))-1)))*1;2);1)+1;&quot;&quot;;&quot;on&quot;;&quot;yirmi&quot;;&quot;otuz&quot;;&quot;kırk&quot;;&quot;elli&quot;;&quot;altmış&quot;;&quot;yetmiş&quot;;&quot;seksen&quot;;&quot;doksan&quot;);&quot;&quot;)&amp;CHOOSE(MOD(IF(LEN(SUBSTITUTE(ROUND([.E13];2); &quot;,&quot;; &quot;&quot;))=LEN(ROUND([.E13];2));ROUND([.E13];2);TRIM(LEFT(ROUND([.E13];2);FIND(&quot;,&quot;;ROUND([.E13];2))-1)))*1;10)+1;&quot;&quot;;&quot;bir&quot;;&quot;iki&quot;;&quot;üç&quot;;&quot;dört&quot;;&quot;beş&quot;;&quot;altı&quot;;&quot;yedi&quot;;&quot;sekiz&quot;;&quot;dokuz&quot;)) &amp; &quot; TL &quot; &amp; IF(OR(LEN(SUBSTITUTE([.E13]; &quot;,&quot;; &quot;&quot;))=LEN([.E13]);LEN(SUBSTITUTE(ROUND([.E13];2); &quot;,&quot;; &quot;&quot;))=LEN(ROUND([.E13];2)));&quot;&quot;; PROPER(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5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6);1)+1;&quot;&quot;;&quot;yüz&quot;;&quot;ikiyüz&quot;;&quot;üçyüz&quot;;&quot;dörtyüz&quot;;&quot;beşyüz&quot;;&quot;altıyüz&quot;;&quot;yediyüz&quot;;&quot;sekizyüz&quot;;&quot;dokuzyü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4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5);1)+1;&quot;&quot;;&quot;on&quot;;&quot;yirmi&quot;;&quot;otuz&quot;;&quot;kırk&quot;;&quot;elli&quot;;&quot;altmış&quot;;&quot;yetmiş&quot;;&quot;seksen&quot;;&quot;doksan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^3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4);1)+1;&quot;&quot;;&quot;&quot;;&quot;iki&quot;;&quot;üç&quot;;&quot;dört&quot;;&quot;beş&quot;;&quot;altı&quot;;&quot;yedi&quot;;&quot;sekiz&quot;;&quot;dokuz&quot;);&quot;&quot;)&amp;IF(IF(LEN(TRIM(RIGHT(ROUND([.E13];2);LEN(ROUND([.E13];2))-FIND(&quot;,&quot;;ROUND([.E13];2)))))&lt;2;TRIM(RIGHT(ROUND([.E13];2);LEN(ROUND([.E13];2))-FIND(&quot;,&quot;;ROUND([.E13];2))))*10;TRIM(RIGHT(ROUND([.E13];2);LEN(ROUND([.E13];2))-FIND(&quot;,&quot;;ROUND([.E13];2))))*1)&gt;=10;CHOOSE(LEFT(RIGHT(IF(LEN(TRIM(RIGHT(ROUND([.E13];2);LEN(ROUND([.E13];2))-FIND(&quot;,&quot;;ROUND([.E13];2)))))&lt;2;TRIM(RIGHT(ROUND([.E13];2);LEN(ROUND([.E13];2))-FIND(&quot;,&quot;;ROUND([.E13];2))))*10;TRIM(RIGHT(ROUND([.E13];2);LEN(ROUND([.E13];2))-FIND(&quot;,&quot;;ROUND([.E13];2))))*1);2);1)+1;&quot;&quot;;&quot;on&quot;;&quot;yirmi&quot;;&quot;otuz&quot;;&quot;kırk&quot;;&quot;elli&quot;;&quot;altmış&quot;;&quot;yetmiş&quot;;&quot;seksen&quot;;&quot;doksan&quot;);&quot;&quot;)&amp;CHOOSE(MOD(IF(LEN(TRIM(RIGHT(ROUND([.E13];2);LEN(ROUND([.E13];2))-FIND(&quot;,&quot;;ROUND([.E13];2)))))&lt;2;TRIM(RIGHT(ROUND([.E13];2);LEN(ROUND([.E13];2))-FIND(&quot;,&quot;;ROUND([.E13];2))))*10;TRIM(RIGHT(ROUND([.E13];2);LEN(ROUND([.E13];2))-FIND(&quot;,&quot;;ROUND([.E13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2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1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2" office:value-type="float" office:value="12" calcext:value-type="float">
            <text:p>12</text:p>
          </table:table-cell>
          <table:table-cell table:style-name="ce25" office:value-type="date" office:date-value="2021-02-25" calcext:value-type="date">
            <text:p>25.02.2021</text:p>
          </table:table-cell>
          <table:table-cell table:style-name="ce25" office:value-type="date" office:date-value="2022-02-28" calcext:value-type="date">
            <text:p>28.02.2022</text:p>
          </table:table-cell>
          <table:table-cell table:style-name="ce28" office:value-type="float" office:value="2000" calcext:value-type="float">
            <text:p>2.000,00</text:p>
          </table:table-cell>
          <table:table-cell table:style-name="ce31" table:formula="of:=PROPER(IF(IF(LEN(SUBSTITUTE(ROUND([.E14];2); &quot;,&quot;; &quot;&quot;))=LEN(ROUND([.E14];2));ROUND([.E14];2);TRIM(LEFT(ROUND([.E14];2);FIND(&quot;,&quot;;ROUND([.E14];2))-1)))*1&gt;=10^6;CHOOSE(LEFT(RIGHT(IF(LEN(SUBSTITUTE(ROUND([.E14];2); &quot;,&quot;; &quot;&quot;))=LEN(ROUND([.E14];2));ROUND([.E14];2);TRIM(LEFT(ROUND([.E14];2);FIND(&quot;,&quot;;ROUND([.E1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14];2); &quot;,&quot;; &quot;&quot;))=LEN(ROUND([.E14];2));ROUND([.E14];2);TRIM(LEFT(ROUND([.E14];2);FIND(&quot;,&quot;;ROUND([.E14];2))-1)))*1&gt;=10^5;CHOOSE(LEFT(RIGHT(IF(LEN(SUBSTITUTE(ROUND([.E14];2); &quot;,&quot;; &quot;&quot;))=LEN(ROUND([.E14];2));ROUND([.E14];2);TRIM(LEFT(ROUND([.E14];2);FIND(&quot;,&quot;;ROUND([.E14];2))-1)))*1;6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^4;CHOOSE(LEFT(RIGHT(IF(LEN(SUBSTITUTE(ROUND([.E14];2); &quot;,&quot;; &quot;&quot;))=LEN(ROUND([.E14];2));ROUND([.E14];2);TRIM(LEFT(ROUND([.E14];2);FIND(&quot;,&quot;;ROUND([.E14];2))-1)))*1;5);1)+1;&quot;&quot;;&quot;on&quot;;&quot;yirmi&quot;;&quot;otuz&quot;;&quot;kırk&quot;;&quot;elli&quot;;&quot;altmış&quot;;&quot;yetmiş&quot;;&quot;seksen&quot;;&quot;doksan&quot;);&quot;&quot;)&amp;IF(IF(LEN(SUBSTITUTE(ROUND([.E14];2); &quot;,&quot;; &quot;&quot;))=LEN(ROUND([.E14];2));ROUND([.E14];2);TRIM(LEFT(ROUND([.E14];2);FIND(&quot;,&quot;;ROUND([.E14];2))-1)))*1&gt;=10^3;CHOOSE(LEFT(RIGHT(IF(LEN(SUBSTITUTE(ROUND([.E14];2); &quot;,&quot;; &quot;&quot;))=LEN(ROUND([.E14];2));ROUND([.E14];2);TRIM(LEFT(ROUND([.E14];2);FIND(&quot;,&quot;;ROUND([.E14];2))-1)))*1;4);1)+1;&quot;&quot;;&quot;&quot;;&quot;iki&quot;;&quot;üç&quot;;&quot;dört&quot;;&quot;beş&quot;;&quot;altı&quot;;&quot;yedi&quot;;&quot;sekiz&quot;;&quot;dokuz&quot;);&quot;&quot;)&amp;IF(AND(IF(LEN(SUBSTITUTE(ROUND([.E14];2); &quot;,&quot;; &quot;&quot;))=LEN(ROUND([.E14];2));ROUND([.E14];2);TRIM(LEFT(ROUND([.E14];2);FIND(&quot;,&quot;;ROUND([.E14];2))-1)))*1&gt;=10^3;VALUE(LEFT(RIGHT(IF(LEN(SUBSTITUTE(ROUND([.E14];2); &quot;,&quot;; &quot;&quot;))=LEN(ROUND([.E14];2));ROUND([.E14];2);TRIM(LEFT(ROUND([.E14];2);FIND(&quot;,&quot;;ROUND([.E14];2))-1)))*1;6);3))&gt;0);IF(AND(IF(LEN(SUBSTITUTE(ROUND([.E14];2); &quot;,&quot;; &quot;&quot;))=LEN(ROUND([.E14];2));ROUND([.E14];2);TRIM(LEFT(ROUND([.E14];2);FIND(&quot;,&quot;;ROUND([.E14];2))-1)))*1&gt;1999;LEFT(RIGHT(IF(LEN(SUBSTITUTE(ROUND([.E14];2); &quot;,&quot;; &quot;&quot;))=LEN(ROUND([.E14];2));ROUND([.E14];2);TRIM(LEFT(ROUND([.E14];2);FIND(&quot;,&quot;;ROUND([.E14];2))-1)))*1;4);1)=&quot;1&quot;;LEFT(RIGHT(IF(LEN(SUBSTITUTE(ROUND([.E14];2); &quot;,&quot;; &quot;&quot;))=LEN(ROUND([.E14];2));ROUND([.E14];2);TRIM(LEFT(ROUND([.E14];2);FIND(&quot;,&quot;;ROUND([.E14];2))-1)))*1;6);2)&lt;&gt;&quot;00&quot;);&quot;birbin&quot;;&quot;bin&quot;);&quot;&quot;)&amp;IF(IF(LEN(SUBSTITUTE(ROUND([.E14];2); &quot;,&quot;; &quot;&quot;))=LEN(ROUND([.E14];2));ROUND([.E14];2);TRIM(LEFT(ROUND([.E14];2);FIND(&quot;,&quot;;ROUND([.E14];2))-1)))*1&gt;=100;CHOOSE(LEFT(RIGHT(IF(LEN(SUBSTITUTE(ROUND([.E14];2); &quot;,&quot;; &quot;&quot;))=LEN(ROUND([.E14];2));ROUND([.E14];2);TRIM(LEFT(ROUND([.E14];2);FIND(&quot;,&quot;;ROUND([.E14];2))-1)))*1;3);1)+1;&quot;&quot;;&quot;yüz&quot;;&quot;ikiyüz&quot;;&quot;üçyüz&quot;;&quot;dörtyüz&quot;;&quot;beşyüz&quot;;&quot;altıyüz&quot;;&quot;yediyüz&quot;;&quot;sekizyüz&quot;;&quot;dokuzyüz&quot;);&quot;&quot;)&amp;IF(IF(LEN(SUBSTITUTE(ROUND([.E14];2); &quot;,&quot;; &quot;&quot;))=LEN(ROUND([.E14];2));ROUND([.E14];2);TRIM(LEFT(ROUND([.E14];2);FIND(&quot;,&quot;;ROUND([.E14];2))-1)))*1&gt;=10;CHOOSE(LEFT(RIGHT(IF(LEN(SUBSTITUTE(ROUND([.E14];2); &quot;,&quot;; &quot;&quot;))=LEN(ROUND([.E14];2));ROUND([.E14];2);TRIM(LEFT(ROUND([.E14];2);FIND(&quot;,&quot;;ROUND([.E14];2))-1)))*1;2);1)+1;&quot;&quot;;&quot;on&quot;;&quot;yirmi&quot;;&quot;otuz&quot;;&quot;kırk&quot;;&quot;elli&quot;;&quot;altmış&quot;;&quot;yetmiş&quot;;&quot;seksen&quot;;&quot;doksan&quot;);&quot;&quot;)&amp;CHOOSE(MOD(IF(LEN(SUBSTITUTE(ROUND([.E14];2); &quot;,&quot;; &quot;&quot;))=LEN(ROUND([.E14];2));ROUND([.E14];2);TRIM(LEFT(ROUND([.E14];2);FIND(&quot;,&quot;;ROUND([.E14];2))-1)))*1;10)+1;&quot;&quot;;&quot;bir&quot;;&quot;iki&quot;;&quot;üç&quot;;&quot;dört&quot;;&quot;beş&quot;;&quot;altı&quot;;&quot;yedi&quot;;&quot;sekiz&quot;;&quot;dokuz&quot;)) &amp; &quot; TL &quot; &amp; IF(OR(LEN(SUBSTITUTE([.E14]; &quot;,&quot;; &quot;&quot;))=LEN([.E14]);LEN(SUBSTITUTE(ROUND([.E14];2); &quot;,&quot;; &quot;&quot;))=LEN(ROUND([.E14];2)));&quot;&quot;; PROPER(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5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6);1)+1;&quot;&quot;;&quot;yüz&quot;;&quot;ikiyüz&quot;;&quot;üçyüz&quot;;&quot;dörtyüz&quot;;&quot;beşyüz&quot;;&quot;altıyüz&quot;;&quot;yediyüz&quot;;&quot;sekizyüz&quot;;&quot;dokuzyü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4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5);1)+1;&quot;&quot;;&quot;on&quot;;&quot;yirmi&quot;;&quot;otuz&quot;;&quot;kırk&quot;;&quot;elli&quot;;&quot;altmış&quot;;&quot;yetmiş&quot;;&quot;seksen&quot;;&quot;doksan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^3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4);1)+1;&quot;&quot;;&quot;&quot;;&quot;iki&quot;;&quot;üç&quot;;&quot;dört&quot;;&quot;beş&quot;;&quot;altı&quot;;&quot;yedi&quot;;&quot;sekiz&quot;;&quot;dokuz&quot;);&quot;&quot;)&amp;IF(IF(LEN(TRIM(RIGHT(ROUND([.E14];2);LEN(ROUND([.E14];2))-FIND(&quot;,&quot;;ROUND([.E14];2)))))&lt;2;TRIM(RIGHT(ROUND([.E14];2);LEN(ROUND([.E14];2))-FIND(&quot;,&quot;;ROUND([.E14];2))))*10;TRIM(RIGHT(ROUND([.E14];2);LEN(ROUND([.E14];2))-FIND(&quot;,&quot;;ROUND([.E14];2))))*1)&gt;=10;CHOOSE(LEFT(RIGHT(IF(LEN(TRIM(RIGHT(ROUND([.E14];2);LEN(ROUND([.E14];2))-FIND(&quot;,&quot;;ROUND([.E14];2)))))&lt;2;TRIM(RIGHT(ROUND([.E14];2);LEN(ROUND([.E14];2))-FIND(&quot;,&quot;;ROUND([.E14];2))))*10;TRIM(RIGHT(ROUND([.E14];2);LEN(ROUND([.E14];2))-FIND(&quot;,&quot;;ROUND([.E14];2))))*1);2);1)+1;&quot;&quot;;&quot;on&quot;;&quot;yirmi&quot;;&quot;otuz&quot;;&quot;kırk&quot;;&quot;elli&quot;;&quot;altmış&quot;;&quot;yetmiş&quot;;&quot;seksen&quot;;&quot;doksan&quot;);&quot;&quot;)&amp;CHOOSE(MOD(IF(LEN(TRIM(RIGHT(ROUND([.E14];2);LEN(ROUND([.E14];2))-FIND(&quot;,&quot;;ROUND([.E14];2)))))&lt;2;TRIM(RIGHT(ROUND([.E14];2);LEN(ROUND([.E14];2))-FIND(&quot;,&quot;;ROUND([.E14];2))))*10;TRIM(RIGHT(ROUND([.E14];2);LEN(ROUND([.E14];2))-FIND(&quot;,&quot;;ROUND([.E14];2))))*1);10)+1;&quot;&quot;;&quot;bir&quot;;&quot;iki&quot;;&quot;üç&quot;;&quot;dört&quot;;&quot;beş&quot;;&quot;altı&quot;;&quot;yedi&quot;;&quot;sekiz&quot;;&quot;dokuz&quot;)) &amp; &quot; Kr&quot;)" office:value-type="string" office:string-value="İkibin TL " calcext:value-type="string">
            <text:p>İkibin TL </text:p>
          </table:table-cell>
          <table:table-cell table:style-name="ce22" table:formula="of:=[.G13]" office:value-type="string" office:string-value="NAKDEN" calcext:value-type="string">
            <text:p>NAKDEN</text:p>
          </table:table-cell>
          <table:table-cell table:style-name="ce21" office:value-type="string" calcext:value-type="string">
            <text:p>12. Taksit</text:p>
          </table:table-cell>
          <table:table-cell table:number-columns-repeated="56"/>
        </table:table-row>
        <table:table-row table:style-name="ro5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table-cell table:style-name="ce19" table:number-columns-spanned="1" table:number-rows-spanned="4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covered-table-cell table:style-name="ce19"/>
          <table:table-cell table:style-name="ce20"/>
          <table:table-cell table:style-name="ce25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covered-table-cell table:style-name="ce19"/>
          <table:table-cell table:style-name="ce20"/>
          <table:table-cell table:style-name="ce21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5">
          <table:covered-table-cell table:style-name="ce19"/>
          <table:table-cell table:style-name="ce20"/>
          <table:table-cell table:style-name="ce22"/>
          <table:table-cell table:style-name="ce26"/>
          <table:table-cell table:style-name="ce14"/>
          <table:table-cell table:style-name="ce29"/>
          <table:table-cell table:style-name="ce22" table:number-columns-repeated="2"/>
          <table:table-cell table:number-columns-repeated="56"/>
        </table:table-row>
        <table:table-row table:style-name="ro8" table:number-rows-repeated="3">
          <table:table-cell table:style-name="ce8"/>
          <table:table-cell table:style-name="ce23"/>
          <table:table-cell table:style-name="ce87" table:number-columns-repeated="2"/>
          <table:table-cell table:style-name="ce8"/>
          <table:table-cell table:number-columns-repeated="59"/>
        </table:table-row>
        <table:table-row table:style-name="ro8" table:number-rows-repeated="1048553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Senet Önizleme" table:style-name="ta6"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9" table:default-cell-style-name="ce35"/>
        <table:table-column table:style-name="co30" table:default-cell-style-name="ce35"/>
        <table:table-column table:style-name="co31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35" table:default-cell-style-name="ce35"/>
        <table:table-column table:style-name="co38" table:default-cell-style-name="ce35"/>
        <table:table-column table:style-name="co39" table:default-cell-style-name="ce35"/>
        <table:table-column table:style-name="co40" table:default-cell-style-name="ce35"/>
        <table:table-column table:style-name="co24" table:default-cell-style-name="ce35"/>
        <table:table-column table:style-name="co14" table:number-columns-repeated="1008" table:default-cell-style-name="ce35"/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" table:end-x="0.184cm" table:end-y="0.058cm" draw:z-index="0" draw:name="CustomShape 1" draw:style-name="gr1" draw:text-style-name="P1" svg:width="6.83cm" svg:height="15.11cm" svg:x="3.735cm" svg:y="0.06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9] &amp;&quot;    - Taksit No: &quot; &amp; [.$D4]&amp;&quot;  &quot;" office:value-type="string" office:string-value="Bursa Fabrika Satış Mağazası – Adem Duman    - Taksit No: # 1 #  " calcext:value-type="string" table:number-columns-spanned="1" table:number-rows-spanned="18">
            <text:p>Bursa Fabrika Satış Mağazası – Adem Duman <text:s text:c="3"/>- Taksit No: # 1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6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style-name="ce75"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7]" office:value-type="date" office:date-value="2021-03-30" calcext:value-type="date">
            <text:p>30.03.2021</text:p>
          </table:table-cell>
          <table:table-cell table:style-name="ce64"/>
          <table:table-cell table:style-name="ce65" table:formula="of:=[.D6]" office:value-type="string" office:string-value="# 2.000 TL #" calcext:value-type="string">
            <text:p># 2.000 TL #</text:p>
          </table:table-cell>
          <table:table-cell table:style-name="ce66" table:formula="of:=[.D7]" office:value-type="string" office:string-value="#   Krş #" calcext:value-type="string">
            <text:p># <text:s text:c="2"/>Krş #</text:p>
          </table:table-cell>
          <table:table-cell table:style-name="ce56"/>
          <table:table-cell table:style-name="ce64"/>
          <table:table-cell table:style-name="ce68" table:formula="of:=[.D4]" office:value-type="string" office:string-value="# 1 #" calcext:value-type="string">
            <text:p># 1 #</text:p>
          </table:table-cell>
          <table:table-cell table:style-name="ce55"/>
          <table:table-cell table:style-name="ce70" table:formula="of:=[.D19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3]);&quot;##.##0&quot;)&amp;&quot; #&quot;" office:value-type="string" office:string-value="# 1 #" calcext:value-type="string">
            <text:p># 1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3];&quot;dd mmmm yyyy&quot;)&amp;&quot; tarihinde Sayın : &quot;&amp;[$'Senet Borçlu Alacaklı Giriş'.$C$1]&amp;&quot; 'ya veyahut emruhavalesine yukarıda yazılı Yalnız # &quot;&amp;[$'Senet Taksit Giriş'.F3]&amp;&quot; # ödeyeceğ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Mart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Mart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3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3]-INT([$'Senet Taksit Giriş'.E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$'Senet Borçlu Alacaklı Giriş'.C5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5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28" table:formula="of:=&quot;İsim : &quot;&amp;[.$D9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28"/>
          <table:table-cell table:style-name="ce128" table:number-columns-spanned="4" table:number-rows-spanned="1"/>
          <table:covered-table-cell table:number-columns-repeated="3" table:style-name="ce12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3]" office:value-type="date" office:date-value="2021-03-30" calcext:value-type="date">
            <text:p>30.03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3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style-name="ce33" table:number-columns-repeated="16"/>
          <table:table-cell table:number-columns-repeated="1008"/>
        </table:table-row>
        <table:table-row table:style-name="ro6">
          <table:table-cell table:style-name="ce33"/>
          <table:table-cell table:style-name="ce36"/>
          <table:table-cell table:style-name="ce42"/>
          <table:table-cell table:style-name="ce42">
            <draw:custom-shape table:end-cell-address="'Senet Önizleme'.F41" table:end-x="0.184cm" table:end-y="0.037cm" draw:z-index="1" draw:name="CustomShape 1" draw:style-name="gr2" draw:text-style-name="P1" svg:width="6.83cm" svg:height="15.251cm" svg:x="3.735cm" svg:y="0.73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42" table:number-columns-repeated="11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</table:table-cell>
          <table:table-cell table:style-name="ce122" table:formula="of:=[.$D30] &amp;&quot;    - Taksit No: &quot; &amp; [.$D25]&amp;&quot;  &quot;" office:value-type="string" office:string-value="Bursa Fabrika Satış Mağazası – Adem Duman    - Taksit No: # 2 #  " calcext:value-type="string" table:number-columns-spanned="1" table:number-rows-spanned="18">
            <text:p>Bursa Fabrika Satış Mağazası – Adem Duman <text:s text:c="3"/>- Taksit No: # 2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6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38]" office:value-type="date" office:date-value="2021-04-30" calcext:value-type="date">
            <text:p>30.04.2021</text:p>
          </table:table-cell>
          <table:table-cell table:style-name="ce64"/>
          <table:table-cell table:style-name="ce65" table:formula="of:=[.D27]" office:value-type="string" office:string-value="# 2.000 TL #" calcext:value-type="string">
            <text:p># 2.000 TL #</text:p>
          </table:table-cell>
          <table:table-cell table:style-name="ce66" table:formula="of:=[.D28]" office:value-type="string" office:string-value="#   Krş #" calcext:value-type="string">
            <text:p># <text:s text:c="2"/>Krş #</text:p>
          </table:table-cell>
          <table:table-cell table:style-name="ce56"/>
          <table:table-cell table:style-name="ce64"/>
          <table:table-cell table:style-name="ce68" table:formula="of:=[.D25]" office:value-type="string" office:string-value="# 2 #" calcext:value-type="string">
            <text:p># 2 #</text:p>
          </table:table-cell>
          <table:table-cell table:style-name="ce55"/>
          <table:table-cell table:style-name="ce70" table:formula="of:=[.D40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4]);&quot;##.##0&quot;)&amp;&quot; #&quot;" office:value-type="string" office:string-value="# 2 #" calcext:value-type="string">
            <text:p># 2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24];&quot;dd mmmm yyyy&quot;)&amp;&quot; tarihinde Sayın : &quot;&amp;[$'Senet Borçlu Alacaklı Giriş'.$C$1]&amp;&quot; 'ya veyahut emruhavalesine yukarıda yazılı Yalnız # &quot;&amp;[$'Senet Taksit Giriş'.F4]&amp;&quot; # ödeyeceği&quot;&amp;IF([$'Senet Borçlu Alacaklı Giriş'.$C$4]=&quot;Gerçek Kişi&quot;;&quot;m.&quot;;&quot;z.&quot;)&amp;&quot; Bedeli &quot;&amp;[$'Senet Taksit Giriş'.G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Nis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Nis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4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4]-INT([$'Senet Taksit Giriş'.E2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6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30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4]" office:value-type="date" office:date-value="2021-04-30" calcext:value-type="date">
            <text:p>30.04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4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62" table:end-x="0.184cm" table:end-y="0.051cm" draw:z-index="2" draw:name="CustomShape 1" draw:style-name="gr3" draw:text-style-name="P1" svg:width="6.83cm" svg:height="14.939cm" svg:x="3.735cm" svg:y="0.22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51] &amp;&quot;    - Taksit No: &quot; &amp; [.$D46]&amp;&quot;  &quot;" office:value-type="string" office:string-value="Bursa Fabrika Satış Mağazası – Adem Duman    - Taksit No: # 3 #  " calcext:value-type="string" table:number-columns-spanned="1" table:number-rows-spanned="18">
            <text:p>Bursa Fabrika Satış Mağazası – Adem Duman <text:s text:c="3"/>- Taksit No: # 3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6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59]" office:value-type="date" office:date-value="2021-05-30" calcext:value-type="date">
            <text:p>30.05.2021</text:p>
          </table:table-cell>
          <table:table-cell table:style-name="ce64"/>
          <table:table-cell table:style-name="ce65" table:formula="of:=[.D48]" office:value-type="string" office:string-value="# 2.000 TL #" calcext:value-type="string">
            <text:p># 2.000 TL #</text:p>
          </table:table-cell>
          <table:table-cell table:style-name="ce66" table:formula="of:=[.D49]" office:value-type="string" office:string-value="#   Krş #" calcext:value-type="string">
            <text:p># <text:s text:c="2"/>Krş #</text:p>
          </table:table-cell>
          <table:table-cell table:style-name="ce56"/>
          <table:table-cell table:style-name="ce64"/>
          <table:table-cell table:style-name="ce68" table:formula="of:=[.D46]" office:value-type="string" office:string-value="# 3 #" calcext:value-type="string">
            <text:p># 3 #</text:p>
          </table:table-cell>
          <table:table-cell table:style-name="ce55"/>
          <table:table-cell table:style-name="ce70" table:formula="of:=[.D6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5]);&quot;##.##0&quot;)&amp;&quot; #&quot;" office:value-type="string" office:string-value="# 3 #" calcext:value-type="string">
            <text:p># 3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45];&quot;dd mmmm yyyy&quot;)&amp;&quot; tarihinde Sayın : &quot;&amp;[$'Senet Borçlu Alacaklı Giriş'.$C$1]&amp;&quot; 'ya veyahut emruhavalesine yukarıda yazılı Yalnız # &quot;&amp;[$'Senet Taksit Giriş'.F5]&amp;&quot; # ödeyeceği&quot;&amp;IF([$'Senet Borçlu Alacaklı Giriş'.$C$4]=&quot;Gerçek Kişi&quot;;&quot;m.&quot;;&quot;z.&quot;)&amp;&quot; Bedeli &quot;&amp;[$'Senet Taksit Giriş'.G5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Mayı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Mayı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5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46]-INT([$'Senet Taksit Giriş'.E4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6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5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5]" office:value-type="date" office:date-value="2021-05-30" calcext:value-type="date">
            <text:p>30.05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5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82" table:end-x="0.184cm" table:end-y="0.052cm" draw:z-index="3" draw:name="CustomShape 1" draw:style-name="gr4" draw:text-style-name="P1" svg:width="6.83cm" svg:height="14.937cm" svg:x="3.735cm" svg:y="0.22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71] &amp;&quot;    - Taksit No: &quot; &amp; [.$D66]&amp;&quot;  &quot;" office:value-type="string" office:string-value="Bursa Fabrika Satış Mağazası – Adem Duman    - Taksit No: # 4 #  " calcext:value-type="string" table:number-columns-spanned="1" table:number-rows-spanned="18">
            <text:p>Bursa Fabrika Satış Mağazası – Adem Duman <text:s text:c="3"/>- Taksit No: # 4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6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79]" office:value-type="date" office:date-value="2021-06-30" calcext:value-type="date">
            <text:p>30.06.2021</text:p>
          </table:table-cell>
          <table:table-cell table:style-name="ce64"/>
          <table:table-cell table:style-name="ce65" table:formula="of:=[.D68]" office:value-type="string" office:string-value="# 2.000 TL #" calcext:value-type="string">
            <text:p># 2.000 TL #</text:p>
          </table:table-cell>
          <table:table-cell table:style-name="ce66" table:formula="of:=[.D69]" office:value-type="string" office:string-value="#   Krş #" calcext:value-type="string">
            <text:p># <text:s text:c="2"/>Krş #</text:p>
          </table:table-cell>
          <table:table-cell table:style-name="ce56"/>
          <table:table-cell table:style-name="ce64"/>
          <table:table-cell table:style-name="ce68" table:formula="of:=[.D66]" office:value-type="string" office:string-value="# 4 #" calcext:value-type="string">
            <text:p># 4 #</text:p>
          </table:table-cell>
          <table:table-cell table:style-name="ce55"/>
          <table:table-cell table:style-name="ce70" table:formula="of:=[.D81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6]);&quot;##.##0&quot;)&amp;&quot; #&quot;" office:value-type="string" office:string-value="# 4 #" calcext:value-type="string">
            <text:p># 4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65];&quot;dd mmmm yyyy&quot;)&amp;&quot; tarihinde Sayın : &quot;&amp;[$'Senet Borçlu Alacaklı Giriş'.$C$1]&amp;&quot; 'ya veyahut emruhavalesine yukarıda yazılı Yalnız # &quot;&amp;[$'Senet Taksit Giriş'.F6]&amp;&quot; # ödeyeceği&quot;&amp;IF([$'Senet Borçlu Alacaklı Giriş'.$C$4]=&quot;Gerçek Kişi&quot;;&quot;m.&quot;;&quot;z.&quot;)&amp;&quot; Bedeli &quot;&amp;[$'Senet Taksit Giriş'.G6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Haziran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Haziran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6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68]-INT([$'Senet Taksit Giriş'.E68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6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71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6]" office:value-type="date" office:date-value="2021-06-30" calcext:value-type="date">
            <text:p>30.06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6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03" table:end-x="0.184cm" table:end-y="0.052cm" draw:z-index="4" draw:name="CustomShape 1" draw:style-name="gr5" draw:text-style-name="P1" svg:width="6.83cm" svg:height="14.877cm" svg:x="3.735cm" svg:y="0.288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92] &amp;&quot;    - Taksit No: &quot; &amp; [.$D87]&amp;&quot;  &quot;" office:value-type="string" office:string-value="Bursa Fabrika Satış Mağazası – Adem Duman    - Taksit No: # 5 #  " calcext:value-type="string" table:number-columns-spanned="1" table:number-rows-spanned="18">
            <text:p>Bursa Fabrika Satış Mağazası – Adem Duman <text:s text:c="3"/>- Taksit No: # 5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6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00]" office:value-type="date" office:date-value="2021-07-30" calcext:value-type="date">
            <text:p>30.07.2021</text:p>
          </table:table-cell>
          <table:table-cell table:style-name="ce64"/>
          <table:table-cell table:style-name="ce65" table:formula="of:=[.D89]" office:value-type="string" office:string-value="# 14.000 TL #" calcext:value-type="string">
            <text:p># 14.000 TL #</text:p>
          </table:table-cell>
          <table:table-cell table:style-name="ce66" table:formula="of:=[.D90]" office:value-type="string" office:string-value="#   Krş #" calcext:value-type="string">
            <text:p># <text:s text:c="2"/>Krş #</text:p>
          </table:table-cell>
          <table:table-cell table:style-name="ce56"/>
          <table:table-cell table:style-name="ce64"/>
          <table:table-cell table:style-name="ce68" table:formula="of:=[.D87]" office:value-type="string" office:string-value="# 5 #" calcext:value-type="string">
            <text:p># 5 #</text:p>
          </table:table-cell>
          <table:table-cell table:style-name="ce55"/>
          <table:table-cell table:style-name="ce70" table:formula="of:=[.D102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7]);&quot;##.##0&quot;)&amp;&quot; #&quot;" office:value-type="string" office:string-value="# 5 #" calcext:value-type="string">
            <text:p># 5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86];&quot;dd mmmm yyyy&quot;)&amp;&quot; tarihinde Sayın : &quot;&amp;[$'Senet Borçlu Alacaklı Giriş'.$C$1]&amp;&quot; 'ya veyahut emruhavalesine yukarıda yazılı Yalnız # &quot;&amp;[$'Senet Taksit Giriş'.F7]&amp;&quot; # ödeyeceği&quot;&amp;IF([$'Senet Borçlu Alacaklı Giriş'.$C$4]=&quot;Gerçek Kişi&quot;;&quot;m.&quot;;&quot;z.&quot;)&amp;&quot; Bedeli &quot;&amp;[$'Senet Taksit Giriş'.G7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Temmuz 2021 tarihinde Sayın : HACI MURAT BALCI 'ya veyahut emruhavalesine yukarıda yazılı Yalnız # Ondört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Temmuz 2021 tarihinde Sayın : HACI MURAT BALCI 'ya veyahut emruhavalesine yukarıda yazılı Yalnız # Ondört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7]);&quot;##.##0&quot;)&amp;&quot; TL #&quot;" office:value-type="string" office:string-value="# 14.000 TL #" calcext:value-type="string">
            <text:p># 14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90]-INT([$'Senet Taksit Giriş'.E90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6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92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7]" office:value-type="date" office:date-value="2021-07-30" calcext:value-type="date">
            <text:p>30.07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7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24" table:end-x="0.185cm" table:end-y="0.038cm" draw:z-index="5" draw:name="CustomShape 1" draw:style-name="gr6" draw:text-style-name="P1" svg:width="6.831cm" svg:height="14.937cm" svg:x="3.735cm" svg:y="0.214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113] &amp;&quot;    - Taksit No: &quot; &amp; [.$D108]&amp;&quot;  &quot;" office:value-type="string" office:string-value="Bursa Fabrika Satış Mağazası – Adem Duman    - Taksit No: # 6 #  " calcext:value-type="string" table:number-columns-spanned="1" table:number-rows-spanned="18">
            <text:p>Bursa Fabrika Satış Mağazası – Adem Duman <text:s text:c="3"/>- Taksit No: # 6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6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21]" office:value-type="date" office:date-value="2021-08-30" calcext:value-type="date">
            <text:p>30.08.2021</text:p>
          </table:table-cell>
          <table:table-cell table:style-name="ce64"/>
          <table:table-cell table:style-name="ce65" table:formula="of:=[.D110]" office:value-type="string" office:string-value="# 2.000 TL #" calcext:value-type="string">
            <text:p># 2.000 TL #</text:p>
          </table:table-cell>
          <table:table-cell table:style-name="ce66" table:formula="of:=[.D111]" office:value-type="string" office:string-value="#   Krş #" calcext:value-type="string">
            <text:p># <text:s text:c="2"/>Krş #</text:p>
          </table:table-cell>
          <table:table-cell table:style-name="ce56"/>
          <table:table-cell table:style-name="ce64"/>
          <table:table-cell table:style-name="ce68" table:formula="of:=[.D108]" office:value-type="string" office:string-value="# 6 #" calcext:value-type="string">
            <text:p># 6 #</text:p>
          </table:table-cell>
          <table:table-cell table:style-name="ce55"/>
          <table:table-cell table:style-name="ce70" table:formula="of:=[.D12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8]);&quot;##.##0&quot;)&amp;&quot; #&quot;" office:value-type="string" office:string-value="# 6 #" calcext:value-type="string">
            <text:p># 6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107];&quot;dd mmmm yyyy&quot;)&amp;&quot; tarihinde Sayın : &quot;&amp;[$'Senet Borçlu Alacaklı Giriş'.$C$1]&amp;&quot; 'ya veyahut emruhavalesine yukarıda yazılı Yalnız # &quot;&amp;[$'Senet Taksit Giriş'.F8]&amp;&quot; # ödeyeceği&quot;&amp;IF([$'Senet Borçlu Alacaklı Giriş'.$C$4]=&quot;Gerçek Kişi&quot;;&quot;m.&quot;;&quot;z.&quot;)&amp;&quot; Bedeli &quot;&amp;[$'Senet Taksit Giriş'.G8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Ağustos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Ağustos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8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11]-INT([$'Senet Taksit Giriş'.E111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6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11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8]" office:value-type="date" office:date-value="2021-08-30" calcext:value-type="date">
            <text:p>30.08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8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44" table:end-x="0.185cm" table:end-y="0.038cm" draw:z-index="6" draw:name="CustomShape 1" draw:style-name="gr7" draw:text-style-name="P1" svg:width="6.831cm" svg:height="14.94cm" svg:x="3.735cm" svg:y="0.211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133] &amp;&quot;    - Taksit No: &quot; &amp; [.$D128]&amp;&quot;  &quot;" office:value-type="string" office:string-value="Bursa Fabrika Satış Mağazası – Adem Duman    - Taksit No: # 7 #  " calcext:value-type="string" table:number-columns-spanned="1" table:number-rows-spanned="18">
            <text:p>Bursa Fabrika Satış Mağazası – Adem Duman <text:s text:c="3"/>- Taksit No: # 7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6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41]" office:value-type="date" office:date-value="2021-09-30" calcext:value-type="date">
            <text:p>30.09.2021</text:p>
          </table:table-cell>
          <table:table-cell table:style-name="ce64"/>
          <table:table-cell table:style-name="ce65" table:formula="of:=[.D130]" office:value-type="string" office:string-value="# 2.000 TL #" calcext:value-type="string">
            <text:p># 2.000 TL #</text:p>
          </table:table-cell>
          <table:table-cell table:style-name="ce66" table:formula="of:=[.D131]" office:value-type="string" office:string-value="#   Krş #" calcext:value-type="string">
            <text:p># <text:s text:c="2"/>Krş #</text:p>
          </table:table-cell>
          <table:table-cell table:style-name="ce56"/>
          <table:table-cell table:style-name="ce64"/>
          <table:table-cell table:style-name="ce68" table:formula="of:=[.D128]" office:value-type="string" office:string-value="# 7 #" calcext:value-type="string">
            <text:p># 7 #</text:p>
          </table:table-cell>
          <table:table-cell table:style-name="ce55"/>
          <table:table-cell table:style-name="ce70" table:formula="of:=[.D143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9]);&quot;##.##0&quot;)&amp;&quot; #&quot;" office:value-type="string" office:string-value="# 7 #" calcext:value-type="string">
            <text:p># 7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127];&quot;dd mmmm yyyy&quot;)&amp;&quot; tarihinde Sayın : &quot;&amp;[$'Senet Borçlu Alacaklı Giriş'.$C$1]&amp;&quot; 'ya veyahut emruhavalesine yukarıda yazılı Yalnız # &quot;&amp;[$'Senet Taksit Giriş'.F9]&amp;&quot; # ödeyeceği&quot;&amp;IF([$'Senet Borçlu Alacaklı Giriş'.$C$4]=&quot;Gerçek Kişi&quot;;&quot;m.&quot;;&quot;z.&quot;)&amp;&quot; Bedeli &quot;&amp;[$'Senet Taksit Giriş'.G9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Eylül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Eylül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9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32]-INT([$'Senet Taksit Giriş'.E132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6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133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9]" office:value-type="date" office:date-value="2021-09-30" calcext:value-type="date">
            <text:p>30.09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9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65" table:end-x="0.185cm" table:end-y="0.038cm" draw:z-index="7" draw:name="CustomShape 1" draw:style-name="gr8" draw:text-style-name="P1" svg:width="6.831cm" svg:height="14.878cm" svg:x="3.735cm" svg:y="0.27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154] &amp;&quot;    - Taksit No: &quot; &amp; [.$D149]&amp;&quot;  &quot;" office:value-type="string" office:string-value="Bursa Fabrika Satış Mağazası – Adem Duman    - Taksit No: # 8 #  " calcext:value-type="string" table:number-columns-spanned="1" table:number-rows-spanned="18">
            <text:p>Bursa Fabrika Satış Mağazası – Adem Duman <text:s text:c="3"/>- Taksit No: # 8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6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62]" office:value-type="date" office:date-value="2021-10-30" calcext:value-type="date">
            <text:p>30.10.2021</text:p>
          </table:table-cell>
          <table:table-cell table:style-name="ce64"/>
          <table:table-cell table:style-name="ce65" table:formula="of:=[.D151]" office:value-type="string" office:string-value="# 2.000 TL #" calcext:value-type="string">
            <text:p># 2.000 TL #</text:p>
          </table:table-cell>
          <table:table-cell table:style-name="ce66" table:formula="of:=[.D152]" office:value-type="string" office:string-value="#   Krş #" calcext:value-type="string">
            <text:p># <text:s text:c="2"/>Krş #</text:p>
          </table:table-cell>
          <table:table-cell table:style-name="ce56"/>
          <table:table-cell table:style-name="ce64"/>
          <table:table-cell table:style-name="ce68" table:formula="of:=[.D149]" office:value-type="string" office:string-value="# 8 #" calcext:value-type="string">
            <text:p># 8 #</text:p>
          </table:table-cell>
          <table:table-cell table:style-name="ce55"/>
          <table:table-cell table:style-name="ce70" table:formula="of:=[.D164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0]);&quot;##.##0&quot;)&amp;&quot; #&quot;" office:value-type="string" office:string-value="# 8 #" calcext:value-type="string">
            <text:p># 8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148];&quot;dd mmmm yyyy&quot;)&amp;&quot; tarihinde Sayın : &quot;&amp;[$'Senet Borçlu Alacaklı Giriş'.$C$1]&amp;&quot; 'ya veyahut emruhavalesine yukarıda yazılı Yalnız # &quot;&amp;[$'Senet Taksit Giriş'.F10]&amp;&quot; # ödeyeceği&quot;&amp;IF([$'Senet Borçlu Alacaklı Giriş'.$C$4]=&quot;Gerçek Kişi&quot;;&quot;m.&quot;;&quot;z.&quot;)&amp;&quot; Bedeli &quot;&amp;[$'Senet Taksit Giriş'.G1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Eki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Eki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0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53]-INT([$'Senet Taksit Giriş'.E153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6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154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0]" office:value-type="date" office:date-value="2021-10-30" calcext:value-type="date">
            <text:p>30.10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0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186" table:end-x="0.185cm" table:end-y="0.038cm" draw:z-index="8" draw:name="CustomShape 1" draw:style-name="gr9" draw:text-style-name="P1" svg:width="6.831cm" svg:height="14.816cm" svg:x="3.735cm" svg:y="0.335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175] &amp;&quot;    - Taksit No: &quot; &amp; [.$D170]&amp;&quot;  &quot;" office:value-type="string" office:string-value="Bursa Fabrika Satış Mağazası – Adem Duman    - Taksit No: # 9 #  " calcext:value-type="string" table:number-columns-spanned="1" table:number-rows-spanned="18">
            <text:p>Bursa Fabrika Satış Mağazası – Adem Duman <text:s text:c="3"/>- Taksit No: # 9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6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183]" office:value-type="date" office:date-value="2021-11-30" calcext:value-type="date">
            <text:p>30.11.2021</text:p>
          </table:table-cell>
          <table:table-cell table:style-name="ce64"/>
          <table:table-cell table:style-name="ce65" table:formula="of:=[.D172]" office:value-type="string" office:string-value="# 2.000 TL #" calcext:value-type="string">
            <text:p># 2.000 TL #</text:p>
          </table:table-cell>
          <table:table-cell table:style-name="ce66" table:formula="of:=[.D173]" office:value-type="string" office:string-value="#   Krş #" calcext:value-type="string">
            <text:p># <text:s text:c="2"/>Krş #</text:p>
          </table:table-cell>
          <table:table-cell table:style-name="ce56"/>
          <table:table-cell table:style-name="ce64"/>
          <table:table-cell table:style-name="ce68" table:formula="of:=[.D170]" office:value-type="string" office:string-value="# 9 #" calcext:value-type="string">
            <text:p># 9 #</text:p>
          </table:table-cell>
          <table:table-cell table:style-name="ce55"/>
          <table:table-cell table:style-name="ce70" table:formula="of:=[.D18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1]);&quot;##.##0&quot;)&amp;&quot; #&quot;" office:value-type="string" office:string-value="# 9 #" calcext:value-type="string">
            <text:p># 9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169];&quot;dd mmmm yyyy&quot;)&amp;&quot; tarihinde Sayın : &quot;&amp;[$'Senet Borçlu Alacaklı Giriş'.$C$1]&amp;&quot; 'ya veyahut emruhavalesine yukarıda yazılı Yalnız # &quot;&amp;[$'Senet Taksit Giriş'.F11]&amp;&quot; # ödeyeceği&quot;&amp;IF([$'Senet Borçlu Alacaklı Giriş'.$C$4]=&quot;Gerçek Kişi&quot;;&quot;m.&quot;;&quot;z.&quot;)&amp;&quot; Bedeli &quot;&amp;[$'Senet Taksit Giriş'.G11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Kasım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Kasım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1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74]-INT([$'Senet Taksit Giriş'.E174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6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17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1]" office:value-type="date" office:date-value="2021-11-30" calcext:value-type="date">
            <text:p>30.11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1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06" table:end-x="0.185cm" table:end-y="0.038cm" draw:z-index="9" draw:name="CustomShape 1" draw:style-name="gr10" draw:text-style-name="P1" svg:width="6.831cm" svg:height="14.814cm" svg:x="3.735cm" svg:y="0.337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195] &amp;&quot;    - Taksit No: &quot; &amp; [.$D190]&amp;&quot;  &quot;" office:value-type="string" office:string-value="Bursa Fabrika Satış Mağazası – Adem Duman    - Taksit No: # 10 #  " calcext:value-type="string" table:number-columns-spanned="1" table:number-rows-spanned="18">
            <text:p>Bursa Fabrika Satış Mağazası – Adem Duman <text:s text:c="3"/>- Taksit No: # 10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6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203]" office:value-type="date" office:date-value="2021-12-30" calcext:value-type="date">
            <text:p>30.12.2021</text:p>
          </table:table-cell>
          <table:table-cell table:style-name="ce64"/>
          <table:table-cell table:style-name="ce65" table:formula="of:=[.D192]" office:value-type="string" office:string-value="# 2.000 TL #" calcext:value-type="string">
            <text:p># 2.000 TL #</text:p>
          </table:table-cell>
          <table:table-cell table:style-name="ce66" table:formula="of:=[.D193]" office:value-type="string" office:string-value="#   Krş #" calcext:value-type="string">
            <text:p># <text:s text:c="2"/>Krş #</text:p>
          </table:table-cell>
          <table:table-cell table:style-name="ce56"/>
          <table:table-cell table:style-name="ce64"/>
          <table:table-cell table:style-name="ce68" table:formula="of:=[.D190]" office:value-type="string" office:string-value="# 10 #" calcext:value-type="string">
            <text:p># 10 #</text:p>
          </table:table-cell>
          <table:table-cell table:style-name="ce55"/>
          <table:table-cell table:style-name="ce70" table:formula="of:=[.D205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2]);&quot;##.##0&quot;)&amp;&quot; #&quot;" office:value-type="string" office:string-value="# 10 #" calcext:value-type="string">
            <text:p># 10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189];&quot;dd mmmm yyyy&quot;)&amp;&quot; tarihinde Sayın : &quot;&amp;[$'Senet Borçlu Alacaklı Giriş'.$C$1]&amp;&quot; 'ya veyahut emruhavalesine yukarıda yazılı Yalnız # &quot;&amp;[$'Senet Taksit Giriş'.F12]&amp;&quot; # ödeyeceği&quot;&amp;IF([$'Senet Borçlu Alacaklı Giriş'.$C$4]=&quot;Gerçek Kişi&quot;;&quot;m.&quot;;&quot;z.&quot;)&amp;&quot; Bedeli &quot;&amp;[$'Senet Taksit Giriş'.G12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Aralık 2021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Aralık 2021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2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195]-INT([$'Senet Taksit Giriş'.E195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6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195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2]" office:value-type="date" office:date-value="2021-12-30" calcext:value-type="date">
            <text:p>30.12.2021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2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27" table:end-x="0.185cm" table:end-y="0.038cm" draw:z-index="10" draw:name="CustomShape 1" draw:style-name="gr11" draw:text-style-name="P1" svg:width="6.831cm" svg:height="14.752cm" svg:x="3.735cm" svg:y="0.399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216] &amp;&quot;    - Taksit No: &quot; &amp; [.$D211]&amp;&quot;  &quot;" office:value-type="string" office:string-value="Bursa Fabrika Satış Mağazası – Adem Duman    - Taksit No: # 11 #  " calcext:value-type="string" table:number-columns-spanned="1" table:number-rows-spanned="18">
            <text:p>Bursa Fabrika Satış Mağazası – Adem Duman <text:s text:c="3"/>- Taksit No: # 11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6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224]" office:value-type="date" office:date-value="2022-01-30" calcext:value-type="date">
            <text:p>30.01.2022</text:p>
          </table:table-cell>
          <table:table-cell table:style-name="ce64"/>
          <table:table-cell table:style-name="ce65" table:formula="of:=[.D213]" office:value-type="string" office:string-value="# 2.000 TL #" calcext:value-type="string">
            <text:p># 2.000 TL #</text:p>
          </table:table-cell>
          <table:table-cell table:style-name="ce66" table:formula="of:=[.D214]" office:value-type="string" office:string-value="#   Krş #" calcext:value-type="string">
            <text:p># <text:s text:c="2"/>Krş #</text:p>
          </table:table-cell>
          <table:table-cell table:style-name="ce56"/>
          <table:table-cell table:style-name="ce64"/>
          <table:table-cell table:style-name="ce68" table:formula="of:=[.D211]" office:value-type="string" office:string-value="# 11 #" calcext:value-type="string">
            <text:p># 11 #</text:p>
          </table:table-cell>
          <table:table-cell table:style-name="ce55"/>
          <table:table-cell table:style-name="ce70" table:formula="of:=[.D226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3]);&quot;##.##0&quot;)&amp;&quot; #&quot;" office:value-type="string" office:string-value="# 11 #" calcext:value-type="string">
            <text:p># 11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210];&quot;dd mmmm yyyy&quot;)&amp;&quot; tarihinde Sayın : &quot;&amp;[$'Senet Borçlu Alacaklı Giriş'.$C$1]&amp;&quot; 'ya veyahut emruhavalesine yukarıda yazılı Yalnız # &quot;&amp;[$'Senet Taksit Giriş'.F13]&amp;&quot; # ödeyeceği&quot;&amp;IF([$'Senet Borçlu Alacaklı Giriş'.$C$4]=&quot;Gerçek Kişi&quot;;&quot;m.&quot;;&quot;z.&quot;)&amp;&quot; Bedeli &quot;&amp;[$'Senet Taksit Giriş'.G1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30 Ocak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30 Ocak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3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16]-INT([$'Senet Taksit Giriş'.E216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6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216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Unvan : &quot;&amp;[$'Senet Borçlu Alacaklı Giriş'.$C$9]" office:value-type="string" office:string-value="İsim Unvan : Adem Duman" calcext:value-type="string" table:number-columns-spanned="4" table:number-rows-spanned="1">
            <text:p>İsim Unvan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3]" office:value-type="date" office:date-value="2022-01-30" calcext:value-type="date">
            <text:p>30.01.2022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3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>
          <table:table-cell table:number-columns-repeated="1024"/>
        </table:table-row>
        <table:table-row table:style-name="ro6">
          <table:table-cell table:style-name="ce33"/>
          <table:table-cell table:style-name="ce36"/>
          <table:table-cell table:style-name="ce42" table:number-columns-repeated="13"/>
          <table:table-cell table:style-name="ce71"/>
          <table:table-cell table:number-columns-repeated="1008"/>
        </table:table-row>
        <table:table-row table:style-name="ro6">
          <table:table-cell table:style-name="ce34"/>
          <table:table-cell table:style-name="ce37"/>
          <table:table-cell table:style-name="ce34"/>
          <table:table-cell table:style-name="ce46" office:value-type="string" calcext:value-type="string">
            <text:p>Senedin</text:p>
            <draw:custom-shape table:end-cell-address="'Senet Önizleme'.F248" table:end-x="0.185cm" table:end-y="0.039cm" draw:z-index="11" draw:name="CustomShape 1" draw:style-name="gr12" draw:text-style-name="P1" svg:width="6.831cm" svg:height="14.689cm" svg:x="3.735cm" svg:y="0.463cm">
              <text:p/>
              <draw:enhanced-geometry draw:mirror-horizontal="false" draw:mirror-vertical="false" svg:viewBox="0 0 0 0" draw:text-areas="?f11 ?f11 ?f12 ?f13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122" table:formula="of:=[.$D237] &amp;&quot;    - Taksit No: &quot; &amp; [.$D232]&amp;&quot;  &quot;" office:value-type="string" office:string-value="Bursa Fabrika Satış Mağazası – Adem Duman    - Taksit No: # 12 #  " calcext:value-type="string" table:number-columns-spanned="1" table:number-rows-spanned="18">
            <text:p>Bursa Fabrika Satış Mağazası – Adem Duman <text:s text:c="3"/>- Taksit No: # 12 # <text:s/></text:p>
          </table:table-cell>
          <table:table-cell table:style-name="ce34"/>
          <table:table-cell table:style-name="ce57" office:value-type="string" calcext:value-type="string">
            <text:p>Ödeme Günü</text:p>
          </table:table-cell>
          <table:table-cell table:style-name="ce34"/>
          <table:table-cell table:style-name="ce57" office:value-type="string" calcext:value-type="string">
            <text:p>Türk Lirası</text:p>
          </table:table-cell>
          <table:table-cell table:style-name="ce57" office:value-type="string" calcext:value-type="string">
            <text:p>Kuruş</text:p>
          </table:table-cell>
          <table:table-cell table:style-name="ce56"/>
          <table:table-cell table:style-name="ce34"/>
          <table:table-cell table:style-name="ce57" office:value-type="string" calcext:value-type="string">
            <text:p>No</text:p>
          </table:table-cell>
          <table:table-cell table:style-name="ce55"/>
          <table:table-cell table:style-name="ce57" office:value-type="string" calcext:value-type="string">
            <text:p>Düzenleme Tarihi</text:p>
          </table:table-cell>
          <table:table-cell table:style-name="ce74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7" office:value-type="string" calcext:value-type="string">
            <text:p>No:</text:p>
          </table:table-cell>
          <table:covered-table-cell table:style-name="ce122"/>
          <table:table-cell table:style-name="ce33"/>
          <table:table-cell table:style-name="ce58" table:formula="of:=[.D245]" office:value-type="date" office:date-value="2022-02-28" calcext:value-type="date">
            <text:p>28.02.2022</text:p>
          </table:table-cell>
          <table:table-cell table:style-name="ce64"/>
          <table:table-cell table:style-name="ce65" table:formula="of:=[.D234]" office:value-type="string" office:string-value="# 2.000 TL #" calcext:value-type="string">
            <text:p># 2.000 TL #</text:p>
          </table:table-cell>
          <table:table-cell table:style-name="ce66" table:formula="of:=[.D235]" office:value-type="string" office:string-value="#   Krş #" calcext:value-type="string">
            <text:p># <text:s text:c="2"/>Krş #</text:p>
          </table:table-cell>
          <table:table-cell table:style-name="ce56"/>
          <table:table-cell table:style-name="ce64"/>
          <table:table-cell table:style-name="ce68" table:formula="of:=[.D232]" office:value-type="string" office:string-value="# 12 #" calcext:value-type="string">
            <text:p># 12 #</text:p>
          </table:table-cell>
          <table:table-cell table:style-name="ce55"/>
          <table:table-cell table:style-name="ce70" table:formula="of:=[.D247]" office:value-type="date" office:date-value="2021-02-25" calcext:value-type="date">
            <text:p>25.02.2021</text:p>
          </table:table-cell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8" table:formula="of:=&quot;# &quot;&amp;TEXT(INT([$'Senet Taksit Giriş'.B14]);&quot;##.##0&quot;)&amp;&quot; #&quot;" office:value-type="string" office:string-value="# 12 #" calcext:value-type="string">
            <text:p># 12 #</text:p>
          </table:table-cell>
          <table:covered-table-cell table:style-name="ce122"/>
          <table:table-cell table:style-name="ce33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49" office:value-type="string" calcext:value-type="string">
            <text:p>Tutarı</text:p>
          </table:table-cell>
          <table:covered-table-cell table:style-name="ce122"/>
          <table:table-cell table:style-name="ce123" table:formula="of:=&quot;   İş bu emre muharrer senedim&quot;&amp;IF([$'Senet Borçlu Alacaklı Giriş'.$C$4]=&quot;Gerçek Kişi&quot;;&quot;in&quot;;&quot;izin&quot;)&amp;&quot; mükabilinde &quot;&amp;TEXT([.G231];&quot;dd mmmm yyyy&quot;)&amp;&quot; tarihinde Sayın : &quot;&amp;[$'Senet Borçlu Alacaklı Giriş'.$C$1]&amp;&quot; 'ya veyahut emruhavalesine yukarıda yazılı Yalnız # &quot;&amp;[$'Senet Taksit Giriş'.F14]&amp;&quot; # ödeyeceği&quot;&amp;IF([$'Senet Borçlu Alacaklı Giriş'.$C$4]=&quot;Gerçek Kişi&quot;;&quot;m.&quot;;&quot;z.&quot;)&amp;&quot; Bedeli &quot;&amp;[$'Senet Taksit Giriş'.G14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İş bu emre muharrer senedimizin mükabilinde 28 Şubat 2022 tarihinde Sayın : HACI MURAT BALCI 'ya veyahut emruhavalesine yukarıda yazılı Yalnız # İkibin TL  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" calcext:value-type="string" table:number-columns-spanned="10" table:number-rows-spanned="4">
            <text:p><text:s text:c="3"/>İş bu emre muharrer senedimizin mükabilinde 28 Şubat 2022 tarihinde Sayın : HACI MURAT BALCI 'ya veyahut emruhavalesine yukarıda yazılı Yalnız # İkibin TL <text:s/># ödeyeceğiz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z.</text:p>
          </table:table-cell>
          <table:covered-table-cell table:number-columns-repeated="9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43"/>
          <table:table-cell table:style-name="ce50" table:formula="of:=&quot;# &quot;&amp;TEXT(INT([$'Senet Taksit Giriş'.E14]);&quot;##.##0&quot;)&amp;&quot; TL #&quot;" office:value-type="string" office:string-value="# 2.000 TL #" calcext:value-type="string">
            <text:p># 2.000 TL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8" table:formula="of:=&quot;# &quot;&amp;TEXT(([$'Senet Taksit Giriş'.E237]-INT([$'Senet Taksit Giriş'.E237]))*100;&quot;##.##&quot;)&amp;&quot;  Krş #&quot;" office:value-type="string" office:string-value="#   Krş #" calcext:value-type="string">
            <text:p># <text:s text:c="2"/>Krş #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Borçlu:</text:p>
          </table:table-cell>
          <table:covered-table-cell table:style-name="ce122"/>
          <table:covered-table-cell table:number-columns-repeated="10" table:style-name="ce12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120" table:formula="of:=[.$D$9]" office:value-type="string" office:string-value="Bursa Fabrika Satış Mağazası – Adem Duman" calcext:value-type="string" table:number-columns-spanned="1" table:number-rows-spanned="7">
            <text:p>Bursa Fabrika Satış Mağazası – Adem Duman</text:p>
          </table:table-cell>
          <table:covered-table-cell table:style-name="ce122"/>
          <table:table-cell table:style-name="ce56" table:number-columns-repeated="10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ÖDEYECEK</text:p>
          </table:table-cell>
          <table:table-cell table:style-name="ce132" table:formula="of:=&quot;İsim : &quot;&amp;[.$D237]" office:value-type="string" office:string-value="İsim : Bursa Fabrika Satış Mağazası – Adem Duman" calcext:value-type="string" table:number-columns-spanned="4" table:number-rows-spanned="1">
            <text:p>İsim : Bursa Fabrika Satış Mağazası – Adem Duman</text:p>
          </table:table-cell>
          <table:covered-table-cell table:number-columns-repeated="3" table:style-name="ce132"/>
          <table:table-cell table:style-name="ce42" table:number-columns-repeated="2"/>
          <table:table-cell table:style-name="ce138" table:number-columns-spanned="2" table:number-rows-spanned="1"/>
          <table:covered-table-cell table:style-name="ce138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29" table:formula="of:=&quot;Adres : &quot; &amp;[$'Senet Borçlu Alacaklı Giriş'.$C$6]" office:value-type="string" office:string-value="Adres : Hızarhane Cad. No:5 TOKAT" calcext:value-type="string" table:number-columns-spanned="5" table:number-rows-spanned="2">
            <text:p>Adres : Hızarhane Cad. No:5 TOKAT</text:p>
          </table:table-cell>
          <table:covered-table-cell table:number-columns-repeated="4" table:style-name="ce129"/>
          <table:table-cell table:style-name="ce33" table:number-columns-repeated="3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covered-table-cell table:number-columns-repeated="5" table:style-name="ce129"/>
          <table:table-cell table:style-name="ce43" office:value-type="string" calcext:value-type="string">
            <text:p>İmza</text:p>
          </table:table-cell>
          <table:table-cell table:style-name="ce43"/>
          <table:table-cell table:style-name="ce55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40"/>
          <table:table-cell table:style-name="ce44"/>
          <table:covered-table-cell table:style-name="ce120"/>
          <table:covered-table-cell table:style-name="ce122"/>
          <table:covered-table-cell table:style-name="ce125"/>
          <table:table-cell table:style-name="ce130" table:formula="of:=&quot;Vergi Dairesi : &quot;&amp;[$'Senet Borçlu Alacaklı Giriş'.$C$7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covered-table-cell table:style-name="ce120"/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8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covered-table-cell table:style-name="ce120"/>
          <table:covered-table-cell table:style-name="ce122"/>
          <table:table-cell table:style-name="ce125" office:value-type="string" calcext:value-type="string" table:number-columns-spanned="1" table:number-rows-spanned="5">
            <text:p>KEFİL</text:p>
          </table:table-cell>
          <table:table-cell table:style-name="ce132" table:formula="of:=&quot;İsim : &quot;&amp;[$'Senet Borçlu Alacaklı Giriş'.$C$9]" office:value-type="string" office:string-value="İsim : Adem Duman" calcext:value-type="string" table:number-columns-spanned="4" table:number-rows-spanned="1">
            <text:p>İsim : Adem Duman</text:p>
          </table:table-cell>
          <table:covered-table-cell table:number-columns-repeated="3" table:style-name="ce132"/>
          <table:table-cell table:style-name="ce42"/>
          <table:table-cell table:style-name="ce67"/>
          <table:table-cell table:style-name="ce42" table:number-columns-repeated="2"/>
          <table:table-cell table:style-name="ce71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Vade</text:p>
          </table:table-cell>
          <table:covered-table-cell table:style-name="ce122"/>
          <table:covered-table-cell table:style-name="ce125"/>
          <table:table-cell table:style-name="ce129" table:formula="of:=&quot;Adres : &quot; &amp;[$'Senet Borçlu Alacaklı Giriş'.$C$10]" office:value-type="string" office:string-value="Adres : Esentepe Mah. Şehit Ulaşar Cad. Belde Sitesi B Blk. K1: D:3 TOKAT" calcext:value-type="string" table:number-columns-spanned="4" table:number-rows-spanned="2">
            <text:p>Adres : Esentepe Mah. Şehit Ulaşar Cad. Belde Sitesi B Blk. K1: D:3 TOKAT</text:p>
          </table:table-cell>
          <table:covered-table-cell table:number-columns-repeated="3" table:style-name="ce129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9"/>
          <table:table-cell table:style-name="ce33"/>
          <table:table-cell table:style-name="ce52" table:formula="of:=[$'Senet Taksit Giriş'.D14]" office:value-type="date" office:date-value="2022-02-28" calcext:value-type="date">
            <text:p>28.02.2022</text:p>
          </table:table-cell>
          <table:covered-table-cell table:style-name="ce122"/>
          <table:covered-table-cell table:style-name="ce125"/>
          <table:covered-table-cell table:number-columns-repeated="4" table:style-name="ce129"/>
          <table:table-cell table:style-name="ce33"/>
          <table:table-cell table:style-name="ce43" office:value-type="string" calcext:value-type="string">
            <text:p>İmza</text:p>
          </table:table-cell>
          <table:table-cell table:style-name="ce33" table:number-columns-repeated="2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49" office:value-type="string" calcext:value-type="string">
            <text:p>Tarih</text:p>
          </table:table-cell>
          <table:covered-table-cell table:style-name="ce122"/>
          <table:covered-table-cell table:style-name="ce125"/>
          <table:table-cell table:style-name="ce130" table:formula="of:=&quot;Vergi Dairesi : &quot;&amp;[$'Senet Borçlu Alacaklı Giriş'.$C$11]" office:value-type="string" office:string-value="Vergi Dairesi : Tokat" calcext:value-type="string" table:number-columns-spanned="4" table:number-rows-spanned="1">
            <text:p>Vergi Dairesi : Tokat</text:p>
          </table:table-cell>
          <table:covered-table-cell table:number-columns-repeated="3" table:style-name="ce130"/>
          <table:table-cell table:style-name="ce33" table:number-columns-repeated="4"/>
          <table:table-cell table:style-name="ce72" table:number-columns-repeated="2"/>
          <table:table-cell table:number-columns-repeated="1008"/>
        </table:table-row>
        <table:table-row table:style-name="ro6">
          <table:table-cell table:style-name="ce33"/>
          <table:table-cell table:style-name="ce38"/>
          <table:table-cell table:style-name="ce33"/>
          <table:table-cell table:style-name="ce52" table:formula="of:=[$'Senet Taksit Giriş'.C14]" office:value-type="date" office:date-value="2021-02-25" calcext:value-type="date">
            <text:p>25.02.2021</text:p>
          </table:table-cell>
          <table:covered-table-cell table:style-name="ce122"/>
          <table:covered-table-cell table:style-name="ce125"/>
          <table:table-cell table:style-name="ce131" table:formula="of:=&quot;Vergi No / TC Kimlik No : &quot;&amp;[$'Senet Borçlu Alacaklı Giriş'.$C$12]" office:value-type="string" office:string-value="Vergi No / TC Kimlik No : 341 3267 6260" calcext:value-type="string" table:number-columns-spanned="4" table:number-rows-spanned="1">
            <text:p>Vergi No / TC Kimlik No : 341 3267 6260</text:p>
          </table:table-cell>
          <table:covered-table-cell table:number-columns-repeated="3" table:style-name="ce131"/>
          <table:table-cell table:style-name="ce45" table:number-columns-repeated="4"/>
          <table:table-cell table:style-name="ce73"/>
          <table:table-cell table:style-name="ce72"/>
          <table:table-cell table:number-columns-repeated="1008"/>
        </table:table-row>
        <table:table-row table:style-name="ro6">
          <table:table-cell table:style-name="ce33"/>
          <table:table-cell table:style-name="ce41"/>
          <table:table-cell table:style-name="ce45" table:number-columns-repeated="13"/>
          <table:table-cell table:style-name="ce73"/>
          <table:table-cell table:number-columns-repeated="1008"/>
        </table:table-row>
        <table:table-row table:style-name="ro7" table:number-rows-repeated="1048299">
          <table:table-cell table:number-columns-repeated="1024"/>
        </table:table-row>
        <table:table-row table:style-name="ro9" table:number-rows-repeated="2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5" table:style-name="ta5">
        <table:table-column table:style-name="co7" table:default-cell-style-name="Default"/>
        <table:table-column table:style-name="co7" table:default-cell-style-name="ce60"/>
        <table:table-column table:style-name="co36" table:default-cell-style-name="ce56"/>
        <table:table-column table:style-name="co7" table:default-cell-style-name="Default"/>
        <table:table-column table:style-name="co37" table:default-cell-style-name="Default"/>
        <table:table-row table:style-name="ro8">
          <table:table-cell/>
          <table:table-cell table:style-name="Default" table:number-columns-repeated="2"/>
          <table:table-cell table:number-columns-repeated="2"/>
        </table:table-row>
        <table:table-row table:style-name="ro8">
          <table:table-cell/>
          <table:table-cell table:style-name="Default" office:value-type="string" calcext:value-type="string">
            <text:p>ADEM DUMAN <text:s/>- 2022-2023 Kira ödemesi</text:p>
          </table:table-cell>
          <table:table-cell table:style-name="Default"/>
          <table:table-cell table:number-columns-repeated="2"/>
        </table:table-row>
        <table:table-row table:style-name="ro8">
          <table:table-cell/>
          <table:table-cell table:style-name="Default" office:value-type="string" calcext:value-type="string">
            <text:p>Ödeme Tablosu</text:p>
          </table:table-cell>
          <table:table-cell table:style-name="Default"/>
          <table:table-cell table:number-columns-repeated="2"/>
        </table:table-row>
        <table:table-row table:style-name="ro8">
          <table:table-cell/>
          <table:table-cell office:value-type="date" office:date-value="2021-08-30" calcext:value-type="date">
            <text:p>30.08.2021</text:p>
          </table:table-cell>
          <table:table-cell office:value-type="string" calcext:value-type="string">
            <text:p>Nakit <text:s/>3000 TL</text:p>
          </table:table-cell>
          <table:table-cell table:style-name="ce56"/>
          <table:table-cell/>
        </table:table-row>
        <table:table-row table:style-name="ro8">
          <table:table-cell/>
          <table:table-cell office:value-type="string" calcext:value-type="string">
            <text:p>31.09.2021</text:p>
          </table:table-cell>
          <table:table-cell office:value-type="string" calcext:value-type="string">
            <text:p>Senet 3000 TL</text:p>
          </table:table-cell>
          <table:table-cell table:style-name="ce56"/>
          <table:table-cell/>
        </table:table-row>
        <table:table-row table:style-name="ro8">
          <table:table-cell/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3000 TL</text:p>
          </table:table-cell>
          <table:table-cell table:style-name="ce56"/>
          <table:table-cell/>
        </table:table-row>
        <table:table-row table:style-name="ro8">
          <table:table-cell/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3000 TL</text:p>
          </table:table-cell>
          <table:table-cell table:style-name="ce56"/>
          <table:table-cell/>
        </table:table-row>
        <table:table-row table:style-name="ro8">
          <table:table-cell/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3000 TL</text:p>
          </table:table-cell>
          <table:table-cell table:style-name="ce56"/>
          <table:table-cell/>
        </table:table-row>
        <table:table-row table:style-name="ro8">
          <table:table-cell/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3000 TL</text:p>
          </table:table-cell>
          <table:table-cell table:style-name="ce56"/>
          <table:table-cell/>
        </table:table-row>
        <table:table-row table:style-name="ro8">
          <table:table-cell/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Senet 3000 TL</text:p>
          </table:table-cell>
          <table:table-cell table:style-name="ce56"/>
          <table:table-cell/>
        </table:table-row>
        <table:table-row table:style-name="ro8">
          <table:table-cell/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enet 3000 TL</text:p>
          </table:table-cell>
          <table:table-cell table:style-name="ce56"/>
          <table:table-cell/>
        </table:table-row>
        <table:table-row table:style-name="ro8">
          <table:table-cell/>
          <table:table-cell office:value-type="date" office:date-value="2022-04-30" calcext:value-type="date">
            <text:p>30.04.2022</text:p>
          </table:table-cell>
          <table:table-cell office:value-type="string" calcext:value-type="string">
            <text:p>Senet 3000 TL</text:p>
          </table:table-cell>
          <table:table-cell table:style-name="ce56"/>
          <table:table-cell/>
        </table:table-row>
        <table:table-row table:style-name="ro8">
          <table:table-cell/>
          <table:table-cell office:value-type="date" office:date-value="2022-05-30" calcext:value-type="date">
            <text:p>30.05.2022</text:p>
          </table:table-cell>
          <table:table-cell office:value-type="string" calcext:value-type="string">
            <text:p>Senet 3000 TL</text:p>
          </table:table-cell>
          <table:table-cell table:style-name="ce56"/>
          <table:table-cell/>
        </table:table-row>
        <table:table-row table:style-name="ro8">
          <table:table-cell/>
          <table:table-cell office:value-type="date" office:date-value="2022-06-30" calcext:value-type="date">
            <text:p>30.06.2022</text:p>
          </table:table-cell>
          <table:table-cell office:value-type="string" calcext:value-type="string">
            <text:p>Senet 3000 TL</text:p>
          </table:table-cell>
          <table:table-cell table:style-name="ce56"/>
          <table:table-cell/>
        </table:table-row>
        <table:table-row table:style-name="ro8">
          <table:table-cell/>
          <table:table-cell office:value-type="date" office:date-value="2022-07-30" calcext:value-type="date">
            <text:p>30.07.2022</text:p>
          </table:table-cell>
          <table:table-cell office:value-type="string" calcext:value-type="string">
            <text:p>Senet 3000 TL</text:p>
          </table:table-cell>
          <table:table-cell table:style-name="ce56"/>
          <table:table-cell/>
        </table:table-row>
        <table:table-row table:style-name="ro8">
          <table:table-cell table:number-columns-repeated="3"/>
          <table:table-cell table:style-name="ce56"/>
          <table:table-cell/>
        </table:table-row>
        <table:table-row table:style-name="ro8">
          <table:table-cell/>
          <table:table-cell table:style-name="Default" office:value-type="string" calcext:value-type="string">
            <text:p>Yapılan Ödemeler</text:p>
          </table:table-cell>
          <table:table-cell/>
          <table:table-cell table:style-name="ce56"/>
          <table:table-cell office:value-type="string" calcext:value-type="string">
            <text:p>Toplam Ödeme</text:p>
          </table:table-cell>
        </table:table-row>
        <table:table-row table:style-name="ro8">
          <table:table-cell/>
          <table:table-cell table:style-name="Default"/>
          <table:table-cell table:style-name="Default" office:value-type="string" calcext:value-type="string">
            <text:p>Ödenecek</text:p>
          </table:table-cell>
          <table:table-cell office:value-type="string" calcext:value-type="string">
            <text:p>Ödenen</text:p>
          </table:table-cell>
          <table:table-cell/>
        </table:table-row>
        <table:table-row table:style-name="ro8">
          <table:table-cell/>
          <table:table-cell office:value-type="date" office:date-value="2021-08-30" calcext:value-type="date">
            <text:p>30.08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19]+[.E18]" office:value-type="float" office:value="2000" calcext:value-type="float">
            <text:p>2000</text:p>
          </table:table-cell>
        </table:table-row>
        <table:table-row table:style-name="ro8">
          <table:table-cell/>
          <table:table-cell office:value-type="string" calcext:value-type="string">
            <text:p>31.09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0]+[.E19]" office:value-type="float" office:value="4000" calcext:value-type="float">
            <text:p>4000</text:p>
          </table:table-cell>
        </table:table-row>
        <table:table-row table:style-name="ro8">
          <table:table-cell/>
          <table:table-cell office:value-type="date" office:date-value="2021-10-30" calcext:value-type="date">
            <text:p>30.10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1]+[.E20]" office:value-type="float" office:value="6000" calcext:value-type="float">
            <text:p>6000</text:p>
          </table:table-cell>
        </table:table-row>
        <table:table-row table:style-name="ro8">
          <table:table-cell/>
          <table:table-cell office:value-type="date" office:date-value="2021-11-30" calcext:value-type="date">
            <text:p>30.11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2]+[.E21]" office:value-type="float" office:value="8000" calcext:value-type="float">
            <text:p>8000</text:p>
          </table:table-cell>
        </table:table-row>
        <table:table-row table:style-name="ro8">
          <table:table-cell/>
          <table:table-cell office:value-type="date" office:date-value="2021-12-30" calcext:value-type="date">
            <text:p>30.12.2021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3]+[.E22]" office:value-type="float" office:value="10000" calcext:value-type="float">
            <text:p>10000</text:p>
          </table:table-cell>
        </table:table-row>
        <table:table-row table:style-name="ro8">
          <table:table-cell/>
          <table:table-cell office:value-type="date" office:date-value="2022-01-30" calcext:value-type="date">
            <text:p>30.01.2022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2000" calcext:value-type="float">
            <text:p>2000</text:p>
          </table:table-cell>
          <table:table-cell table:formula="of:=[.D24]+[.E23]" office:value-type="float" office:value="12000" calcext:value-type="float">
            <text:p>12000</text:p>
          </table:table-cell>
        </table:table-row>
        <table:table-row table:style-name="ro8">
          <table:table-cell/>
          <table:table-cell office:value-type="date" office:date-value="2022-02-28" calcext:value-type="date">
            <text:p>28.02.2022</text:p>
          </table:table-cell>
          <table:table-cell table:style-name="Default" office:value-type="string" calcext:value-type="string">
            <text:p>ödendi</text:p>
          </table:table-cell>
          <table:table-cell office:value-type="float" office:value="3000" calcext:value-type="float">
            <text:p>3000</text:p>
          </table:table-cell>
          <table:table-cell table:formula="of:=[.D25]+[.E24]" office:value-type="float" office:value="15000" calcext:value-type="float">
            <text:p>15000</text:p>
          </table:table-cell>
        </table:table-row>
        <table:table-row table:style-name="ro8">
          <table:table-cell/>
          <table:table-cell office:value-type="date" office:date-value="2022-03-30" calcext:value-type="date">
            <text:p>30.03.2022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D26]+[.E25]" office:value-type="float" office:value="15000" calcext:value-type="float">
            <text:p>15000</text:p>
          </table:table-cell>
        </table:table-row>
        <table:table-row table:style-name="ro8">
          <table:table-cell/>
          <table:table-cell office:value-type="date" office:date-value="2022-04-30" calcext:value-type="date">
            <text:p>30.04.2022</text:p>
          </table:table-cell>
          <table:table-cell office:value-type="float" office:value="3000" calcext:value-type="float">
            <text:p>3000</text:p>
          </table:table-cell>
          <table:table-cell/>
          <table:table-cell table:formula="of:=[.D27]+[.E26]" office:value-type="float" office:value="15000" calcext:value-type="float">
            <text:p>15000</text:p>
          </table:table-cell>
        </table:table-row>
        <table:table-row table:style-name="ro8">
          <table:table-cell/>
          <table:table-cell office:value-type="date" office:date-value="2022-05-30" calcext:value-type="date">
            <text:p>30.05.2022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D28]+[.E27]" office:value-type="float" office:value="15000" calcext:value-type="float">
            <text:p>15000</text:p>
          </table:table-cell>
        </table:table-row>
        <table:table-row table:style-name="ro8">
          <table:table-cell/>
          <table:table-cell office:value-type="date" office:date-value="2022-06-30" calcext:value-type="date">
            <text:p>30.06.2022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[.D29]+[.E28]" office:value-type="float" office:value="15000" calcext:value-type="float">
            <text:p>15000</text:p>
          </table:table-cell>
        </table:table-row>
        <table:table-row table:style-name="ro8">
          <table:table-cell office:value-type="string" calcext:value-type="string">
            <text:p>2022 sonu</text:p>
          </table:table-cell>
          <table:table-cell table:style-name="ce149" office:value-type="date" office:date-value="2022-07-30" calcext:value-type="date">
            <text:p>30.07.2022</text:p>
          </table:table-cell>
          <table:table-cell table:style-name="ce151" office:value-type="float" office:value="5000" calcext:value-type="float">
            <text:p>5000</text:p>
          </table:table-cell>
          <table:table-cell table:style-name="ce152"/>
          <table:table-cell table:style-name="ce152" table:formula="of:=[.D30]+[.E29]" office:value-type="float" office:value="15000" calcext:value-type="float">
            <text:p>15000</text:p>
          </table:table-cell>
        </table:table-row>
        <table:table-row table:style-name="ro8">
          <table:table-cell office:value-type="string" calcext:value-type="string">
            <text:p>2023 kirası</text:p>
          </table:table-cell>
          <table:table-cell table:style-name="ce150" office:value-type="date" office:date-value="2022-08-30" calcext:value-type="date">
            <text:p>30.08.2022</text:p>
          </table:table-cell>
          <table:table-cell table:style-name="Default"/>
          <table:table-cell table:number-columns-repeated="2"/>
        </table:table-row>
        <table:table-row table:style-name="ro8">
          <table:table-cell/>
          <table:table-cell table:style-name="ce150" office:value-type="date" office:date-value="2022-09-30" calcext:value-type="date">
            <text:p>30.09.2022</text:p>
          </table:table-cell>
          <table:table-cell table:style-name="Default"/>
          <table:table-cell table:number-columns-repeated="2"/>
        </table:table-row>
        <table:table-row table:style-name="ro8">
          <table:table-cell/>
          <table:table-cell table:style-name="ce150" office:value-type="date" office:date-value="2022-10-30" calcext:value-type="date">
            <text:p>30.10.2022</text:p>
          </table:table-cell>
          <table:table-cell table:style-name="Default"/>
          <table:table-cell table:number-columns-repeated="2"/>
        </table:table-row>
        <table:table-row table:style-name="ro8">
          <table:table-cell/>
          <table:table-cell table:style-name="ce150" office:value-type="date" office:date-value="2022-11-30" calcext:value-type="date">
            <text:p>30.11.2022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1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1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18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.00.0000</text:date>, <text:time style:data-style-name="N2" text:time-value="16:39:31.47777647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enet_20_Borçlu_20_Alacaklı_20_Giriş" style:display-name="PageStyle_Senet Borçlu Alacaklı Giriş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4" style:display-name="PageStyle_Sheet4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Taksit_20_Giriş" style:display-name="PageStyle_Senet Taksit Giriş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2-03-03T12:46:11.481751865</meta:print-date>
    <dc:date>2022-08-01T16:50:14.599455797</dc:date>
    <meta:editing-cycles>25</meta:editing-cycles>
    <meta:editing-duration>PT6H19M8S</meta:editing-duration>
    <meta:generator>LibreOffice/7.2.7.2$Linux_X86_64 LibreOffice_project/20$Build-2</meta:generator>
    <meta:document-statistic meta:table-count="5" meta:cell-count="744" meta:object-count="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